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3mm"/>
    </style:style>
    <style:style style:name="co2" style:family="table-column">
      <style:table-column-properties fo:break-before="auto" style:column-width="20.02mm"/>
    </style:style>
    <style:style style:name="co3" style:family="table-column">
      <style:table-column-properties fo:break-before="auto" style:column-width="34.68mm"/>
    </style:style>
    <style:style style:name="co4" style:family="table-column">
      <style:table-column-properties fo:break-before="auto" style:column-width="32.54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33mm"/>
    </style:style>
    <style:style style:name="co8" style:family="table-column">
      <style:table-column-properties fo:break-before="auto" style:column-width="34.47mm"/>
    </style:style>
    <style:style style:name="co9" style:family="table-column">
      <style:table-column-properties fo:break-before="auto" style:column-width="32.76mm"/>
    </style:style>
    <style:style style:name="co10" style:family="table-column">
      <style:table-column-properties fo:break-before="auto" style:column-width="36.37mm"/>
    </style:style>
    <style:style style:name="co11" style:family="table-column">
      <style:table-column-properties fo:break-before="auto" style:column-width="32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Arial" fo:language="none" fo:country="none" style:font-name-asian="Monospace" style:language-asian="none" style:country-asian="none" style:font-name-complex="Monospace" style:language-complex="none" style:country-complex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ing_data" table:style-name="ta1">
        <table:shapes>
          <draw:frame draw:z-index="0" draw:style-name="gr1" draw:text-style-name="P1" svg:width="209.13mm" svg:height="132.89mm" svg:x="35.74mm" svg:y="217.81mm">
            <draw:object draw:notify-on-update-of-ranges="timing_data.A2:timing_data.A44 timing_data.M1:timing_data.M1 timing_data.M2:timing_data.M44 timing_data.O1:timing_data.O1 timing_data.O2:timing_data.O44 timing_data.P1:timing_data.P1 timing_data.P2:timing_data.P44 timing_data.R1:timing_data.R1 timing_data.R2:timing_data.R44 timing_data.T1:timing_data.T1 timing_data.T2:timing_data.T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37.41mm" svg:height="133.28mm" svg:x="245.87mm" svg:y="218.07mm">
            <draw:object draw:notify-on-update-of-ranges="'time differences'.A2:'time differences'.A44 'time differences'.B1:'time differences'.B1 'time differences'.B2:'time differences'.B44 'time differences'.C1:'time differences'.C1 'time differences'.C2:'time differences'.C44 'time differences'.D1:'time differences'.D1 'time differences'.D2:'time differences'.D44 'time differences'.E1:'time differences'.E1 'time differences'.E2:'time differences'.E44 'time differences'.F1:'time differences'.F1 'time differences'.F2:'time differences'.F44 'time differences'.G1:'time differences'.G1 'time differences'.G2:'time differences'.G44 'time differences'.H1:'time differences'.H1 'time differences'.H2:'time differences'.H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number-columns-repeated="1003" table:default-cell-style-name="Default"/>
        <table:table-row table:style-name="ro1">
          <table:table-cell table:style-name="ce1" office:value-type="string" calcext:value-type="string">
            <text:p>SUBPOP_SIZE</text:p>
          </table:table-cell>
          <table:table-cell table:style-name="ce1" office:value-type="string" calcext:value-type="string">
            <text:p>POP_SIZE</text:p>
          </table:table-cell>
          <table:table-cell table:style-name="ce1" office:value-type="string" calcext:value-type="string">
            <text:p>NUM_PROCESSES</text:p>
          </table:table-cell>
          <table:table-cell table:style-name="ce2" office:value-type="string" calcext:value-type="string">
            <text:p>t_start_gen</text:p>
          </table:table-cell>
          <table:table-cell table:style-name="ce3" office:value-type="string" calcext:value-type="string">
            <text:p>t_end_select</text:p>
          </table:table-cell>
          <table:table-cell table:style-name="ce4" office:value-type="string" calcext:value-type="string">
            <text:p>t_end_variation</text:p>
          </table:table-cell>
          <table:table-cell table:style-name="ce4" office:value-type="string" calcext:value-type="string">
            <text:p>t_end_pop_preprocess</text:p>
          </table:table-cell>
          <table:table-cell table:style-name="ce4" office:value-type="string" calcext:value-type="string">
            <text:p>t_end_evaluatepop</text:p>
          </table:table-cell>
          <table:table-cell table:style-name="ce4" office:value-type="string" calcext:value-type="string">
            <text:p>t_end_pop_postprocess</text:p>
          </table:table-cell>
          <table:table-cell table:style-name="ce4" office:value-type="string" calcext:value-type="string">
            <text:p>t_end_stats</text:p>
          </table:table-cell>
          <table:table-cell table:style-name="ce4" office:value-type="string" calcext:value-type="string">
            <text:p>t_end_gen</text:p>
          </table:table-cell>
          <table:table-cell table:style-name="ce4" office:value-type="string" calcext:value-type="string">
            <text:p>Generation time</text:p>
          </table:table-cell>
          <table:table-cell table:style-name="ce4" office:value-type="string" calcext:value-type="string">
            <text:p>t_start_processes</text:p>
          </table:table-cell>
          <table:table-cell table:style-name="ce4" office:value-type="string" calcext:value-type="string">
            <text:p>t_min</text:p>
          </table:table-cell>
          <table:table-cell table:style-name="ce4" office:value-type="string" calcext:value-type="string">
            <text:p>t_setup</text:p>
          </table:table-cell>
          <table:table-cell table:style-name="ce4" office:value-type="string" calcext:value-type="string">
            <text:p>t_run</text:p>
          </table:table-cell>
          <table:table-cell table:style-name="ce4" office:value-type="string" calcext:value-type="string">
            <text:p>t_run/subpop</text:p>
          </table:table-cell>
          <table:table-cell table:style-name="ce5" office:value-type="string" calcext:value-type="string">
            <text:p>t_gather</text:p>
          </table:table-cell>
          <table:table-cell table:style-name="ce5" office:value-type="string" calcext:value-type="string">
            <text:p>t_gather/subpop</text:p>
          </table:table-cell>
          <table:table-cell table:style-name="ce4" office:value-type="string" calcext:value-type="string">
            <text:p>t_cost</text:p>
          </table:table-cell>
          <table:table-cell table:style-name="ce4" office:value-type="string" calcext:value-type="string">
            <text:p>avg_retry</text:p>
          </table:table-cell>
          <table:table-cell table:style-name="ce1"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62322.65449" calcext:value-type="float">
            <text:p>1533762322.65449</text:p>
          </table:table-cell>
          <table:table-cell office:value-type="float" office:value="1533762322.70454" calcext:value-type="float">
            <text:p>1533762322.70454</text:p>
          </table:table-cell>
          <table:table-cell office:value-type="float" office:value="1533762394.21656" calcext:value-type="float">
            <text:p>1533762394.21656</text:p>
          </table:table-cell>
          <table:table-cell office:value-type="float" office:value="1533762394.21706" calcext:value-type="float">
            <text:p>1533762394.21706</text:p>
          </table:table-cell>
          <table:table-cell office:value-type="float" office:value="1533763570.20931" calcext:value-type="float">
            <text:p>1533763570.20931</text:p>
          </table:table-cell>
          <table:table-cell office:value-type="float" office:value="1533763572.00471" calcext:value-type="float">
            <text:p>1533763572.00471</text:p>
          </table:table-cell>
          <table:table-cell office:value-type="float" office:value="1533763572.09079" calcext:value-type="float">
            <text:p>1533763572.09079</text:p>
          </table:table-cell>
          <table:table-cell office:value-type="float" office:value="1533763736.52659" calcext:value-type="float">
            <text:p>1533763736.52659</text:p>
          </table:table-cell>
          <table:table-cell table:formula="of:=[.K2]-[.D2]" office:value-type="float" office:value="1413.87210011482" calcext:value-type="float">
            <text:p>1413.87210011482</text:p>
          </table:table-cell>
          <table:table-cell table:formula="of:=[.N2]-[.G2]" office:value-type="float" office:value="0.0347998142242432" calcext:value-type="float">
            <text:p>0.034799814224243</text:p>
          </table:table-cell>
          <table:table-cell office:value-type="float" office:value="1533762394.25186" calcext:value-type="float">
            <text:p>1533762394.25186</text:p>
          </table:table-cell>
          <table:table-cell office:value-type="float" office:value="15.4169649988413" calcext:value-type="float">
            <text:p>15.4169649988413</text:p>
          </table:table-cell>
          <table:table-cell office:value-type="float" office:value="350.235773919026" calcext:value-type="float">
            <text:p>350.235773919026</text:p>
          </table:table-cell>
          <table:table-cell table:formula="of:=[.P2]/[.A2]" office:value-type="float" office:value="3.50235773919026" calcext:value-type="float">
            <text:p>3.50235773919026</text:p>
          </table:table-cell>
          <table:table-cell office:value-type="float" office:value="3.84122036298116" calcext:value-type="float">
            <text:p>3.84122036298116</text:p>
          </table:table-cell>
          <table:table-cell table:formula="of:=[.R2]/[.A2]" office:value-type="float" office:value="0.0384122036298116" calcext:value-type="float">
            <text:p>0.038412203629812</text:p>
          </table:table-cell>
          <table:table-cell office:value-type="float" office:value="30.6283717294534" calcext:value-type="float">
            <text:p>30.6283717294534</text:p>
          </table:table-cell>
          <table:table-cell office:value-type="float" office:value="0.0916666666666667" calcext:value-type="float">
            <text:p>0.091666666666667</text:p>
          </table:table-cell>
          <table:table-cell table:number-columns-repeated="100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64312.39549" calcext:value-type="float">
            <text:p>1533764312.39549</text:p>
          </table:table-cell>
          <table:table-cell office:value-type="float" office:value="1533764312.44925" calcext:value-type="float">
            <text:p>1533764312.44925</text:p>
          </table:table-cell>
          <table:table-cell office:value-type="float" office:value="1533764382.7944" calcext:value-type="float">
            <text:p>1533764382.7944</text:p>
          </table:table-cell>
          <table:table-cell office:value-type="float" office:value="1533764382.79483" calcext:value-type="float">
            <text:p>1533764382.79483</text:p>
          </table:table-cell>
          <table:table-cell office:value-type="float" office:value="1533765627.70687" calcext:value-type="float">
            <text:p>1533765627.70687</text:p>
          </table:table-cell>
          <table:table-cell office:value-type="float" office:value="1533765629.40358" calcext:value-type="float">
            <text:p>1533765629.40358</text:p>
          </table:table-cell>
          <table:table-cell office:value-type="float" office:value="1533765629.54664" calcext:value-type="float">
            <text:p>1533765629.54664</text:p>
          </table:table-cell>
          <table:table-cell office:value-type="float" office:value="1533765800.48774" calcext:value-type="float">
            <text:p>1533765800.48774</text:p>
          </table:table-cell>
          <table:table-cell table:formula="of:=[.K3]-[.D3]" office:value-type="float" office:value="1488.09225010872" calcext:value-type="float">
            <text:p>1488.09225010872</text:p>
          </table:table-cell>
          <table:table-cell table:formula="of:=[.N3]-[.G3]" office:value-type="float" office:value="0.0390000343322754" calcext:value-type="float">
            <text:p>0.039000034332275</text:p>
          </table:table-cell>
          <table:table-cell office:value-type="float" office:value="1533764382.83383" calcext:value-type="float">
            <text:p>1533764382.83383</text:p>
          </table:table-cell>
          <table:table-cell office:value-type="float" office:value="22.398445718879" calcext:value-type="float">
            <text:p>22.398445718879</text:p>
          </table:table-cell>
          <table:table-cell office:value-type="float" office:value="380.186863617066" calcext:value-type="float">
            <text:p>380.186863617066</text:p>
          </table:table-cell>
          <table:table-cell table:formula="of:=[.P3]/[.A3]" office:value-type="float" office:value="3.4562442147006" calcext:value-type="float">
            <text:p>3.4562442147006</text:p>
          </table:table-cell>
          <table:table-cell office:value-type="float" office:value="3.93695957398196" calcext:value-type="float">
            <text:p>3.93695957398196</text:p>
          </table:table-cell>
          <table:table-cell table:formula="of:=[.R3]/[.A3]" office:value-type="float" office:value="0.0357905415816542" calcext:value-type="float">
            <text:p>0.035790541581654</text:p>
          </table:table-cell>
          <table:table-cell office:value-type="float" office:value="31.581917663233" calcext:value-type="float">
            <text:p>31.581917663233</text:p>
          </table:table-cell>
          <table:table-cell office:value-type="float" office:value="0.0365296803652968" calcext:value-type="float">
            <text:p>0.036529680365297</text:p>
          </table:table-cell>
          <table:table-cell table:number-columns-repeated="100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65800.50294" calcext:value-type="float">
            <text:p>1533765800.50294</text:p>
          </table:table-cell>
          <table:table-cell office:value-type="float" office:value="1533765800.56836" calcext:value-type="float">
            <text:p>1533765800.56836</text:p>
          </table:table-cell>
          <table:table-cell office:value-type="float" office:value="1533765870.34249" calcext:value-type="float">
            <text:p>1533765870.34249</text:p>
          </table:table-cell>
          <table:table-cell office:value-type="float" office:value="1533765870.34346" calcext:value-type="float">
            <text:p>1533765870.34346</text:p>
          </table:table-cell>
          <table:table-cell office:value-type="float" office:value="1533767254.94372" calcext:value-type="float">
            <text:p>1533767254.94372</text:p>
          </table:table-cell>
          <table:table-cell office:value-type="float" office:value="1533767256.69343" calcext:value-type="float">
            <text:p>1533767256.69343</text:p>
          </table:table-cell>
          <table:table-cell office:value-type="float" office:value="1533767256.93043" calcext:value-type="float">
            <text:p>1533767256.93043</text:p>
          </table:table-cell>
          <table:table-cell office:value-type="float" office:value="1533767429.58506" calcext:value-type="float">
            <text:p>1533767429.58506</text:p>
          </table:table-cell>
          <table:table-cell table:formula="of:=[.K4]-[.D4]" office:value-type="float" office:value="1629.08211994171" calcext:value-type="float">
            <text:p>1629.08211994171</text:p>
          </table:table-cell>
          <table:table-cell table:formula="of:=[.N4]-[.G4]" office:value-type="float" office:value="0.0419700145721436" calcext:value-type="float">
            <text:p>0.041970014572144</text:p>
          </table:table-cell>
          <table:table-cell office:value-type="float" office:value="1533765870.38543" calcext:value-type="float">
            <text:p>1533765870.38543</text:p>
          </table:table-cell>
          <table:table-cell office:value-type="float" office:value="50.126676068306" calcext:value-type="float">
            <text:p>50.126676068306</text:p>
          </table:table-cell>
          <table:table-cell office:value-type="float" office:value="422.68989402175" calcext:value-type="float">
            <text:p>422.68989402175</text:p>
          </table:table-cell>
          <table:table-cell table:formula="of:=[.P4]/[.A4]" office:value-type="float" office:value="3.52241578351458" calcext:value-type="float">
            <text:p>3.52241578351458</text:p>
          </table:table-cell>
          <table:table-cell office:value-type="float" office:value="4.15259382247925" calcext:value-type="float">
            <text:p>4.15259382247925</text:p>
          </table:table-cell>
          <table:table-cell table:formula="of:=[.R4]/[.A4]" office:value-type="float" office:value="0.0346049485206604" calcext:value-type="float">
            <text:p>0.034604948520661</text:p>
          </table:table-cell>
          <table:table-cell office:value-type="float" office:value="34.3146931529045" calcext:value-type="float">
            <text:p>34.3146931529045</text:p>
          </table:table-cell>
          <table:table-cell office:value-type="float" office:value="0.085" calcext:value-type="float">
            <text:p>0.085</text:p>
          </table:table-cell>
          <table:table-cell table:number-columns-repeated="100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67429.60485" calcext:value-type="float">
            <text:p>1533767429.60485</text:p>
          </table:table-cell>
          <table:table-cell office:value-type="float" office:value="1533767429.6704" calcext:value-type="float">
            <text:p>1533767429.6704</text:p>
          </table:table-cell>
          <table:table-cell office:value-type="float" office:value="1533767500.10236" calcext:value-type="float">
            <text:p>1533767500.10236</text:p>
          </table:table-cell>
          <table:table-cell office:value-type="float" office:value="1533767500.10342" calcext:value-type="float">
            <text:p>1533767500.10342</text:p>
          </table:table-cell>
          <table:table-cell office:value-type="float" office:value="1533768929.12685" calcext:value-type="float">
            <text:p>1533768929.12685</text:p>
          </table:table-cell>
          <table:table-cell office:value-type="float" office:value="1533768930.8691" calcext:value-type="float">
            <text:p>1533768930.8691</text:p>
          </table:table-cell>
          <table:table-cell office:value-type="float" office:value="1533768931.01604" calcext:value-type="float">
            <text:p>1533768931.01604</text:p>
          </table:table-cell>
          <table:table-cell office:value-type="float" office:value="1533769103.98567" calcext:value-type="float">
            <text:p>1533769103.98567</text:p>
          </table:table-cell>
          <table:table-cell table:formula="of:=[.K5]-[.D5]" office:value-type="float" office:value="1674.38082003593" calcext:value-type="float">
            <text:p>1674.38082003593</text:p>
          </table:table-cell>
          <table:table-cell table:formula="of:=[.N5]-[.G5]" office:value-type="float" office:value="0.0488200187683106" calcext:value-type="float">
            <text:p>0.048820018768311</text:p>
          </table:table-cell>
          <table:table-cell office:value-type="float" office:value="1533767500.15224" calcext:value-type="float">
            <text:p>1533767500.15224</text:p>
          </table:table-cell>
          <table:table-cell office:value-type="float" office:value="56.5631332514079" calcext:value-type="float">
            <text:p>56.5631332514079</text:p>
          </table:table-cell>
          <table:table-cell office:value-type="float" office:value="434.994533261527" calcext:value-type="float">
            <text:p>434.994533261527</text:p>
          </table:table-cell>
          <table:table-cell table:formula="of:=[.P5]/[.A5]" office:value-type="float" office:value="3.34611179431944" calcext:value-type="float">
            <text:p>3.34611179431944</text:p>
          </table:table-cell>
          <table:table-cell office:value-type="float" office:value="4.6792146783808" calcext:value-type="float">
            <text:p>4.6792146783808</text:p>
          </table:table-cell>
          <table:table-cell table:formula="of:=[.R5]/[.A5]" office:value-type="float" office:value="0.0359939590644677" calcext:value-type="float">
            <text:p>0.035993959064468</text:p>
          </table:table-cell>
          <table:table-cell office:value-type="float" office:value="39.588128267423" calcext:value-type="float">
            <text:p>39.588128267423</text:p>
          </table:table-cell>
          <table:table-cell office:value-type="float" office:value="0.0864864864864865" calcext:value-type="float">
            <text:p>0.086486486486487</text:p>
          </table:table-cell>
          <table:table-cell table:number-columns-repeated="100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69104.00423" calcext:value-type="float">
            <text:p>1533769104.00423</text:p>
          </table:table-cell>
          <table:table-cell office:value-type="float" office:value="1533769104.07057" calcext:value-type="float">
            <text:p>1533769104.07057</text:p>
          </table:table-cell>
          <table:table-cell office:value-type="float" office:value="1533769173.97592" calcext:value-type="float">
            <text:p>1533769173.97592</text:p>
          </table:table-cell>
          <table:table-cell office:value-type="float" office:value="1533769173.97698" calcext:value-type="float">
            <text:p>1533769173.97698</text:p>
          </table:table-cell>
          <table:table-cell office:value-type="float" office:value="1533770319.55258" calcext:value-type="float">
            <text:p>1533770319.55258</text:p>
          </table:table-cell>
          <table:table-cell office:value-type="float" office:value="1533770321.36502" calcext:value-type="float">
            <text:p>1533770321.36502</text:p>
          </table:table-cell>
          <table:table-cell office:value-type="float" office:value="1533770321.44115" calcext:value-type="float">
            <text:p>1533770321.44115</text:p>
          </table:table-cell>
          <table:table-cell office:value-type="float" office:value="1533770494.25823" calcext:value-type="float">
            <text:p>1533770494.25823</text:p>
          </table:table-cell>
          <table:table-cell table:formula="of:=[.K6]-[.D6]" office:value-type="float" office:value="1390.2539999485" calcext:value-type="float">
            <text:p>1390.2539999485</text:p>
          </table:table-cell>
          <table:table-cell table:formula="of:=[.N6]-[.G6]" office:value-type="float" office:value="0.0541200637817383" calcext:value-type="float">
            <text:p>0.054120063781738</text:p>
          </table:table-cell>
          <table:table-cell office:value-type="float" office:value="1533769174.0311" calcext:value-type="float">
            <text:p>1533769174.0311</text:p>
          </table:table-cell>
          <table:table-cell office:value-type="float" office:value="62.9189980559879" calcext:value-type="float">
            <text:p>62.9189980559879</text:p>
          </table:table-cell>
          <table:table-cell office:value-type="float" office:value="451.371163758618" calcext:value-type="float">
            <text:p>451.371163758618</text:p>
          </table:table-cell>
          <table:table-cell table:formula="of:=[.P6]/[.A6]" office:value-type="float" office:value="3.22407974113299" calcext:value-type="float">
            <text:p>3.22407974113299</text:p>
          </table:table-cell>
          <table:table-cell office:value-type="float" office:value="4.85849055490996" calcext:value-type="float">
            <text:p>4.85849055490996</text:p>
          </table:table-cell>
          <table:table-cell table:formula="of:=[.R6]/[.A6]" office:value-type="float" office:value="0.0347035039636426" calcext:value-type="float">
            <text:p>0.034703503963643</text:p>
          </table:table-cell>
          <table:table-cell office:value-type="float" office:value="42.6468359085551" calcext:value-type="float">
            <text:p>42.6468359085551</text:p>
          </table:table-cell>
          <table:table-cell office:value-type="float" office:value="0.0581395348837209" calcext:value-type="float">
            <text:p>0.058139534883721</text:p>
          </table:table-cell>
          <table:table-cell table:number-columns-repeated="100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70494.27713" calcext:value-type="float">
            <text:p>1533770494.27713</text:p>
          </table:table-cell>
          <table:table-cell office:value-type="float" office:value="1533770494.34278" calcext:value-type="float">
            <text:p>1533770494.34278</text:p>
          </table:table-cell>
          <table:table-cell office:value-type="float" office:value="1533770564.10807" calcext:value-type="float">
            <text:p>1533770564.10807</text:p>
          </table:table-cell>
          <table:table-cell office:value-type="float" office:value="1533770564.10908" calcext:value-type="float">
            <text:p>1533770564.10908</text:p>
          </table:table-cell>
          <table:table-cell office:value-type="float" office:value="1533771729.32587" calcext:value-type="float">
            <text:p>1533771729.32587</text:p>
          </table:table-cell>
          <table:table-cell office:value-type="float" office:value="1533771731.16386" calcext:value-type="float">
            <text:p>1533771731.16386</text:p>
          </table:table-cell>
          <table:table-cell office:value-type="float" office:value="1533771731.23792" calcext:value-type="float">
            <text:p>1533771731.23792</text:p>
          </table:table-cell>
          <table:table-cell office:value-type="float" office:value="1533771903.67596" calcext:value-type="float">
            <text:p>1533771903.67596</text:p>
          </table:table-cell>
          <table:table-cell table:formula="of:=[.K7]-[.D7]" office:value-type="float" office:value="1409.3988301754" calcext:value-type="float">
            <text:p>1409.3988301754</text:p>
          </table:table-cell>
          <table:table-cell table:formula="of:=[.N7]-[.G7]" office:value-type="float" office:value="0.0868198871612549" calcext:value-type="float">
            <text:p>0.086819887161255</text:p>
          </table:table-cell>
          <table:table-cell office:value-type="float" office:value="1533770564.1959" calcext:value-type="float">
            <text:p>1533770564.1959</text:p>
          </table:table-cell>
          <table:table-cell office:value-type="float" office:value="63.5901557639241" calcext:value-type="float">
            <text:p>63.5901557639241</text:p>
          </table:table-cell>
          <table:table-cell office:value-type="float" office:value="475.266169008613" calcext:value-type="float">
            <text:p>475.266169008613</text:p>
          </table:table-cell>
          <table:table-cell table:formula="of:=[.P7]/[.A7]" office:value-type="float" office:value="3.16844112672409" calcext:value-type="float">
            <text:p>3.16844112672409</text:p>
          </table:table-cell>
          <table:table-cell office:value-type="float" office:value="5.48647778630257" calcext:value-type="float">
            <text:p>5.48647778630257</text:p>
          </table:table-cell>
          <table:table-cell table:formula="of:=[.R7]/[.A7]" office:value-type="float" office:value="0.0365765185753505" calcext:value-type="float">
            <text:p>0.036576518575351</text:p>
          </table:table-cell>
          <table:table-cell office:value-type="float" office:value="47.5228730380535" calcext:value-type="float">
            <text:p>47.5228730380535</text:p>
          </table:table-cell>
          <table:table-cell office:value-type="float" office:value="0.15625" calcext:value-type="float">
            <text:p>0.15625</text:p>
          </table:table-cell>
          <table:table-cell table:number-columns-repeated="100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71903.69339" calcext:value-type="float">
            <text:p>1533771903.69339</text:p>
          </table:table-cell>
          <table:table-cell office:value-type="float" office:value="1533771903.75686" calcext:value-type="float">
            <text:p>1533771903.75686</text:p>
          </table:table-cell>
          <table:table-cell office:value-type="float" office:value="1533771974.02319" calcext:value-type="float">
            <text:p>1533771974.02319</text:p>
          </table:table-cell>
          <table:table-cell office:value-type="float" office:value="1533771974.02415" calcext:value-type="float">
            <text:p>1533771974.02415</text:p>
          </table:table-cell>
          <table:table-cell office:value-type="float" office:value="1533773147.7789" calcext:value-type="float">
            <text:p>1533773147.7789</text:p>
          </table:table-cell>
          <table:table-cell office:value-type="float" office:value="1533773149.59324" calcext:value-type="float">
            <text:p>1533773149.59324</text:p>
          </table:table-cell>
          <table:table-cell office:value-type="float" office:value="1533773149.67545" calcext:value-type="float">
            <text:p>1533773149.67545</text:p>
          </table:table-cell>
          <table:table-cell office:value-type="float" office:value="1533773320.61624" calcext:value-type="float">
            <text:p>1533773320.61624</text:p>
          </table:table-cell>
          <table:table-cell table:formula="of:=[.K8]-[.D8]" office:value-type="float" office:value="1416.92285013199" calcext:value-type="float">
            <text:p>1416.92285013199</text:p>
          </table:table-cell>
          <table:table-cell table:formula="of:=[.N8]-[.G8]" office:value-type="float" office:value="0.0914700031280518" calcext:value-type="float">
            <text:p>0.091470003128052</text:p>
          </table:table-cell>
          <table:table-cell office:value-type="float" office:value="1533771974.11562" calcext:value-type="float">
            <text:p>1533771974.11562</text:p>
          </table:table-cell>
          <table:table-cell office:value-type="float" office:value="66.8935772514343" calcext:value-type="float">
            <text:p>66.8935772514343</text:p>
          </table:table-cell>
          <table:table-cell office:value-type="float" office:value="497.413768715859" calcext:value-type="float">
            <text:p>497.413768715859</text:p>
          </table:table-cell>
          <table:table-cell table:formula="of:=[.P8]/[.A8]" office:value-type="float" office:value="3.10883605447412" calcext:value-type="float">
            <text:p>3.10883605447412</text:p>
          </table:table-cell>
          <table:table-cell office:value-type="float" office:value="7.10040710926056" calcext:value-type="float">
            <text:p>7.10040710926056</text:p>
          </table:table-cell>
          <table:table-cell table:formula="of:=[.R8]/[.A8]" office:value-type="float" office:value="0.0443775444328785" calcext:value-type="float">
            <text:p>0.044377544432879</text:p>
          </table:table-cell>
          <table:table-cell office:value-type="float" office:value="51.1863874403636" calcext:value-type="float">
            <text:p>51.1863874403636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100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73320.63322" calcext:value-type="float">
            <text:p>1533773320.63322</text:p>
          </table:table-cell>
          <table:table-cell office:value-type="float" office:value="1533773320.69632" calcext:value-type="float">
            <text:p>1533773320.69632</text:p>
          </table:table-cell>
          <table:table-cell office:value-type="float" office:value="1533773390.56885" calcext:value-type="float">
            <text:p>1533773390.56885</text:p>
          </table:table-cell>
          <table:table-cell office:value-type="float" office:value="1533773390.56983" calcext:value-type="float">
            <text:p>1533773390.56983</text:p>
          </table:table-cell>
          <table:table-cell office:value-type="float" office:value="1533774767.66714" calcext:value-type="float">
            <text:p>1533774767.66714</text:p>
          </table:table-cell>
          <table:table-cell office:value-type="float" office:value="1533774769.46986" calcext:value-type="float">
            <text:p>1533774769.46986</text:p>
          </table:table-cell>
          <table:table-cell office:value-type="float" office:value="1533774769.5452" calcext:value-type="float">
            <text:p>1533774769.5452</text:p>
          </table:table-cell>
          <table:table-cell office:value-type="float" office:value="1533774940.29418" calcext:value-type="float">
            <text:p>1533774940.29418</text:p>
          </table:table-cell>
          <table:table-cell table:formula="of:=[.K9]-[.D9]" office:value-type="float" office:value="1619.66095995903" calcext:value-type="float">
            <text:p>1619.66095995903</text:p>
          </table:table-cell>
          <table:table-cell table:formula="of:=[.N9]-[.G9]" office:value-type="float" office:value="0.0943601131439209" calcext:value-type="float">
            <text:p>0.094360113143921</text:p>
          </table:table-cell>
          <table:table-cell office:value-type="float" office:value="1533773390.66419" calcext:value-type="float">
            <text:p>1533773390.66419</text:p>
          </table:table-cell>
          <table:table-cell office:value-type="float" office:value="67.8786643870333" calcext:value-type="float">
            <text:p>67.8786643870333</text:p>
          </table:table-cell>
          <table:table-cell office:value-type="float" office:value="519.454415000077" calcext:value-type="float">
            <text:p>519.454415000077</text:p>
          </table:table-cell>
          <table:table-cell table:formula="of:=[.P9]/[.A9]" office:value-type="float" office:value="3.05561420588281" calcext:value-type="float">
            <text:p>3.05561420588281</text:p>
          </table:table-cell>
          <table:table-cell office:value-type="float" office:value="8.903967297669" calcext:value-type="float">
            <text:p>8.903967297669</text:p>
          </table:table-cell>
          <table:table-cell table:formula="of:=[.R9]/[.A9]" office:value-type="float" office:value="0.0523762782215824" calcext:value-type="float">
            <text:p>0.052376278221582</text:p>
          </table:table-cell>
          <table:table-cell office:value-type="float" office:value="55.3780639070146" calcext:value-type="float">
            <text:p>55.3780639070146</text:p>
          </table:table-cell>
          <table:table-cell office:value-type="float" office:value="0.23943661971831" calcext:value-type="float">
            <text:p>0.23943661971831</text:p>
          </table:table-cell>
          <table:table-cell table:number-columns-repeated="100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74940.3158" calcext:value-type="float">
            <text:p>1533774940.3158</text:p>
          </table:table-cell>
          <table:table-cell office:value-type="float" office:value="1533774940.37832" calcext:value-type="float">
            <text:p>1533774940.37832</text:p>
          </table:table-cell>
          <table:table-cell office:value-type="float" office:value="1533775010.19219" calcext:value-type="float">
            <text:p>1533775010.19219</text:p>
          </table:table-cell>
          <table:table-cell office:value-type="float" office:value="1533775010.19323" calcext:value-type="float">
            <text:p>1533775010.19323</text:p>
          </table:table-cell>
          <table:table-cell office:value-type="float" office:value="1533776703.72649" calcext:value-type="float">
            <text:p>1533776703.72649</text:p>
          </table:table-cell>
          <table:table-cell office:value-type="float" office:value="1533776705.55506" calcext:value-type="float">
            <text:p>1533776705.55506</text:p>
          </table:table-cell>
          <table:table-cell office:value-type="float" office:value="1533776705.65007" calcext:value-type="float">
            <text:p>1533776705.65007</text:p>
          </table:table-cell>
          <table:table-cell office:value-type="float" office:value="1533776878.52851" calcext:value-type="float">
            <text:p>1533776878.52851</text:p>
          </table:table-cell>
          <table:table-cell table:formula="of:=[.K10]-[.D10]" office:value-type="float" office:value="1938.21271014214" calcext:value-type="float">
            <text:p>1938.21271014214</text:p>
          </table:table-cell>
          <table:table-cell table:formula="of:=[.N10]-[.G10]" office:value-type="float" office:value="0.0663399696350098" calcext:value-type="float">
            <text:p>0.06633996963501</text:p>
          </table:table-cell>
          <table:table-cell office:value-type="float" office:value="1533775010.25957" calcext:value-type="float">
            <text:p>1533775010.25957</text:p>
          </table:table-cell>
          <table:table-cell office:value-type="float" office:value="82.0049883028618" calcext:value-type="float">
            <text:p>82.0049883028618</text:p>
          </table:table-cell>
          <table:table-cell office:value-type="float" office:value="672.188580319398" calcext:value-type="float">
            <text:p>672.188580319398</text:p>
          </table:table-cell>
          <table:table-cell table:formula="of:=[.P10]/[.A10]" office:value-type="float" office:value="3.73438100177443" calcext:value-type="float">
            <text:p>3.73438100177443</text:p>
          </table:table-cell>
          <table:table-cell office:value-type="float" office:value="5.16164015289536" calcext:value-type="float">
            <text:p>5.16164015289536</text:p>
          </table:table-cell>
          <table:table-cell table:formula="of:=[.R10]/[.A10]" office:value-type="float" office:value="0.0286757786271964" calcext:value-type="float">
            <text:p>0.028675778627197</text:p>
          </table:table-cell>
          <table:table-cell office:value-type="float" office:value="45.4590908746074" calcext:value-type="float">
            <text:p>45.4590908746074</text:p>
          </table:table-cell>
          <table:table-cell office:value-type="float" office:value="0.208955223880597" calcext:value-type="float">
            <text:p>0.208955223880597</text:p>
          </table:table-cell>
          <table:table-cell table:number-columns-repeated="100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76878.54905" calcext:value-type="float">
            <text:p>1533776878.54905</text:p>
          </table:table-cell>
          <table:table-cell office:value-type="float" office:value="1533776878.61078" calcext:value-type="float">
            <text:p>1533776878.61078</text:p>
          </table:table-cell>
          <table:table-cell office:value-type="float" office:value="1533776948.11796" calcext:value-type="float">
            <text:p>1533776948.11796</text:p>
          </table:table-cell>
          <table:table-cell office:value-type="float" office:value="1533776948.11897" calcext:value-type="float">
            <text:p>1533776948.11897</text:p>
          </table:table-cell>
          <table:table-cell office:value-type="float" office:value="1533778681.35232" calcext:value-type="float">
            <text:p>1533778681.35232</text:p>
          </table:table-cell>
          <table:table-cell office:value-type="float" office:value="1533778683.07395" calcext:value-type="float">
            <text:p>1533778683.07395</text:p>
          </table:table-cell>
          <table:table-cell office:value-type="float" office:value="1533778683.15939" calcext:value-type="float">
            <text:p>1533778683.15939</text:p>
          </table:table-cell>
          <table:table-cell office:value-type="float" office:value="1533778853.45778" calcext:value-type="float">
            <text:p>1533778853.45778</text:p>
          </table:table-cell>
          <table:table-cell table:formula="of:=[.K11]-[.D11]" office:value-type="float" office:value="1974.90872979164" calcext:value-type="float">
            <text:p>1974.90872979164</text:p>
          </table:table-cell>
          <table:table-cell table:formula="of:=[.N11]-[.G11]" office:value-type="float" office:value="0.0696301460266113" calcext:value-type="float">
            <text:p>0.069630146026611</text:p>
          </table:table-cell>
          <table:table-cell office:value-type="float" office:value="1533776948.1886" calcext:value-type="float">
            <text:p>1533776948.1886</text:p>
          </table:table-cell>
          <table:table-cell office:value-type="float" office:value="91.9048723209472" calcext:value-type="float">
            <text:p>91.9048723209472</text:p>
          </table:table-cell>
          <table:table-cell office:value-type="float" office:value="696.049380497327" calcext:value-type="float">
            <text:p>696.049380497327</text:p>
          </table:table-cell>
          <table:table-cell table:formula="of:=[.P11]/[.A11]" office:value-type="float" office:value="3.66341779209119" calcext:value-type="float">
            <text:p>3.66341779209119</text:p>
          </table:table-cell>
          <table:table-cell office:value-type="float" office:value="5.42362922524649" calcext:value-type="float">
            <text:p>5.42362922524649</text:p>
          </table:table-cell>
          <table:table-cell table:formula="of:=[.R11]/[.A11]" office:value-type="float" office:value="0.0285454169749815" calcext:value-type="float">
            <text:p>0.028545416974982</text:p>
          </table:table-cell>
          <table:table-cell office:value-type="float" office:value="48.8662799918462" calcext:value-type="float">
            <text:p>48.8662799918462</text:p>
          </table:table-cell>
          <table:table-cell office:value-type="float" office:value="0.133858267716535" calcext:value-type="float">
            <text:p>0.133858267716535</text:p>
          </table:table-cell>
          <table:table-cell table:number-columns-repeated="100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78853.47748" calcext:value-type="float">
            <text:p>1533778853.47748</text:p>
          </table:table-cell>
          <table:table-cell office:value-type="float" office:value="1533778853.53951" calcext:value-type="float">
            <text:p>1533778853.53951</text:p>
          </table:table-cell>
          <table:table-cell office:value-type="float" office:value="1533778923.55157" calcext:value-type="float">
            <text:p>1533778923.55157</text:p>
          </table:table-cell>
          <table:table-cell office:value-type="float" office:value="1533778923.55251" calcext:value-type="float">
            <text:p>1533778923.55251</text:p>
          </table:table-cell>
          <table:table-cell office:value-type="float" office:value="1533780698.59297" calcext:value-type="float">
            <text:p>1533780698.59297</text:p>
          </table:table-cell>
          <table:table-cell office:value-type="float" office:value="1533780700.35313" calcext:value-type="float">
            <text:p>1533780700.35313</text:p>
          </table:table-cell>
          <table:table-cell office:value-type="float" office:value="1533780700.44031" calcext:value-type="float">
            <text:p>1533780700.44031</text:p>
          </table:table-cell>
          <table:table-cell office:value-type="float" office:value="1533780873.4739" calcext:value-type="float">
            <text:p>1533780873.4739</text:p>
          </table:table-cell>
          <table:table-cell table:formula="of:=[.K12]-[.D12]" office:value-type="float" office:value="2019.99642014503" calcext:value-type="float">
            <text:p>2019.99642014503</text:p>
          </table:table-cell>
          <table:table-cell table:formula="of:=[.N12]-[.G12]" office:value-type="float" office:value="0.0708799362182617" calcext:value-type="float">
            <text:p>0.070879936218262</text:p>
          </table:table-cell>
          <table:table-cell office:value-type="float" office:value="1533778923.62339" calcext:value-type="float">
            <text:p>1533778923.62339</text:p>
          </table:table-cell>
          <table:table-cell office:value-type="float" office:value="100.401523353656" calcext:value-type="float">
            <text:p>100.401523353656</text:p>
          </table:table-cell>
          <table:table-cell office:value-type="float" office:value="728.622599754731" calcext:value-type="float">
            <text:p>728.622599754731</text:p>
          </table:table-cell>
          <table:table-cell table:formula="of:=[.P12]/[.A12]" office:value-type="float" office:value="3.64311299877366" calcext:value-type="float">
            <text:p>3.64311299877366</text:p>
          </table:table-cell>
          <table:table-cell office:value-type="float" office:value="5.80812003413836" calcext:value-type="float">
            <text:p>5.80812003413836</text:p>
          </table:table-cell>
          <table:table-cell table:formula="of:=[.R12]/[.A12]" office:value-type="float" office:value="0.0290406001706918" calcext:value-type="float">
            <text:p>0.029040600170692</text:p>
          </table:table-cell>
          <table:table-cell office:value-type="float" office:value="53.7334920167923" calcext:value-type="float">
            <text:p>53.7334920167923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80873.49329" calcext:value-type="float">
            <text:p>1533780873.49329</text:p>
          </table:table-cell>
          <table:table-cell office:value-type="float" office:value="1533780873.55564" calcext:value-type="float">
            <text:p>1533780873.55564</text:p>
          </table:table-cell>
          <table:table-cell office:value-type="float" office:value="1533780943.32941" calcext:value-type="float">
            <text:p>1533780943.32941</text:p>
          </table:table-cell>
          <table:table-cell office:value-type="float" office:value="1533780943.33041" calcext:value-type="float">
            <text:p>1533780943.33041</text:p>
          </table:table-cell>
          <table:table-cell office:value-type="float" office:value="1533782754.41965" calcext:value-type="float">
            <text:p>1533782754.41965</text:p>
          </table:table-cell>
          <table:table-cell office:value-type="float" office:value="1533782756.2176" calcext:value-type="float">
            <text:p>1533782756.2176</text:p>
          </table:table-cell>
          <table:table-cell office:value-type="float" office:value="1533782756.30926" calcext:value-type="float">
            <text:p>1533782756.30926</text:p>
          </table:table-cell>
          <table:table-cell office:value-type="float" office:value="1533782928.40801" calcext:value-type="float">
            <text:p>1533782928.40801</text:p>
          </table:table-cell>
          <table:table-cell table:formula="of:=[.K13]-[.D13]" office:value-type="float" office:value="2054.91472005844" calcext:value-type="float">
            <text:p>2054.91472005844</text:p>
          </table:table-cell>
          <table:table-cell table:formula="of:=[.N13]-[.G13]" office:value-type="float" office:value="0.0735700130462647" calcext:value-type="float">
            <text:p>0.073570013046265</text:p>
          </table:table-cell>
          <table:table-cell office:value-type="float" office:value="1533780943.40398" calcext:value-type="float">
            <text:p>1533780943.40398</text:p>
          </table:table-cell>
          <table:table-cell office:value-type="float" office:value="108.354058119289" calcext:value-type="float">
            <text:p>108.354058119289</text:p>
          </table:table-cell>
          <table:table-cell office:value-type="float" office:value="745.631180514369" calcext:value-type="float">
            <text:p>745.631180514369</text:p>
          </table:table-cell>
          <table:table-cell table:formula="of:=[.P13]/[.A13]" office:value-type="float" office:value="3.55062466911604" calcext:value-type="float">
            <text:p>3.55062466911604</text:p>
          </table:table-cell>
          <table:table-cell office:value-type="float" office:value="6.05454698361849" calcext:value-type="float">
            <text:p>6.05454698361849</text:p>
          </table:table-cell>
          <table:table-cell table:formula="of:=[.R13]/[.A13]" office:value-type="float" office:value="0.028831176112469" calcext:value-type="float">
            <text:p>0.028831176112469</text:p>
          </table:table-cell>
          <table:table-cell office:value-type="float" office:value="56.4708774173469" calcext:value-type="float">
            <text:p>56.4708774173469</text:p>
          </table:table-cell>
          <table:table-cell office:value-type="float" office:value="0.191304347826087" calcext:value-type="float">
            <text:p>0.191304347826087</text:p>
          </table:table-cell>
          <table:table-cell table:number-columns-repeated="100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82928.42628" calcext:value-type="float">
            <text:p>1533782928.42628</text:p>
          </table:table-cell>
          <table:table-cell office:value-type="float" office:value="1533782928.4883" calcext:value-type="float">
            <text:p>1533782928.4883</text:p>
          </table:table-cell>
          <table:table-cell office:value-type="float" office:value="1533782998.07635" calcext:value-type="float">
            <text:p>1533782998.07635</text:p>
          </table:table-cell>
          <table:table-cell office:value-type="float" office:value="1533782998.07733" calcext:value-type="float">
            <text:p>1533782998.07733</text:p>
          </table:table-cell>
          <table:table-cell office:value-type="float" office:value="1533784573.39361" calcext:value-type="float">
            <text:p>1533784573.39361</text:p>
          </table:table-cell>
          <table:table-cell office:value-type="float" office:value="1533784575.24548" calcext:value-type="float">
            <text:p>1533784575.24548</text:p>
          </table:table-cell>
          <table:table-cell office:value-type="float" office:value="1533784575.34223" calcext:value-type="float">
            <text:p>1533784575.34223</text:p>
          </table:table-cell>
          <table:table-cell office:value-type="float" office:value="1533784746.77374" calcext:value-type="float">
            <text:p>1533784746.77374</text:p>
          </table:table-cell>
          <table:table-cell table:formula="of:=[.K14]-[.D14]" office:value-type="float" office:value="1818.34746003151" calcext:value-type="float">
            <text:p>1818.34746003151</text:p>
          </table:table-cell>
          <table:table-cell table:formula="of:=[.N14]-[.G14]" office:value-type="float" office:value="0.0801799297332764" calcext:value-type="float">
            <text:p>0.080179929733276</text:p>
          </table:table-cell>
          <table:table-cell office:value-type="float" office:value="1533782998.15751" calcext:value-type="float">
            <text:p>1533782998.15751</text:p>
          </table:table-cell>
          <table:table-cell office:value-type="float" office:value="118.389474991265" calcext:value-type="float">
            <text:p>118.389474991265</text:p>
          </table:table-cell>
          <table:table-cell office:value-type="float" office:value="781.511622647627" calcext:value-type="float">
            <text:p>781.511622647627</text:p>
          </table:table-cell>
          <table:table-cell table:formula="of:=[.P14]/[.A14]" office:value-type="float" office:value="3.55232555748921" calcext:value-type="float">
            <text:p>3.55232555748921</text:p>
          </table:table-cell>
          <table:table-cell office:value-type="float" office:value="6.79542838761566" calcext:value-type="float">
            <text:p>6.79542838761566</text:p>
          </table:table-cell>
          <table:table-cell table:formula="of:=[.R14]/[.A14]" office:value-type="float" office:value="0.0308883108527985" calcext:value-type="float">
            <text:p>0.030888310852799</text:p>
          </table:table-cell>
          <table:table-cell office:value-type="float" office:value="59.1822768132621" calcext:value-type="float">
            <text:p>59.1822768132621</text:p>
          </table:table-cell>
          <table:table-cell office:value-type="float" office:value="0.0909090909090909" calcext:value-type="float">
            <text:p>0.090909090909091</text:p>
          </table:table-cell>
          <table:table-cell table:number-columns-repeated="100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84746.7916" calcext:value-type="float">
            <text:p>1533784746.7916</text:p>
          </table:table-cell>
          <table:table-cell office:value-type="float" office:value="1533784746.85439" calcext:value-type="float">
            <text:p>1533784746.85439</text:p>
          </table:table-cell>
          <table:table-cell office:value-type="float" office:value="1533784816.52597" calcext:value-type="float">
            <text:p>1533784816.52597</text:p>
          </table:table-cell>
          <table:table-cell office:value-type="float" office:value="1533784816.52698" calcext:value-type="float">
            <text:p>1533784816.52698</text:p>
          </table:table-cell>
          <table:table-cell office:value-type="float" office:value="1533786523.62909" calcext:value-type="float">
            <text:p>1533786523.62909</text:p>
          </table:table-cell>
          <table:table-cell office:value-type="float" office:value="1533786525.37493" calcext:value-type="float">
            <text:p>1533786525.37493</text:p>
          </table:table-cell>
          <table:table-cell office:value-type="float" office:value="1533786525.53694" calcext:value-type="float">
            <text:p>1533786525.53694</text:p>
          </table:table-cell>
          <table:table-cell office:value-type="float" office:value="1533786696.82387" calcext:value-type="float">
            <text:p>1533786696.82387</text:p>
          </table:table-cell>
          <table:table-cell table:formula="of:=[.K15]-[.D15]" office:value-type="float" office:value="1950.03226995468" calcext:value-type="float">
            <text:p>1950.03226995468</text:p>
          </table:table-cell>
          <table:table-cell table:formula="of:=[.N15]-[.G15]" office:value-type="float" office:value="0.126100063323975" calcext:value-type="float">
            <text:p>0.126100063323975</text:p>
          </table:table-cell>
          <table:table-cell office:value-type="float" office:value="1533784816.65308" calcext:value-type="float">
            <text:p>1533784816.65308</text:p>
          </table:table-cell>
          <table:table-cell office:value-type="float" office:value="121.12458770321" calcext:value-type="float">
            <text:p>121.12458770321</text:p>
          </table:table-cell>
          <table:table-cell office:value-type="float" office:value="799.59383771282" calcext:value-type="float">
            <text:p>799.59383771282</text:p>
          </table:table-cell>
          <table:table-cell table:formula="of:=[.P15]/[.A15]" office:value-type="float" office:value="3.47649494657748" calcext:value-type="float">
            <text:p>3.47649494657748</text:p>
          </table:table-cell>
          <table:table-cell office:value-type="float" office:value="7.27710577845573" calcext:value-type="float">
            <text:p>7.27710577845573</text:p>
          </table:table-cell>
          <table:table-cell table:formula="of:=[.R15]/[.A15]" office:value-type="float" office:value="0.0316395903411119" calcext:value-type="float">
            <text:p>0.031639590341112</text:p>
          </table:table-cell>
          <table:table-cell office:value-type="float" office:value="59.7190741048409" calcext:value-type="float">
            <text:p>59.7190741048409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86696.84113" calcext:value-type="float">
            <text:p>1533786696.84113</text:p>
          </table:table-cell>
          <table:table-cell office:value-type="float" office:value="1533786696.90279" calcext:value-type="float">
            <text:p>1533786696.90279</text:p>
          </table:table-cell>
          <table:table-cell office:value-type="float" office:value="1533786766.20804" calcext:value-type="float">
            <text:p>1533786766.20804</text:p>
          </table:table-cell>
          <table:table-cell office:value-type="float" office:value="1533786766.20904" calcext:value-type="float">
            <text:p>1533786766.20904</text:p>
          </table:table-cell>
          <table:table-cell office:value-type="float" office:value="1533788435.94617" calcext:value-type="float">
            <text:p>1533788435.94617</text:p>
          </table:table-cell>
          <table:table-cell office:value-type="float" office:value="1533788437.73698" calcext:value-type="float">
            <text:p>1533788437.73698</text:p>
          </table:table-cell>
          <table:table-cell office:value-type="float" office:value="1533788437.82544" calcext:value-type="float">
            <text:p>1533788437.82544</text:p>
          </table:table-cell>
          <table:table-cell office:value-type="float" office:value="1533788616.63355" calcext:value-type="float">
            <text:p>1533788616.63355</text:p>
          </table:table-cell>
          <table:table-cell table:formula="of:=[.K16]-[.D16]" office:value-type="float" office:value="1919.79241991043" calcext:value-type="float">
            <text:p>1919.79241991043</text:p>
          </table:table-cell>
          <table:table-cell table:formula="of:=[.N16]-[.G16]" office:value-type="float" office:value="0.0887701511383057" calcext:value-type="float">
            <text:p>0.088770151138306</text:p>
          </table:table-cell>
          <table:table-cell office:value-type="float" office:value="1533786766.29781" calcext:value-type="float">
            <text:p>1533786766.29781</text:p>
          </table:table-cell>
          <table:table-cell office:value-type="float" office:value="127.668338975906" calcext:value-type="float">
            <text:p>127.668338975906</text:p>
          </table:table-cell>
          <table:table-cell office:value-type="float" office:value="840.580924727917" calcext:value-type="float">
            <text:p>840.580924727917</text:p>
          </table:table-cell>
          <table:table-cell table:formula="of:=[.P16]/[.A16]" office:value-type="float" office:value="3.50242051969965" calcext:value-type="float">
            <text:p>3.50242051969965</text:p>
          </table:table-cell>
          <table:table-cell office:value-type="float" office:value="7.37084111452103" calcext:value-type="float">
            <text:p>7.37084111452103</text:p>
          </table:table-cell>
          <table:table-cell table:formula="of:=[.R16]/[.A16]" office:value-type="float" office:value="0.030711837977171" calcext:value-type="float">
            <text:p>0.030711837977171</text:p>
          </table:table-cell>
          <table:table-cell office:value-type="float" office:value="64.8567679381371" calcext:value-type="float">
            <text:p>64.8567679381371</text:p>
          </table:table-cell>
          <table:table-cell office:value-type="float" office:value="0.22" calcext:value-type="float">
            <text:p>0.22</text:p>
          </table:table-cell>
          <table:table-cell table:number-columns-repeated="100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88616.65136" calcext:value-type="float">
            <text:p>1533788616.65136</text:p>
          </table:table-cell>
          <table:table-cell office:value-type="float" office:value="1533788616.71765" calcext:value-type="float">
            <text:p>1533788616.71765</text:p>
          </table:table-cell>
          <table:table-cell office:value-type="float" office:value="1533788689.91249" calcext:value-type="float">
            <text:p>1533788689.91249</text:p>
          </table:table-cell>
          <table:table-cell office:value-type="float" office:value="1533788689.91359" calcext:value-type="float">
            <text:p>1533788689.91359</text:p>
          </table:table-cell>
          <table:table-cell office:value-type="float" office:value="1533790379.27746" calcext:value-type="float">
            <text:p>1533790379.27746</text:p>
          </table:table-cell>
          <table:table-cell office:value-type="float" office:value="1533790381.10945" calcext:value-type="float">
            <text:p>1533790381.10945</text:p>
          </table:table-cell>
          <table:table-cell office:value-type="float" office:value="1533790381.27715" calcext:value-type="float">
            <text:p>1533790381.27715</text:p>
          </table:table-cell>
          <table:table-cell office:value-type="float" office:value="1533790562.29705" calcext:value-type="float">
            <text:p>1533790562.29705</text:p>
          </table:table-cell>
          <table:table-cell table:formula="of:=[.K17]-[.D17]" office:value-type="float" office:value="1945.64568996429" calcext:value-type="float">
            <text:p>1945.64568996429</text:p>
          </table:table-cell>
          <table:table-cell table:formula="of:=[.N17]-[.G17]" office:value-type="float" office:value="0.0901801586151123" calcext:value-type="float">
            <text:p>0.090180158615112</text:p>
          </table:table-cell>
          <table:table-cell office:value-type="float" office:value="1533788690.00377" calcext:value-type="float">
            <text:p>1533788690.00377</text:p>
          </table:table-cell>
          <table:table-cell office:value-type="float" office:value="134.696448974311" calcext:value-type="float">
            <text:p>134.696448974311</text:p>
          </table:table-cell>
          <table:table-cell office:value-type="float" office:value="841.523029786845" calcext:value-type="float">
            <text:p>841.523029786845</text:p>
          </table:table-cell>
          <table:table-cell table:formula="of:=[.P17]/[.A17]" office:value-type="float" office:value="3.36609211914738" calcext:value-type="float">
            <text:p>3.36609211914738</text:p>
          </table:table-cell>
          <table:table-cell office:value-type="float" office:value="7.82470317433278" calcext:value-type="float">
            <text:p>7.82470317433278</text:p>
          </table:table-cell>
          <table:table-cell table:formula="of:=[.R17]/[.A17]" office:value-type="float" office:value="0.0312988126973311" calcext:value-type="float">
            <text:p>0.031298812697331</text:p>
          </table:table-cell>
          <table:table-cell office:value-type="float" office:value="73.0062667354941" calcext:value-type="float">
            <text:p>73.0062667354941</text:p>
          </table:table-cell>
          <table:table-cell office:value-type="float" office:value="0.114583333333333" calcext:value-type="float">
            <text:p>0.114583333333333</text:p>
          </table:table-cell>
          <table:table-cell table:number-columns-repeated="100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90562.31414" calcext:value-type="float">
            <text:p>1533790562.31414</text:p>
          </table:table-cell>
          <table:table-cell office:value-type="float" office:value="1533790562.38171" calcext:value-type="float">
            <text:p>1533790562.38171</text:p>
          </table:table-cell>
          <table:table-cell office:value-type="float" office:value="1533790636.77198" calcext:value-type="float">
            <text:p>1533790636.77198</text:p>
          </table:table-cell>
          <table:table-cell office:value-type="float" office:value="1533790636.77306" calcext:value-type="float">
            <text:p>1533790636.77306</text:p>
          </table:table-cell>
          <table:table-cell office:value-type="float" office:value="1533792336.14157" calcext:value-type="float">
            <text:p>1533792336.14157</text:p>
          </table:table-cell>
          <table:table-cell office:value-type="float" office:value="1533792337.92153" calcext:value-type="float">
            <text:p>1533792337.92153</text:p>
          </table:table-cell>
          <table:table-cell office:value-type="float" office:value="1533792338.00932" calcext:value-type="float">
            <text:p>1533792338.00932</text:p>
          </table:table-cell>
          <table:table-cell office:value-type="float" office:value="1533792519.65573" calcext:value-type="float">
            <text:p>1533792519.65573</text:p>
          </table:table-cell>
          <table:table-cell table:formula="of:=[.K18]-[.D18]" office:value-type="float" office:value="1957.34158992767" calcext:value-type="float">
            <text:p>1957.34158992767</text:p>
          </table:table-cell>
          <table:table-cell table:formula="of:=[.N18]-[.G18]" office:value-type="float" office:value="0.0999398231506348" calcext:value-type="float">
            <text:p>0.099939823150635</text:p>
          </table:table-cell>
          <table:table-cell office:value-type="float" office:value="1533790636.873" calcext:value-type="float">
            <text:p>1533790636.873</text:p>
          </table:table-cell>
          <table:table-cell office:value-type="float" office:value="127.201498604339" calcext:value-type="float">
            <text:p>127.201498604339</text:p>
          </table:table-cell>
          <table:table-cell office:value-type="float" office:value="829.723486415718" calcext:value-type="float">
            <text:p>829.723486415718</text:p>
          </table:table-cell>
          <table:table-cell table:formula="of:=[.P18]/[.A18]" office:value-type="float" office:value="3.19124417852199" calcext:value-type="float">
            <text:p>3.19124417852199</text:p>
          </table:table-cell>
          <table:table-cell office:value-type="float" office:value="8.86783581972122" calcext:value-type="float">
            <text:p>8.86783581972122</text:p>
          </table:table-cell>
          <table:table-cell table:formula="of:=[.R18]/[.A18]" office:value-type="float" office:value="0.0341070608450816" calcext:value-type="float">
            <text:p>0.034107060845082</text:p>
          </table:table-cell>
          <table:table-cell office:value-type="float" office:value="72.0541065024293" calcext:value-type="float">
            <text:p>72.0541065024293</text:p>
          </table:table-cell>
          <table:table-cell office:value-type="float" office:value="0.150537634408602" calcext:value-type="float">
            <text:p>0.150537634408602</text:p>
          </table:table-cell>
          <table:table-cell table:number-columns-repeated="100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92519.67231" calcext:value-type="float">
            <text:p>1533792519.67231</text:p>
          </table:table-cell>
          <table:table-cell office:value-type="float" office:value="1533792519.73851" calcext:value-type="float">
            <text:p>1533792519.73851</text:p>
          </table:table-cell>
          <table:table-cell office:value-type="float" office:value="1533792593.80346" calcext:value-type="float">
            <text:p>1533792593.80346</text:p>
          </table:table-cell>
          <table:table-cell office:value-type="float" office:value="1533792593.8046" calcext:value-type="float">
            <text:p>1533792593.8046</text:p>
          </table:table-cell>
          <table:table-cell office:value-type="float" office:value="1533794327.88279" calcext:value-type="float">
            <text:p>1533794327.88279</text:p>
          </table:table-cell>
          <table:table-cell office:value-type="float" office:value="1533794329.7545" calcext:value-type="float">
            <text:p>1533794329.7545</text:p>
          </table:table-cell>
          <table:table-cell office:value-type="float" office:value="1533794329.8517" calcext:value-type="float">
            <text:p>1533794329.8517</text:p>
          </table:table-cell>
          <table:table-cell office:value-type="float" office:value="1533794511.06045" calcext:value-type="float">
            <text:p>1533794511.06045</text:p>
          </table:table-cell>
          <table:table-cell table:formula="of:=[.K19]-[.D19]" office:value-type="float" office:value="1991.38813996315" calcext:value-type="float">
            <text:p>1991.38813996315</text:p>
          </table:table-cell>
          <table:table-cell table:formula="of:=[.N19]-[.G19]" office:value-type="float" office:value="0.105010032653809" calcext:value-type="float">
            <text:p>0.105010032653809</text:p>
          </table:table-cell>
          <table:table-cell office:value-type="float" office:value="1533792593.90961" calcext:value-type="float">
            <text:p>1533792593.90961</text:p>
          </table:table-cell>
          <table:table-cell office:value-type="float" office:value="135.764821919528" calcext:value-type="float">
            <text:p>135.764821919528</text:p>
          </table:table-cell>
          <table:table-cell office:value-type="float" office:value="848.652366516265" calcext:value-type="float">
            <text:p>848.652366516265</text:p>
          </table:table-cell>
          <table:table-cell table:formula="of:=[.P19]/[.A19]" office:value-type="float" office:value="3.1431569130232" calcext:value-type="float">
            <text:p>3.1431569130232</text:p>
          </table:table-cell>
          <table:table-cell office:value-type="float" office:value="10.2116614607247" calcext:value-type="float">
            <text:p>10.2116614607247</text:p>
          </table:table-cell>
          <table:table-cell table:formula="of:=[.R19]/[.A19]" office:value-type="float" office:value="0.0378209683730544" calcext:value-type="float">
            <text:p>0.037820968373055</text:p>
          </table:table-cell>
          <table:table-cell office:value-type="float" office:value="73.9137174324556" calcext:value-type="float">
            <text:p>73.9137174324556</text:p>
          </table:table-cell>
          <table:table-cell office:value-type="float" office:value="0.168539325842697" calcext:value-type="float">
            <text:p>0.168539325842697</text:p>
          </table:table-cell>
          <table:table-cell table:number-columns-repeated="100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94511.07597" calcext:value-type="float">
            <text:p>1533794511.07597</text:p>
          </table:table-cell>
          <table:table-cell office:value-type="float" office:value="1533794511.14223" calcext:value-type="float">
            <text:p>1533794511.14223</text:p>
          </table:table-cell>
          <table:table-cell office:value-type="float" office:value="1533794583.98038" calcext:value-type="float">
            <text:p>1533794583.98038</text:p>
          </table:table-cell>
          <table:table-cell office:value-type="float" office:value="1533794583.98155" calcext:value-type="float">
            <text:p>1533794583.98155</text:p>
          </table:table-cell>
          <table:table-cell office:value-type="float" office:value="1533796322.86391" calcext:value-type="float">
            <text:p>1533796322.86391</text:p>
          </table:table-cell>
          <table:table-cell office:value-type="float" office:value="1533796324.65931" calcext:value-type="float">
            <text:p>1533796324.65931</text:p>
          </table:table-cell>
          <table:table-cell office:value-type="float" office:value="1533796324.74785" calcext:value-type="float">
            <text:p>1533796324.74785</text:p>
          </table:table-cell>
          <table:table-cell office:value-type="float" office:value="1533796506.75251" calcext:value-type="float">
            <text:p>1533796506.75251</text:p>
          </table:table-cell>
          <table:table-cell table:formula="of:=[.K20]-[.D20]" office:value-type="float" office:value="1995.67654013634" calcext:value-type="float">
            <text:p>1995.67654013634</text:p>
          </table:table-cell>
          <table:table-cell table:formula="of:=[.N20]-[.G20]" office:value-type="float" office:value="0.101030111312866" calcext:value-type="float">
            <text:p>0.101030111312866</text:p>
          </table:table-cell>
          <table:table-cell office:value-type="float" office:value="1533794584.08258" calcext:value-type="float">
            <text:p>1533794584.08258</text:p>
          </table:table-cell>
          <table:table-cell office:value-type="float" office:value="135.364342574512" calcext:value-type="float">
            <text:p>135.364342574512</text:p>
          </table:table-cell>
          <table:table-cell office:value-type="float" office:value="837.670217348548" calcext:value-type="float">
            <text:p>837.670217348548</text:p>
          </table:table-cell>
          <table:table-cell table:formula="of:=[.P20]/[.A20]" office:value-type="float" office:value="2.99167934767339" calcext:value-type="float">
            <text:p>2.99167934767339</text:p>
          </table:table-cell>
          <table:table-cell office:value-type="float" office:value="10.3578283898971" calcext:value-type="float">
            <text:p>10.3578283898971</text:p>
          </table:table-cell>
          <table:table-cell table:formula="of:=[.R20]/[.A20]" office:value-type="float" office:value="0.0369922442496325" calcext:value-type="float">
            <text:p>0.036992244249633</text:p>
          </table:table-cell>
          <table:table-cell office:value-type="float" office:value="73.5307783659767" calcext:value-type="float">
            <text:p>73.5307783659767</text:p>
          </table:table-cell>
          <table:table-cell office:value-type="float" office:value="0.162790697674419" calcext:value-type="float">
            <text:p>0.162790697674419</text:p>
          </table:table-cell>
          <table:table-cell table:number-columns-repeated="100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96506.768" calcext:value-type="float">
            <text:p>1533796506.768</text:p>
          </table:table-cell>
          <table:table-cell office:value-type="float" office:value="1533796506.83395" calcext:value-type="float">
            <text:p>1533796506.83395</text:p>
          </table:table-cell>
          <table:table-cell office:value-type="float" office:value="1533796581.665" calcext:value-type="float">
            <text:p>1533796581.665</text:p>
          </table:table-cell>
          <table:table-cell office:value-type="float" office:value="1533796581.6661" calcext:value-type="float">
            <text:p>1533796581.6661</text:p>
          </table:table-cell>
          <table:table-cell office:value-type="float" office:value="1533798361.943" calcext:value-type="float">
            <text:p>1533798361.943</text:p>
          </table:table-cell>
          <table:table-cell office:value-type="float" office:value="1533798363.77023" calcext:value-type="float">
            <text:p>1533798363.77023</text:p>
          </table:table-cell>
          <table:table-cell office:value-type="float" office:value="1533798363.92453" calcext:value-type="float">
            <text:p>1533798363.92453</text:p>
          </table:table-cell>
          <table:table-cell office:value-type="float" office:value="1533798545.14359" calcext:value-type="float">
            <text:p>1533798545.14359</text:p>
          </table:table-cell>
          <table:table-cell table:formula="of:=[.K21]-[.D21]" office:value-type="float" office:value="2038.37559008598" calcext:value-type="float">
            <text:p>2038.37559008598</text:p>
          </table:table-cell>
          <table:table-cell table:formula="of:=[.N21]-[.G21]" office:value-type="float" office:value="0.112709999084473" calcext:value-type="float">
            <text:p>0.112709999084473</text:p>
          </table:table-cell>
          <table:table-cell office:value-type="float" office:value="1533796581.77881" calcext:value-type="float">
            <text:p>1533796581.77881</text:p>
          </table:table-cell>
          <table:table-cell office:value-type="float" office:value="149.934351019743" calcext:value-type="float">
            <text:p>149.934351019743</text:p>
          </table:table-cell>
          <table:table-cell office:value-type="float" office:value="840.399336963165" calcext:value-type="float">
            <text:p>840.399336963165</text:p>
          </table:table-cell>
          <table:table-cell table:formula="of:=[.P21]/[.A21]" office:value-type="float" office:value="2.89792874814884" calcext:value-type="float">
            <text:p>2.89792874814884</text:p>
          </table:table-cell>
          <table:table-cell office:value-type="float" office:value="8.3774880025445" calcext:value-type="float">
            <text:p>8.3774880025445</text:p>
          </table:table-cell>
          <table:table-cell table:formula="of:=[.R21]/[.A21]" office:value-type="float" office:value="0.0288878896639465" calcext:value-type="float">
            <text:p>0.028887889663947</text:p>
          </table:table-cell>
          <table:table-cell office:value-type="float" office:value="75.4597275838619" calcext:value-type="float">
            <text:p>75.4597275838619</text:p>
          </table:table-cell>
          <table:table-cell office:value-type="float" office:value="0.156626506024096" calcext:value-type="float">
            <text:p>0.156626506024096</text:p>
          </table:table-cell>
          <table:table-cell table:number-columns-repeated="100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798545.15888" calcext:value-type="float">
            <text:p>1533798545.15888</text:p>
          </table:table-cell>
          <table:table-cell office:value-type="float" office:value="1533798545.22569" calcext:value-type="float">
            <text:p>1533798545.22569</text:p>
          </table:table-cell>
          <table:table-cell office:value-type="float" office:value="1533798618.85719" calcext:value-type="float">
            <text:p>1533798618.85719</text:p>
          </table:table-cell>
          <table:table-cell office:value-type="float" office:value="1533798618.85826" calcext:value-type="float">
            <text:p>1533798618.85826</text:p>
          </table:table-cell>
          <table:table-cell office:value-type="float" office:value="1533800405.24628" calcext:value-type="float">
            <text:p>1533800405.24628</text:p>
          </table:table-cell>
          <table:table-cell office:value-type="float" office:value="1533800407.02878" calcext:value-type="float">
            <text:p>1533800407.02878</text:p>
          </table:table-cell>
          <table:table-cell office:value-type="float" office:value="1533800407.18939" calcext:value-type="float">
            <text:p>1533800407.18939</text:p>
          </table:table-cell>
          <table:table-cell office:value-type="float" office:value="1533800587.40944" calcext:value-type="float">
            <text:p>1533800587.40944</text:p>
          </table:table-cell>
          <table:table-cell table:formula="of:=[.K22]-[.D22]" office:value-type="float" office:value="2042.25056004524" calcext:value-type="float">
            <text:p>2042.25056004524</text:p>
          </table:table-cell>
          <table:table-cell table:formula="of:=[.N22]-[.G22]" office:value-type="float" office:value="0.109610080718994" calcext:value-type="float">
            <text:p>0.109610080718994</text:p>
          </table:table-cell>
          <table:table-cell office:value-type="float" office:value="1533798618.96787" calcext:value-type="float">
            <text:p>1533798618.96787</text:p>
          </table:table-cell>
          <table:table-cell office:value-type="float" office:value="147.453106719255" calcext:value-type="float">
            <text:p>147.453106719255</text:p>
          </table:table-cell>
          <table:table-cell office:value-type="float" office:value="852.655842408538" calcext:value-type="float">
            <text:p>852.655842408538</text:p>
          </table:table-cell>
          <table:table-cell table:formula="of:=[.P22]/[.A22]" office:value-type="float" office:value="2.84218614136179" calcext:value-type="float">
            <text:p>2.84218614136179</text:p>
          </table:table-cell>
          <table:table-cell office:value-type="float" office:value="8.66364520788193" calcext:value-type="float">
            <text:p>8.66364520788193</text:p>
          </table:table-cell>
          <table:table-cell table:formula="of:=[.R22]/[.A22]" office:value-type="float" office:value="0.0288788173596064" calcext:value-type="float">
            <text:p>0.028878817359607</text:p>
          </table:table-cell>
          <table:table-cell office:value-type="float" office:value="77.7458154350519" calcext:value-type="float">
            <text:p>77.7458154350519</text:p>
          </table:table-cell>
          <table:table-cell office:value-type="float" office:value="0.1" calcext:value-type="float">
            <text:p>0.1</text:p>
          </table:table-cell>
          <table:table-cell table:number-columns-repeated="100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00587.424" calcext:value-type="float">
            <text:p>1533800587.424</text:p>
          </table:table-cell>
          <table:table-cell office:value-type="float" office:value="1533800587.4893" calcext:value-type="float">
            <text:p>1533800587.4893</text:p>
          </table:table-cell>
          <table:table-cell office:value-type="float" office:value="1533800661.95305" calcext:value-type="float">
            <text:p>1533800661.95305</text:p>
          </table:table-cell>
          <table:table-cell office:value-type="float" office:value="1533800661.9541" calcext:value-type="float">
            <text:p>1533800661.9541</text:p>
          </table:table-cell>
          <table:table-cell office:value-type="float" office:value="1533802458.24857" calcext:value-type="float">
            <text:p>1533802458.24857</text:p>
          </table:table-cell>
          <table:table-cell office:value-type="float" office:value="1533802460.16652" calcext:value-type="float">
            <text:p>1533802460.16652</text:p>
          </table:table-cell>
          <table:table-cell office:value-type="float" office:value="1533802460.26586" calcext:value-type="float">
            <text:p>1533802460.26586</text:p>
          </table:table-cell>
          <table:table-cell office:value-type="float" office:value="1533802639.70719" calcext:value-type="float">
            <text:p>1533802639.70719</text:p>
          </table:table-cell>
          <table:table-cell table:formula="of:=[.K23]-[.D23]" office:value-type="float" office:value="2052.28319001198" calcext:value-type="float">
            <text:p>2052.28319001198</text:p>
          </table:table-cell>
          <table:table-cell table:formula="of:=[.N23]-[.G23]" office:value-type="float" office:value="0.115080118179321" calcext:value-type="float">
            <text:p>0.115080118179321</text:p>
          </table:table-cell>
          <table:table-cell office:value-type="float" office:value="1533800662.06918" calcext:value-type="float">
            <text:p>1533800662.06918</text:p>
          </table:table-cell>
          <table:table-cell office:value-type="float" office:value="133.883039496162" calcext:value-type="float">
            <text:p>133.883039496162</text:p>
          </table:table-cell>
          <table:table-cell office:value-type="float" office:value="848.164236461961" calcext:value-type="float">
            <text:p>848.164236461961</text:p>
          </table:table-cell>
          <table:table-cell table:formula="of:=[.P23]/[.A23]" office:value-type="float" office:value="2.73601366600633" calcext:value-type="float">
            <text:p>2.73601366600633</text:p>
          </table:table-cell>
          <table:table-cell office:value-type="float" office:value="9.04418675930469" calcext:value-type="float">
            <text:p>9.04418675930469</text:p>
          </table:table-cell>
          <table:table-cell table:formula="of:=[.R23]/[.A23]" office:value-type="float" office:value="0.0291747959977571" calcext:value-type="float">
            <text:p>0.029174795997757</text:p>
          </table:table-cell>
          <table:table-cell office:value-type="float" office:value="73.8770476223587" calcext:value-type="float">
            <text:p>73.8770476223587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100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02639.72164" calcext:value-type="float">
            <text:p>1533802639.72164</text:p>
          </table:table-cell>
          <table:table-cell office:value-type="float" office:value="1533802639.78702" calcext:value-type="float">
            <text:p>1533802639.78702</text:p>
          </table:table-cell>
          <table:table-cell office:value-type="float" office:value="1533802713.20392" calcext:value-type="float">
            <text:p>1533802713.20392</text:p>
          </table:table-cell>
          <table:table-cell office:value-type="float" office:value="1533802713.20493" calcext:value-type="float">
            <text:p>1533802713.20493</text:p>
          </table:table-cell>
          <table:table-cell office:value-type="float" office:value="1533804563.48752" calcext:value-type="float">
            <text:p>1533804563.48752</text:p>
          </table:table-cell>
          <table:table-cell office:value-type="float" office:value="1533804565.33846" calcext:value-type="float">
            <text:p>1533804565.33846</text:p>
          </table:table-cell>
          <table:table-cell office:value-type="float" office:value="1533804565.41465" calcext:value-type="float">
            <text:p>1533804565.41465</text:p>
          </table:table-cell>
          <table:table-cell office:value-type="float" office:value="1533804744.53446" calcext:value-type="float">
            <text:p>1533804744.53446</text:p>
          </table:table-cell>
          <table:table-cell table:formula="of:=[.K24]-[.D24]" office:value-type="float" office:value="2104.81281995773" calcext:value-type="float">
            <text:p>2104.81281995773</text:p>
          </table:table-cell>
          <table:table-cell table:formula="of:=[.N24]-[.G24]" office:value-type="float" office:value="0.118929862976074" calcext:value-type="float">
            <text:p>0.118929862976074</text:p>
          </table:table-cell>
          <table:table-cell office:value-type="float" office:value="1533802713.32386" calcext:value-type="float">
            <text:p>1533802713.32386</text:p>
          </table:table-cell>
          <table:table-cell office:value-type="float" office:value="138.222516791026" calcext:value-type="float">
            <text:p>138.222516791026</text:p>
          </table:table-cell>
          <table:table-cell office:value-type="float" office:value="846.895484987895" calcext:value-type="float">
            <text:p>846.895484987895</text:p>
          </table:table-cell>
          <table:table-cell table:formula="of:=[.P24]/[.A24]" office:value-type="float" office:value="2.64654839058717" calcext:value-type="float">
            <text:p>2.64654839058717</text:p>
          </table:table-cell>
          <table:table-cell office:value-type="float" office:value="9.96897029876709" calcext:value-type="float">
            <text:p>9.96897029876709</text:p>
          </table:table-cell>
          <table:table-cell table:formula="of:=[.R24]/[.A24]" office:value-type="float" office:value="0.0311530321836472" calcext:value-type="float">
            <text:p>0.031153032183647</text:p>
          </table:table-cell>
          <table:table-cell office:value-type="float" office:value="82.5009155718486" calcext:value-type="float">
            <text:p>82.5009155718486</text:p>
          </table:table-cell>
          <table:table-cell office:value-type="float" office:value="0.146666666666667" calcext:value-type="float">
            <text:p>0.146666666666667</text:p>
          </table:table-cell>
          <table:table-cell table:number-columns-repeated="100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04744.54934" calcext:value-type="float">
            <text:p>1533804744.54934</text:p>
          </table:table-cell>
          <table:table-cell office:value-type="float" office:value="1533804744.61769" calcext:value-type="float">
            <text:p>1533804744.61769</text:p>
          </table:table-cell>
          <table:table-cell office:value-type="float" office:value="1533804817.99552" calcext:value-type="float">
            <text:p>1533804817.99552</text:p>
          </table:table-cell>
          <table:table-cell office:value-type="float" office:value="1533804817.99665" calcext:value-type="float">
            <text:p>1533804817.99665</text:p>
          </table:table-cell>
          <table:table-cell office:value-type="float" office:value="1533806672.334" calcext:value-type="float">
            <text:p>1533806672.334</text:p>
          </table:table-cell>
          <table:table-cell office:value-type="float" office:value="1533806674.12963" calcext:value-type="float">
            <text:p>1533806674.12963</text:p>
          </table:table-cell>
          <table:table-cell office:value-type="float" office:value="1533806674.28322" calcext:value-type="float">
            <text:p>1533806674.28322</text:p>
          </table:table-cell>
          <table:table-cell office:value-type="float" office:value="1533806853.13382" calcext:value-type="float">
            <text:p>1533806853.13382</text:p>
          </table:table-cell>
          <table:table-cell table:formula="of:=[.K25]-[.D25]" office:value-type="float" office:value="2108.58448004723" calcext:value-type="float">
            <text:p>2108.58448004723</text:p>
          </table:table-cell>
          <table:table-cell table:formula="of:=[.N25]-[.G25]" office:value-type="float" office:value="0.122550010681152" calcext:value-type="float">
            <text:p>0.122550010681152</text:p>
          </table:table-cell>
          <table:table-cell office:value-type="float" office:value="1533804818.1192" calcext:value-type="float">
            <text:p>1533804818.1192</text:p>
          </table:table-cell>
          <table:table-cell office:value-type="float" office:value="130.555985050069" calcext:value-type="float">
            <text:p>130.555985050069</text:p>
          </table:table-cell>
          <table:table-cell office:value-type="float" office:value="850.561057027843" calcext:value-type="float">
            <text:p>850.561057027843</text:p>
          </table:table-cell>
          <table:table-cell table:formula="of:=[.P25]/[.A25]" office:value-type="float" office:value="2.57745774856922" calcext:value-type="float">
            <text:p>2.57745774856922</text:p>
          </table:table-cell>
          <table:table-cell office:value-type="float" office:value="10.0400751597352" calcext:value-type="float">
            <text:p>10.0400751597352</text:p>
          </table:table-cell>
          <table:table-cell table:formula="of:=[.R25]/[.A25]" office:value-type="float" office:value="0.0304244701810158" calcext:value-type="float">
            <text:p>0.030424470181016</text:p>
          </table:table-cell>
          <table:table-cell office:value-type="float" office:value="82.6524339351389" calcext:value-type="float">
            <text:p>82.6524339351389</text:p>
          </table:table-cell>
          <table:table-cell office:value-type="float" office:value="0.164383561643836" calcext:value-type="float">
            <text:p>0.164383561643836</text:p>
          </table:table-cell>
          <table:table-cell table:number-columns-repeated="100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06853.1472" calcext:value-type="float">
            <text:p>1533806853.1472</text:p>
          </table:table-cell>
          <table:table-cell office:value-type="float" office:value="1533806853.21064" calcext:value-type="float">
            <text:p>1533806853.21064</text:p>
          </table:table-cell>
          <table:table-cell office:value-type="float" office:value="1533806926.51481" calcext:value-type="float">
            <text:p>1533806926.51481</text:p>
          </table:table-cell>
          <table:table-cell office:value-type="float" office:value="1533806926.51621" calcext:value-type="float">
            <text:p>1533806926.51621</text:p>
          </table:table-cell>
          <table:table-cell office:value-type="float" office:value="1533808806.37566" calcext:value-type="float">
            <text:p>1533808806.37566</text:p>
          </table:table-cell>
          <table:table-cell office:value-type="float" office:value="1533808808.19468" calcext:value-type="float">
            <text:p>1533808808.19468</text:p>
          </table:table-cell>
          <table:table-cell office:value-type="float" office:value="1533808808.35841" calcext:value-type="float">
            <text:p>1533808808.35841</text:p>
          </table:table-cell>
          <table:table-cell office:value-type="float" office:value="1533808992.49404" calcext:value-type="float">
            <text:p>1533808992.49404</text:p>
          </table:table-cell>
          <table:table-cell table:formula="of:=[.K26]-[.D26]" office:value-type="float" office:value="2139.34683990478" calcext:value-type="float">
            <text:p>2139.34683990478</text:p>
          </table:table-cell>
          <table:table-cell table:formula="of:=[.N26]-[.G26]" office:value-type="float" office:value="0.127099990844727" calcext:value-type="float">
            <text:p>0.127099990844727</text:p>
          </table:table-cell>
          <table:table-cell office:value-type="float" office:value="1533806926.64331" calcext:value-type="float">
            <text:p>1533806926.64331</text:p>
          </table:table-cell>
          <table:table-cell office:value-type="float" office:value="138.935353711673" calcext:value-type="float">
            <text:p>138.935353711673</text:p>
          </table:table-cell>
          <table:table-cell office:value-type="float" office:value="848.39967720168" calcext:value-type="float">
            <text:p>848.39967720168</text:p>
          </table:table-cell>
          <table:table-cell table:formula="of:=[.P26]/[.A26]" office:value-type="float" office:value="2.49529316824024" calcext:value-type="float">
            <text:p>2.49529316824024</text:p>
          </table:table-cell>
          <table:table-cell office:value-type="float" office:value="10.589896600587" calcext:value-type="float">
            <text:p>10.589896600587</text:p>
          </table:table-cell>
          <table:table-cell table:formula="of:=[.R26]/[.A26]" office:value-type="float" office:value="0.0311467547076088" calcext:value-type="float">
            <text:p>0.031146754707609</text:p>
          </table:table-cell>
          <table:table-cell office:value-type="float" office:value="83.7940437827792" calcext:value-type="float">
            <text:p>83.7940437827792</text:p>
          </table:table-cell>
          <table:table-cell office:value-type="float" office:value="0.0985915492957746" calcext:value-type="float">
            <text:p>0.098591549295775</text:p>
          </table:table-cell>
          <table:table-cell table:number-columns-repeated="100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09363.08833" calcext:value-type="float">
            <text:p>1533809363.08833</text:p>
          </table:table-cell>
          <table:table-cell office:value-type="float" office:value="1533809363.156" calcext:value-type="float">
            <text:p>1533809363.156</text:p>
          </table:table-cell>
          <table:table-cell office:value-type="float" office:value="1533809438.4269" calcext:value-type="float">
            <text:p>1533809438.4269</text:p>
          </table:table-cell>
          <table:table-cell office:value-type="float" office:value="1533809438.42796" calcext:value-type="float">
            <text:p>1533809438.42796</text:p>
          </table:table-cell>
          <table:table-cell office:value-type="float" office:value="1533811126.32233" calcext:value-type="float">
            <text:p>1533811126.32233</text:p>
          </table:table-cell>
          <table:table-cell office:value-type="float" office:value="1533811128.12714" calcext:value-type="float">
            <text:p>1533811128.12714</text:p>
          </table:table-cell>
          <table:table-cell office:value-type="float" office:value="1533811128.22241" calcext:value-type="float">
            <text:p>1533811128.22241</text:p>
          </table:table-cell>
          <table:table-cell office:value-type="float" office:value="1533811310.70199" calcext:value-type="float">
            <text:p>1533811310.70199</text:p>
          </table:table-cell>
          <table:table-cell table:formula="of:=[.K27]-[.D27]" office:value-type="float" office:value="1947.6136598587" calcext:value-type="float">
            <text:p>1947.6136598587</text:p>
          </table:table-cell>
          <table:table-cell table:formula="of:=[.N27]-[.G27]" office:value-type="float" office:value="0.134090185165405" calcext:value-type="float">
            <text:p>0.134090185165405</text:p>
          </table:table-cell>
          <table:table-cell office:value-type="float" office:value="1533809438.56205" calcext:value-type="float">
            <text:p>1533809438.56205</text:p>
          </table:table-cell>
          <table:table-cell office:value-type="float" office:value="138.072259124588" calcext:value-type="float">
            <text:p>138.072259124588</text:p>
          </table:table-cell>
          <table:table-cell office:value-type="float" office:value="874.970378416426" calcext:value-type="float">
            <text:p>874.970378416426</text:p>
          </table:table-cell>
          <table:table-cell table:formula="of:=[.P27]/[.A27]" office:value-type="float" office:value="2.49991536690407" calcext:value-type="float">
            <text:p>2.49991536690407</text:p>
          </table:table-cell>
          <table:table-cell office:value-type="float" office:value="10.6303222810521" calcext:value-type="float">
            <text:p>10.6303222810521</text:p>
          </table:table-cell>
          <table:table-cell table:formula="of:=[.R27]/[.A27]" office:value-type="float" office:value="0.0303723493744346" calcext:value-type="float">
            <text:p>0.030372349374435</text:p>
          </table:table-cell>
          <table:table-cell office:value-type="float" office:value="89.8785174769514" calcext:value-type="float">
            <text:p>89.8785174769514</text:p>
          </table:table-cell>
          <table:table-cell office:value-type="float" office:value="0.144927536231884" calcext:value-type="float">
            <text:p>0.144927536231884</text:p>
          </table:table-cell>
          <table:table-cell table:number-columns-repeated="100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49056.26357" calcext:value-type="float">
            <text:p>1533849056.26357</text:p>
          </table:table-cell>
          <table:table-cell office:value-type="float" office:value="1533849056.31716" calcext:value-type="float">
            <text:p>1533849056.31716</text:p>
          </table:table-cell>
          <table:table-cell office:value-type="float" office:value="1533849126.99365" calcext:value-type="float">
            <text:p>1533849126.99365</text:p>
          </table:table-cell>
          <table:table-cell office:value-type="float" office:value="1533849126.99403" calcext:value-type="float">
            <text:p>1533849126.99403</text:p>
          </table:table-cell>
          <table:table-cell office:value-type="float" office:value="1533851021.63727" calcext:value-type="float">
            <text:p>1533851021.63727</text:p>
          </table:table-cell>
          <table:table-cell office:value-type="float" office:value="1533851023.3573" calcext:value-type="float">
            <text:p>1533851023.3573</text:p>
          </table:table-cell>
          <table:table-cell office:value-type="float" office:value="1533851023.50839" calcext:value-type="float">
            <text:p>1533851023.50839</text:p>
          </table:table-cell>
          <table:table-cell office:value-type="float" office:value="1533851188.86479" calcext:value-type="float">
            <text:p>1533851188.86479</text:p>
          </table:table-cell>
          <table:table-cell table:formula="of:=[.K28]-[.D28]" office:value-type="float" office:value="2132.60122013092" calcext:value-type="float">
            <text:p>2132.60122013092</text:p>
          </table:table-cell>
          <table:table-cell table:formula="of:=[.N28]-[.G28]" office:value-type="float" office:value="0.136963129043579" calcext:value-type="float">
            <text:p>0.136963129043579</text:p>
          </table:table-cell>
          <table:table-cell office:value-type="float" office:value="1533849127.13099" calcext:value-type="float">
            <text:p>1533849127.13099</text:p>
          </table:table-cell>
          <table:table-cell office:value-type="float" office:value="131.299437497601" calcext:value-type="float">
            <text:p>131.299437497601</text:p>
          </table:table-cell>
          <table:table-cell office:value-type="float" office:value="854.293634681991" calcext:value-type="float">
            <text:p>854.293634681991</text:p>
          </table:table-cell>
          <table:table-cell table:formula="of:=[.P28]/[.A28]" office:value-type="float" office:value="2.37303787411664" calcext:value-type="float">
            <text:p>2.37303787411664</text:p>
          </table:table-cell>
          <table:table-cell office:value-type="float" office:value="11.3879500013409" calcext:value-type="float">
            <text:p>11.3879500013409</text:p>
          </table:table-cell>
          <table:table-cell table:formula="of:=[.R28]/[.A28]" office:value-type="float" office:value="0.0316331944481692" calcext:value-type="float">
            <text:p>0.031633194448169</text:p>
          </table:table-cell>
          <table:table-cell office:value-type="float" office:value="88.589594353329" calcext:value-type="float">
            <text:p>88.589594353329</text:p>
          </table:table-cell>
          <table:table-cell office:value-type="float" office:value="0.134328358208955" calcext:value-type="float">
            <text:p>0.134328358208955</text:p>
          </table:table-cell>
          <table:table-cell table:number-columns-repeated="100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51188.8806" calcext:value-type="float">
            <text:p>1533851188.8806</text:p>
          </table:table-cell>
          <table:table-cell office:value-type="float" office:value="1533851188.94633" calcext:value-type="float">
            <text:p>1533851188.94633</text:p>
          </table:table-cell>
          <table:table-cell office:value-type="float" office:value="1533851258.96518" calcext:value-type="float">
            <text:p>1533851258.96518</text:p>
          </table:table-cell>
          <table:table-cell office:value-type="float" office:value="1533851258.96598" calcext:value-type="float">
            <text:p>1533851258.96598</text:p>
          </table:table-cell>
          <table:table-cell office:value-type="float" office:value="1533853156.03499" calcext:value-type="float">
            <text:p>1533853156.03499</text:p>
          </table:table-cell>
          <table:table-cell office:value-type="float" office:value="1533853157.76802" calcext:value-type="float">
            <text:p>1533853157.76802</text:p>
          </table:table-cell>
          <table:table-cell office:value-type="float" office:value="1533853157.85306" calcext:value-type="float">
            <text:p>1533853157.85306</text:p>
          </table:table-cell>
          <table:table-cell office:value-type="float" office:value="1533853324.26405" calcext:value-type="float">
            <text:p>1533853324.26405</text:p>
          </table:table-cell>
          <table:table-cell table:formula="of:=[.K29]-[.D29]" office:value-type="float" office:value="2135.38344907761" calcext:value-type="float">
            <text:p>2135.38344907761</text:p>
          </table:table-cell>
          <table:table-cell table:formula="of:=[.N29]-[.G29]" office:value-type="float" office:value="0.134606838226318" calcext:value-type="float">
            <text:p>0.134606838226318</text:p>
          </table:table-cell>
          <table:table-cell office:value-type="float" office:value="1533851259.10058" calcext:value-type="float">
            <text:p>1533851259.10058</text:p>
          </table:table-cell>
          <table:table-cell office:value-type="float" office:value="124.401470977813" calcext:value-type="float">
            <text:p>124.401470977813</text:p>
          </table:table-cell>
          <table:table-cell office:value-type="float" office:value="815.566854506731" calcext:value-type="float">
            <text:p>815.566854506731</text:p>
          </table:table-cell>
          <table:table-cell table:formula="of:=[.P29]/[.A29]" office:value-type="float" office:value="2.20423474191008" calcext:value-type="float">
            <text:p>2.20423474191008</text:p>
          </table:table-cell>
          <table:table-cell office:value-type="float" office:value="12.0075812451541" calcext:value-type="float">
            <text:p>12.0075812451541</text:p>
          </table:table-cell>
          <table:table-cell table:formula="of:=[.R29]/[.A29]" office:value-type="float" office:value="0.0324529222842004" calcext:value-type="float">
            <text:p>0.0324529222842</text:p>
          </table:table-cell>
          <table:table-cell office:value-type="float" office:value="91.1433283425868" calcext:value-type="float">
            <text:p>91.1433283425868</text:p>
          </table:table-cell>
          <table:table-cell office:value-type="float" office:value="0.230769230769231" calcext:value-type="float">
            <text:p>0.230769230769231</text:p>
          </table:table-cell>
          <table:table-cell table:number-columns-repeated="100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53324.27891" calcext:value-type="float">
            <text:p>1533853324.27891</text:p>
          </table:table-cell>
          <table:table-cell office:value-type="float" office:value="1533853324.34583" calcext:value-type="float">
            <text:p>1533853324.34583</text:p>
          </table:table-cell>
          <table:table-cell office:value-type="float" office:value="1533853394.92427" calcext:value-type="float">
            <text:p>1533853394.92427</text:p>
          </table:table-cell>
          <table:table-cell office:value-type="float" office:value="1533853394.92525" calcext:value-type="float">
            <text:p>1533853394.92525</text:p>
          </table:table-cell>
          <table:table-cell office:value-type="float" office:value="1533855310.26062" calcext:value-type="float">
            <text:p>1533855310.26062</text:p>
          </table:table-cell>
          <table:table-cell office:value-type="float" office:value="1533855312.02212" calcext:value-type="float">
            <text:p>1533855312.02212</text:p>
          </table:table-cell>
          <table:table-cell office:value-type="float" office:value="1533855312.17731" calcext:value-type="float">
            <text:p>1533855312.17731</text:p>
          </table:table-cell>
          <table:table-cell office:value-type="float" office:value="1533855478.39409" calcext:value-type="float">
            <text:p>1533855478.39409</text:p>
          </table:table-cell>
          <table:table-cell table:formula="of:=[.K30]-[.D30]" office:value-type="float" office:value="2154.11518597603" calcext:value-type="float">
            <text:p>2154.11518597603</text:p>
          </table:table-cell>
          <table:table-cell table:formula="of:=[.N30]-[.G30]" office:value-type="float" office:value="0.20867395401001" calcext:value-type="float">
            <text:p>0.20867395401001</text:p>
          </table:table-cell>
          <table:table-cell office:value-type="float" office:value="1533853395.13392" calcext:value-type="float">
            <text:p>1533853395.13392</text:p>
          </table:table-cell>
          <table:table-cell office:value-type="float" office:value="122.721854565636" calcext:value-type="float">
            <text:p>122.721854565636</text:p>
          </table:table-cell>
          <table:table-cell office:value-type="float" office:value="840.360397516735" calcext:value-type="float">
            <text:p>840.360397516735</text:p>
          </table:table-cell>
          <table:table-cell table:formula="of:=[.P30]/[.A30]" office:value-type="float" office:value="2.2114747303072" calcext:value-type="float">
            <text:p>2.2114747303072</text:p>
          </table:table-cell>
          <table:table-cell office:value-type="float" office:value="12.338381839177" calcext:value-type="float">
            <text:p>12.338381839177</text:p>
          </table:table-cell>
          <table:table-cell table:formula="of:=[.R30]/[.A30]" office:value-type="float" office:value="0.032469425892571" calcext:value-type="float">
            <text:p>0.032469425892571</text:p>
          </table:table-cell>
          <table:table-cell office:value-type="float" office:value="93.193945744681" calcext:value-type="float">
            <text:p>93.193945744681</text:p>
          </table:table-cell>
          <table:table-cell office:value-type="float" office:value="0.15625" calcext:value-type="float">
            <text:p>0.15625</text:p>
          </table:table-cell>
          <table:table-cell table:number-columns-repeated="100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55478.40846" calcext:value-type="float">
            <text:p>1533855478.40846</text:p>
          </table:table-cell>
          <table:table-cell office:value-type="float" office:value="1533855478.47238" calcext:value-type="float">
            <text:p>1533855478.47238</text:p>
          </table:table-cell>
          <table:table-cell office:value-type="float" office:value="1533855549.17401" calcext:value-type="float">
            <text:p>1533855549.17401</text:p>
          </table:table-cell>
          <table:table-cell office:value-type="float" office:value="1533855549.17501" calcext:value-type="float">
            <text:p>1533855549.17501</text:p>
          </table:table-cell>
          <table:table-cell office:value-type="float" office:value="1533857523.09378" calcext:value-type="float">
            <text:p>1533857523.09378</text:p>
          </table:table-cell>
          <table:table-cell office:value-type="float" office:value="1533857524.82988" calcext:value-type="float">
            <text:p>1533857524.82988</text:p>
          </table:table-cell>
          <table:table-cell office:value-type="float" office:value="1533857524.91567" calcext:value-type="float">
            <text:p>1533857524.91567</text:p>
          </table:table-cell>
          <table:table-cell office:value-type="float" office:value="1533857689.45991" calcext:value-type="float">
            <text:p>1533857689.45991</text:p>
          </table:table-cell>
          <table:table-cell table:formula="of:=[.K31]-[.D31]" office:value-type="float" office:value="2211.05145287514" calcext:value-type="float">
            <text:p>2211.05145287514</text:p>
          </table:table-cell>
          <table:table-cell table:formula="of:=[.N31]-[.G31]" office:value-type="float" office:value="0.141156911849976" calcext:value-type="float">
            <text:p>0.141156911849976</text:p>
          </table:table-cell>
          <table:table-cell office:value-type="float" office:value="1533855549.31617" calcext:value-type="float">
            <text:p>1533855549.31617</text:p>
          </table:table-cell>
          <table:table-cell office:value-type="float" office:value="128.987937348788" calcext:value-type="float">
            <text:p>128.987937348788</text:p>
          </table:table-cell>
          <table:table-cell office:value-type="float" office:value="846.87576599981" calcext:value-type="float">
            <text:p>846.87576599981</text:p>
          </table:table-cell>
          <table:table-cell table:formula="of:=[.P31]/[.A31]" office:value-type="float" office:value="2.17147632307644" calcext:value-type="float">
            <text:p>2.17147632307644</text:p>
          </table:table-cell>
          <table:table-cell office:value-type="float" office:value="14.1096491383725" calcext:value-type="float">
            <text:p>14.1096491383725</text:p>
          </table:table-cell>
          <table:table-cell table:formula="of:=[.R31]/[.A31]" office:value-type="float" office:value="0.0361785875342883" calcext:value-type="float">
            <text:p>0.036178587534288</text:p>
          </table:table-cell>
          <table:table-cell office:value-type="float" office:value="91.5713473617053" calcext:value-type="float">
            <text:p>91.5713473617053</text:p>
          </table:table-cell>
          <table:table-cell office:value-type="float" office:value="0.209677419354839" calcext:value-type="float">
            <text:p>0.209677419354839</text:p>
          </table:table-cell>
          <table:table-cell table:number-columns-repeated="100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57689.47393" calcext:value-type="float">
            <text:p>1533857689.47393</text:p>
          </table:table-cell>
          <table:table-cell office:value-type="float" office:value="1533857689.53745" calcext:value-type="float">
            <text:p>1533857689.53745</text:p>
          </table:table-cell>
          <table:table-cell office:value-type="float" office:value="1533857759.39893" calcext:value-type="float">
            <text:p>1533857759.39893</text:p>
          </table:table-cell>
          <table:table-cell office:value-type="float" office:value="1533857759.39996" calcext:value-type="float">
            <text:p>1533857759.39996</text:p>
          </table:table-cell>
          <table:table-cell office:value-type="float" office:value="1533859559.43213" calcext:value-type="float">
            <text:p>1533859559.43213</text:p>
          </table:table-cell>
          <table:table-cell office:value-type="float" office:value="1533859561.17236" calcext:value-type="float">
            <text:p>1533859561.17236</text:p>
          </table:table-cell>
          <table:table-cell office:value-type="float" office:value="1533859561.3154" calcext:value-type="float">
            <text:p>1533859561.3154</text:p>
          </table:table-cell>
          <table:table-cell office:value-type="float" office:value="1533859725.54679" calcext:value-type="float">
            <text:p>1533859725.54679</text:p>
          </table:table-cell>
          <table:table-cell table:formula="of:=[.K32]-[.D32]" office:value-type="float" office:value="2036.07286190987" calcext:value-type="float">
            <text:p>2036.07286190987</text:p>
          </table:table-cell>
          <table:table-cell table:formula="of:=[.N32]-[.G32]" office:value-type="float" office:value="0.144751787185669" calcext:value-type="float">
            <text:p>0.144751787185669</text:p>
          </table:table-cell>
          <table:table-cell office:value-type="float" office:value="1533857759.54472" calcext:value-type="float">
            <text:p>1533857759.54472</text:p>
          </table:table-cell>
          <table:table-cell office:value-type="float" office:value="167.643965518475" calcext:value-type="float">
            <text:p>167.643965518475</text:p>
          </table:table-cell>
          <table:table-cell office:value-type="float" office:value="862.051000511646" calcext:value-type="float">
            <text:p>862.051000511646</text:p>
          </table:table-cell>
          <table:table-cell table:formula="of:=[.P32]/[.A32]" office:value-type="float" office:value="2.15512750127912" calcext:value-type="float">
            <text:p>2.15512750127912</text:p>
          </table:table-cell>
          <table:table-cell office:value-type="float" office:value="13.9884434739749" calcext:value-type="float">
            <text:p>13.9884434739749</text:p>
          </table:table-cell>
          <table:table-cell table:formula="of:=[.R32]/[.A32]" office:value-type="float" office:value="0.0349711086849372" calcext:value-type="float">
            <text:p>0.034971108684937</text:p>
          </table:table-cell>
          <table:table-cell office:value-type="float" office:value="96.7219773133596" calcext:value-type="float">
            <text:p>96.7219773133596</text:p>
          </table:table-cell>
          <table:table-cell office:value-type="float" office:value="0.116666666666667" calcext:value-type="float">
            <text:p>0.116666666666667</text:p>
          </table:table-cell>
          <table:table-cell table:number-columns-repeated="100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59725.56126" calcext:value-type="float">
            <text:p>1533859725.56126</text:p>
          </table:table-cell>
          <table:table-cell office:value-type="float" office:value="1533859725.62702" calcext:value-type="float">
            <text:p>1533859725.62702</text:p>
          </table:table-cell>
          <table:table-cell office:value-type="float" office:value="1533859796.01422" calcext:value-type="float">
            <text:p>1533859796.01422</text:p>
          </table:table-cell>
          <table:table-cell office:value-type="float" office:value="1533859796.01524" calcext:value-type="float">
            <text:p>1533859796.01524</text:p>
          </table:table-cell>
          <table:table-cell office:value-type="float" office:value="1533861804.5263" calcext:value-type="float">
            <text:p>1533861804.5263</text:p>
          </table:table-cell>
          <table:table-cell office:value-type="float" office:value="1533861806.34185" calcext:value-type="float">
            <text:p>1533861806.34185</text:p>
          </table:table-cell>
          <table:table-cell office:value-type="float" office:value="1533861806.42067" calcext:value-type="float">
            <text:p>1533861806.42067</text:p>
          </table:table-cell>
          <table:table-cell office:value-type="float" office:value="1533861972.09199" calcext:value-type="float">
            <text:p>1533861972.09199</text:p>
          </table:table-cell>
          <table:table-cell table:formula="of:=[.K33]-[.D33]" office:value-type="float" office:value="2246.53072595596" calcext:value-type="float">
            <text:p>2246.53072595596</text:p>
          </table:table-cell>
          <table:table-cell table:formula="of:=[.N33]-[.G33]" office:value-type="float" office:value="0.144284009933472" calcext:value-type="float">
            <text:p>0.144284009933472</text:p>
          </table:table-cell>
          <table:table-cell office:value-type="float" office:value="1533859796.15952" calcext:value-type="float">
            <text:p>1533859796.15952</text:p>
          </table:table-cell>
          <table:table-cell office:value-type="float" office:value="117.435415272055" calcext:value-type="float">
            <text:p>117.435415272055</text:p>
          </table:table-cell>
          <table:table-cell office:value-type="float" office:value="852.508184539861" calcext:value-type="float">
            <text:p>852.508184539861</text:p>
          </table:table-cell>
          <table:table-cell table:formula="of:=[.P33]/[.A33]" office:value-type="float" office:value="2.07928825497527" calcext:value-type="float">
            <text:p>2.07928825497527</text:p>
          </table:table-cell>
          <table:table-cell office:value-type="float" office:value="16.4127073534604" calcext:value-type="float">
            <text:p>16.4127073534604</text:p>
          </table:table-cell>
          <table:table-cell table:formula="of:=[.R33]/[.A33]" office:value-type="float" office:value="0.0400309935450253" calcext:value-type="float">
            <text:p>0.040030993545025</text:p>
          </table:table-cell>
          <table:table-cell office:value-type="float" office:value="97.7094540801542" calcext:value-type="float">
            <text:p>97.7094540801542</text:p>
          </table:table-cell>
          <table:table-cell office:value-type="float" office:value="0.271186440677966" calcext:value-type="float">
            <text:p>0.271186440677966</text:p>
          </table:table-cell>
          <table:table-cell table:number-columns-repeated="100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61972.10576" calcext:value-type="float">
            <text:p>1533861972.10576</text:p>
          </table:table-cell>
          <table:table-cell office:value-type="float" office:value="1533861972.1696" calcext:value-type="float">
            <text:p>1533861972.1696</text:p>
          </table:table-cell>
          <table:table-cell office:value-type="float" office:value="1533862042.83919" calcext:value-type="float">
            <text:p>1533862042.83919</text:p>
          </table:table-cell>
          <table:table-cell office:value-type="float" office:value="1533862042.84016" calcext:value-type="float">
            <text:p>1533862042.84016</text:p>
          </table:table-cell>
          <table:table-cell office:value-type="float" office:value="1533863871.247" calcext:value-type="float">
            <text:p>1533863871.247</text:p>
          </table:table-cell>
          <table:table-cell office:value-type="float" office:value="1533863872.96825" calcext:value-type="float">
            <text:p>1533863872.96825</text:p>
          </table:table-cell>
          <table:table-cell office:value-type="float" office:value="1533863873.05178" calcext:value-type="float">
            <text:p>1533863873.05178</text:p>
          </table:table-cell>
          <table:table-cell office:value-type="float" office:value="1533864036.84645" calcext:value-type="float">
            <text:p>1533864036.84645</text:p>
          </table:table-cell>
          <table:table-cell table:formula="of:=[.K34]-[.D34]" office:value-type="float" office:value="2064.74068403244" calcext:value-type="float">
            <text:p>2064.74068403244</text:p>
          </table:table-cell>
          <table:table-cell table:formula="of:=[.N34]-[.G34]" office:value-type="float" office:value="0.149883985519409" calcext:value-type="float">
            <text:p>0.149883985519409</text:p>
          </table:table-cell>
          <table:table-cell office:value-type="float" office:value="1533862042.99004" calcext:value-type="float">
            <text:p>1533862042.99004</text:p>
          </table:table-cell>
          <table:table-cell office:value-type="float" office:value="147.041907569818" calcext:value-type="float">
            <text:p>147.041907569818</text:p>
          </table:table-cell>
          <table:table-cell office:value-type="float" office:value="865.565841256526" calcext:value-type="float">
            <text:p>865.565841256526</text:p>
          </table:table-cell>
          <table:table-cell table:formula="of:=[.P34]/[.A34]" office:value-type="float" office:value="2.06087105061078" calcext:value-type="float">
            <text:p>2.06087105061078</text:p>
          </table:table-cell>
          <table:table-cell office:value-type="float" office:value="16.3316935112602" calcext:value-type="float">
            <text:p>16.3316935112602</text:p>
          </table:table-cell>
          <table:table-cell table:formula="of:=[.R34]/[.A34]" office:value-type="float" office:value="0.0388849845506195" calcext:value-type="float">
            <text:p>0.03888498455062</text:p>
          </table:table-cell>
          <table:table-cell office:value-type="float" office:value="99.1778121412846" calcext:value-type="float">
            <text:p>99.1778121412846</text:p>
          </table:table-cell>
          <table:table-cell office:value-type="float" office:value="0.137931034482759" calcext:value-type="float">
            <text:p>0.137931034482759</text:p>
          </table:table-cell>
          <table:table-cell table:number-columns-repeated="100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64036.86025" calcext:value-type="float">
            <text:p>1533864036.86025</text:p>
          </table:table-cell>
          <table:table-cell office:value-type="float" office:value="1533864036.92584" calcext:value-type="float">
            <text:p>1533864036.92584</text:p>
          </table:table-cell>
          <table:table-cell office:value-type="float" office:value="1533864106.85058" calcext:value-type="float">
            <text:p>1533864106.85058</text:p>
          </table:table-cell>
          <table:table-cell office:value-type="float" office:value="1533864106.85154" calcext:value-type="float">
            <text:p>1533864106.85154</text:p>
          </table:table-cell>
          <table:table-cell office:value-type="float" office:value="1533865963.55877" calcext:value-type="float">
            <text:p>1533865963.55877</text:p>
          </table:table-cell>
          <table:table-cell office:value-type="float" office:value="1533865965.39277" calcext:value-type="float">
            <text:p>1533865965.39277</text:p>
          </table:table-cell>
          <table:table-cell office:value-type="float" office:value="1533865965.47915" calcext:value-type="float">
            <text:p>1533865965.47915</text:p>
          </table:table-cell>
          <table:table-cell office:value-type="float" office:value="1533866132.39341" calcext:value-type="float">
            <text:p>1533866132.39341</text:p>
          </table:table-cell>
          <table:table-cell table:formula="of:=[.K35]-[.D35]" office:value-type="float" office:value="2095.53315997124" calcext:value-type="float">
            <text:p>2095.53315997124</text:p>
          </table:table-cell>
          <table:table-cell table:formula="of:=[.N35]-[.G35]" office:value-type="float" office:value="0.150870084762573" calcext:value-type="float">
            <text:p>0.150870084762573</text:p>
          </table:table-cell>
          <table:table-cell office:value-type="float" office:value="1533864107.00241" calcext:value-type="float">
            <text:p>1533864107.00241</text:p>
          </table:table-cell>
          <table:table-cell office:value-type="float" office:value="128.833469854702" calcext:value-type="float">
            <text:p>128.833469854702</text:p>
          </table:table-cell>
          <table:table-cell office:value-type="float" office:value="863.157464469563" calcext:value-type="float">
            <text:p>863.157464469563</text:p>
          </table:table-cell>
          <table:table-cell table:formula="of:=[.P35]/[.A35]" office:value-type="float" office:value="2.00734294062689" calcext:value-type="float">
            <text:p>2.00734294062689</text:p>
          </table:table-cell>
          <table:table-cell office:value-type="float" office:value="16.2210506482558" calcext:value-type="float">
            <text:p>16.2210506482558</text:p>
          </table:table-cell>
          <table:table-cell table:formula="of:=[.R35]/[.A35]" office:value-type="float" office:value="0.0377233736005948" calcext:value-type="float">
            <text:p>0.037723373600595</text:p>
          </table:table-cell>
          <table:table-cell office:value-type="float" office:value="93.323203312267" calcext:value-type="float">
            <text:p>93.323203312267</text:p>
          </table:table-cell>
          <table:table-cell office:value-type="float" office:value="0.232142857142857" calcext:value-type="float">
            <text:p>0.232142857142857</text:p>
          </table:table-cell>
          <table:table-cell table:number-columns-repeated="100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66132.40686" calcext:value-type="float">
            <text:p>1533866132.40686</text:p>
          </table:table-cell>
          <table:table-cell office:value-type="float" office:value="1533866132.47183" calcext:value-type="float">
            <text:p>1533866132.47183</text:p>
          </table:table-cell>
          <table:table-cell office:value-type="float" office:value="1533866202.67205" calcext:value-type="float">
            <text:p>1533866202.67205</text:p>
          </table:table-cell>
          <table:table-cell office:value-type="float" office:value="1533866202.67297" calcext:value-type="float">
            <text:p>1533866202.67297</text:p>
          </table:table-cell>
          <table:table-cell office:value-type="float" office:value="1533868077.0389" calcext:value-type="float">
            <text:p>1533868077.0389</text:p>
          </table:table-cell>
          <table:table-cell office:value-type="float" office:value="1533868078.75763" calcext:value-type="float">
            <text:p>1533868078.75763</text:p>
          </table:table-cell>
          <table:table-cell office:value-type="float" office:value="1533868078.84341" calcext:value-type="float">
            <text:p>1533868078.84341</text:p>
          </table:table-cell>
          <table:table-cell office:value-type="float" office:value="1533868243.91184" calcext:value-type="float">
            <text:p>1533868243.91184</text:p>
          </table:table-cell>
          <table:table-cell table:formula="of:=[.K36]-[.D36]" office:value-type="float" office:value="2111.50498509407" calcext:value-type="float">
            <text:p>2111.50498509407</text:p>
          </table:table-cell>
          <table:table-cell table:formula="of:=[.N36]-[.G36]" office:value-type="float" office:value="0.159290790557861" calcext:value-type="float">
            <text:p>0.159290790557861</text:p>
          </table:table-cell>
          <table:table-cell office:value-type="float" office:value="1533866202.83226" calcext:value-type="float">
            <text:p>1533866202.83226</text:p>
          </table:table-cell>
          <table:table-cell office:value-type="float" office:value="121.987282757406" calcext:value-type="float">
            <text:p>121.987282757406</text:p>
          </table:table-cell>
          <table:table-cell office:value-type="float" office:value="867.715338035866" calcext:value-type="float">
            <text:p>867.715338035866</text:p>
          </table:table-cell>
          <table:table-cell table:formula="of:=[.P36]/[.A36]" office:value-type="float" office:value="1.97208031371788" calcext:value-type="float">
            <text:p>1.97208031371788</text:p>
          </table:table-cell>
          <table:table-cell office:value-type="float" office:value="16.4925788640976" calcext:value-type="float">
            <text:p>16.4925788640976</text:p>
          </table:table-cell>
          <table:table-cell table:formula="of:=[.R36]/[.A36]" office:value-type="float" office:value="0.03748313378204" calcext:value-type="float">
            <text:p>0.03748313378204</text:p>
          </table:table-cell>
          <table:table-cell office:value-type="float" office:value="94.9648114884341" calcext:value-type="float">
            <text:p>94.9648114884341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68243.92483" calcext:value-type="float">
            <text:p>1533868243.92483</text:p>
          </table:table-cell>
          <table:table-cell office:value-type="float" office:value="1533868243.98953" calcext:value-type="float">
            <text:p>1533868243.98953</text:p>
          </table:table-cell>
          <table:table-cell office:value-type="float" office:value="1533868314.55028" calcext:value-type="float">
            <text:p>1533868314.55028</text:p>
          </table:table-cell>
          <table:table-cell office:value-type="float" office:value="1533868314.55126" calcext:value-type="float">
            <text:p>1533868314.55126</text:p>
          </table:table-cell>
          <table:table-cell office:value-type="float" office:value="1533870235.6383" calcext:value-type="float">
            <text:p>1533870235.6383</text:p>
          </table:table-cell>
          <table:table-cell office:value-type="float" office:value="1533870237.4965" calcext:value-type="float">
            <text:p>1533870237.4965</text:p>
          </table:table-cell>
          <table:table-cell office:value-type="float" office:value="1533870237.58118" calcext:value-type="float">
            <text:p>1533870237.58118</text:p>
          </table:table-cell>
          <table:table-cell office:value-type="float" office:value="1533870403.43819" calcext:value-type="float">
            <text:p>1533870403.43819</text:p>
          </table:table-cell>
          <table:table-cell table:formula="of:=[.K37]-[.D37]" office:value-type="float" office:value="2159.51335597038" calcext:value-type="float">
            <text:p>2159.51335597038</text:p>
          </table:table-cell>
          <table:table-cell table:formula="of:=[.N37]-[.G37]" office:value-type="float" office:value="0.15709114074707" calcext:value-type="float">
            <text:p>0.15709114074707</text:p>
          </table:table-cell>
          <table:table-cell office:value-type="float" office:value="1533868314.70835" calcext:value-type="float">
            <text:p>1533868314.70835</text:p>
          </table:table-cell>
          <table:table-cell office:value-type="float" office:value="129.504522166162" calcext:value-type="float">
            <text:p>129.504522166162</text:p>
          </table:table-cell>
          <table:table-cell office:value-type="float" office:value="866.276459446493" calcext:value-type="float">
            <text:p>866.276459446493</text:p>
          </table:table-cell>
          <table:table-cell table:formula="of:=[.P37]/[.A37]" office:value-type="float" office:value="1.92505879876998" calcext:value-type="float">
            <text:p>1.92505879876998</text:p>
          </table:table-cell>
          <table:table-cell office:value-type="float" office:value="15.3395662262755" calcext:value-type="float">
            <text:p>15.3395662262755</text:p>
          </table:table-cell>
          <table:table-cell table:formula="of:=[.R37]/[.A37]" office:value-type="float" office:value="0.0340879249472788" calcext:value-type="float">
            <text:p>0.034087924947279</text:p>
          </table:table-cell>
          <table:table-cell office:value-type="float" office:value="95.5482991596438" calcext:value-type="float">
            <text:p>95.5482991596438</text:p>
          </table:table-cell>
          <table:table-cell office:value-type="float" office:value="0.203703703703704" calcext:value-type="float">
            <text:p>0.203703703703704</text:p>
          </table:table-cell>
          <table:table-cell table:number-columns-repeated="100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70403.45081" calcext:value-type="float">
            <text:p>1533870403.45081</text:p>
          </table:table-cell>
          <table:table-cell office:value-type="float" office:value="1533870403.51641" calcext:value-type="float">
            <text:p>1533870403.51641</text:p>
          </table:table-cell>
          <table:table-cell office:value-type="float" office:value="1533870474.48034" calcext:value-type="float">
            <text:p>1533870474.48034</text:p>
          </table:table-cell>
          <table:table-cell office:value-type="float" office:value="1533870474.48144" calcext:value-type="float">
            <text:p>1533870474.48144</text:p>
          </table:table-cell>
          <table:table-cell office:value-type="float" office:value="1533872414.22494" calcext:value-type="float">
            <text:p>1533872414.22494</text:p>
          </table:table-cell>
          <table:table-cell office:value-type="float" office:value="1533872415.96253" calcext:value-type="float">
            <text:p>1533872415.96253</text:p>
          </table:table-cell>
          <table:table-cell office:value-type="float" office:value="1533872416.11552" calcext:value-type="float">
            <text:p>1533872416.11552</text:p>
          </table:table-cell>
          <table:table-cell office:value-type="float" office:value="1533872581.32822" calcext:value-type="float">
            <text:p>1533872581.32822</text:p>
          </table:table-cell>
          <table:table-cell table:formula="of:=[.K38]-[.D38]" office:value-type="float" office:value="2177.87740707397" calcext:value-type="float">
            <text:p>2177.87740707397</text:p>
          </table:table-cell>
          <table:table-cell table:formula="of:=[.N38]-[.G38]" office:value-type="float" office:value="0.163026094436646" calcext:value-type="float">
            <text:p>0.163026094436646</text:p>
          </table:table-cell>
          <table:table-cell office:value-type="float" office:value="1533870474.64447" calcext:value-type="float">
            <text:p>1533870474.64447</text:p>
          </table:table-cell>
          <table:table-cell office:value-type="float" office:value="129.994530416452" calcext:value-type="float">
            <text:p>129.994530416452</text:p>
          </table:table-cell>
          <table:table-cell office:value-type="float" office:value="872.270061323276" calcext:value-type="float">
            <text:p>872.270061323276</text:p>
          </table:table-cell>
          <table:table-cell table:formula="of:=[.P38]/[.A38]" office:value-type="float" office:value="1.89623926374625" calcext:value-type="float">
            <text:p>1.89623926374625</text:p>
          </table:table-cell>
          <table:table-cell office:value-type="float" office:value="15.2414658619807" calcext:value-type="float">
            <text:p>15.2414658619807</text:p>
          </table:table-cell>
          <table:table-cell table:formula="of:=[.R38]/[.A38]" office:value-type="float" office:value="0.0331336214390885" calcext:value-type="float">
            <text:p>0.033133621439089</text:p>
          </table:table-cell>
          <table:table-cell office:value-type="float" office:value="96.9783617395621" calcext:value-type="float">
            <text:p>96.9783617395621</text:p>
          </table:table-cell>
          <table:table-cell office:value-type="float" office:value="0.207547169811321" calcext:value-type="float">
            <text:p>0.207547169811321</text:p>
          </table:table-cell>
          <table:table-cell table:number-columns-repeated="100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72581.33986" calcext:value-type="float">
            <text:p>1533872581.33986</text:p>
          </table:table-cell>
          <table:table-cell office:value-type="float" office:value="1533872581.40392" calcext:value-type="float">
            <text:p>1533872581.40392</text:p>
          </table:table-cell>
          <table:table-cell office:value-type="float" office:value="1533872651.46065" calcext:value-type="float">
            <text:p>1533872651.46065</text:p>
          </table:table-cell>
          <table:table-cell office:value-type="float" office:value="1533872651.46153" calcext:value-type="float">
            <text:p>1533872651.46153</text:p>
          </table:table-cell>
          <table:table-cell office:value-type="float" office:value="1533874632.65871" calcext:value-type="float">
            <text:p>1533874632.65871</text:p>
          </table:table-cell>
          <table:table-cell office:value-type="float" office:value="1533874634.46135" calcext:value-type="float">
            <text:p>1533874634.46135</text:p>
          </table:table-cell>
          <table:table-cell office:value-type="float" office:value="1533874634.54998" calcext:value-type="float">
            <text:p>1533874634.54998</text:p>
          </table:table-cell>
          <table:table-cell office:value-type="float" office:value="1533874807.08719" calcext:value-type="float">
            <text:p>1533874807.08719</text:p>
          </table:table-cell>
          <table:table-cell table:formula="of:=[.K39]-[.D39]" office:value-type="float" office:value="2225.74733519554" calcext:value-type="float">
            <text:p>2225.74733519554</text:p>
          </table:table-cell>
          <table:table-cell table:formula="of:=[.N39]-[.G39]" office:value-type="float" office:value="0.168721914291382" calcext:value-type="float">
            <text:p>0.168721914291382</text:p>
          </table:table-cell>
          <table:table-cell office:value-type="float" office:value="1533872651.63026" calcext:value-type="float">
            <text:p>1533872651.63026</text:p>
          </table:table-cell>
          <table:table-cell office:value-type="float" office:value="133.357062297709" calcext:value-type="float">
            <text:p>133.357062297709</text:p>
          </table:table-cell>
          <table:table-cell office:value-type="float" office:value="872.924537121081" calcext:value-type="float">
            <text:p>872.924537121081</text:p>
          </table:table-cell>
          <table:table-cell table:formula="of:=[.P39]/[.A39]" office:value-type="float" office:value="1.85728624919379" calcext:value-type="float">
            <text:p>1.85728624919379</text:p>
          </table:table-cell>
          <table:table-cell office:value-type="float" office:value="15.6092658931134" calcext:value-type="float">
            <text:p>15.6092658931134</text:p>
          </table:table-cell>
          <table:table-cell table:formula="of:=[.R39]/[.A39]" office:value-type="float" office:value="0.0332112040279008" calcext:value-type="float">
            <text:p>0.033211204027901</text:p>
          </table:table-cell>
          <table:table-cell office:value-type="float" office:value="102.483318805695" calcext:value-type="float">
            <text:p>102.483318805695</text:p>
          </table:table-cell>
          <table:table-cell office:value-type="float" office:value="0.134615384615385" calcext:value-type="float">
            <text:p>0.134615384615385</text:p>
          </table:table-cell>
          <table:table-cell table:number-columns-repeated="100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74807.09999" calcext:value-type="float">
            <text:p>1533874807.09999</text:p>
          </table:table-cell>
          <table:table-cell office:value-type="float" office:value="1533874807.16841" calcext:value-type="float">
            <text:p>1533874807.16841</text:p>
          </table:table-cell>
          <table:table-cell office:value-type="float" office:value="1533874881.4948" calcext:value-type="float">
            <text:p>1533874881.4948</text:p>
          </table:table-cell>
          <table:table-cell office:value-type="float" office:value="1533874881.49585" calcext:value-type="float">
            <text:p>1533874881.49585</text:p>
          </table:table-cell>
          <table:table-cell office:value-type="float" office:value="1533876922.34048" calcext:value-type="float">
            <text:p>1533876922.34048</text:p>
          </table:table-cell>
          <table:table-cell office:value-type="float" office:value="1533876924.25899" calcext:value-type="float">
            <text:p>1533876924.25899</text:p>
          </table:table-cell>
          <table:table-cell office:value-type="float" office:value="1533876924.34819" calcext:value-type="float">
            <text:p>1533876924.34819</text:p>
          </table:table-cell>
          <table:table-cell office:value-type="float" office:value="1533877096.07938" calcext:value-type="float">
            <text:p>1533877096.07938</text:p>
          </table:table-cell>
          <table:table-cell table:formula="of:=[.K40]-[.D40]" office:value-type="float" office:value="2288.97939491272" calcext:value-type="float">
            <text:p>2288.97939491272</text:p>
          </table:table-cell>
          <table:table-cell table:formula="of:=[.N40]-[.G40]" office:value-type="float" office:value="0.184172868728638" calcext:value-type="float">
            <text:p>0.184172868728638</text:p>
          </table:table-cell>
          <table:table-cell office:value-type="float" office:value="1533874881.68002" calcext:value-type="float">
            <text:p>1533874881.68002</text:p>
          </table:table-cell>
          <table:table-cell office:value-type="float" office:value="143.977023177147" calcext:value-type="float">
            <text:p>143.977023177147</text:p>
          </table:table-cell>
          <table:table-cell office:value-type="float" office:value="891.719094309807" calcext:value-type="float">
            <text:p>891.719094309807</text:p>
          </table:table-cell>
          <table:table-cell table:formula="of:=[.P40]/[.A40]" office:value-type="float" office:value="1.85774811314543" calcext:value-type="float">
            <text:p>1.85774811314543</text:p>
          </table:table-cell>
          <table:table-cell office:value-type="float" office:value="15.9595291471481" calcext:value-type="float">
            <text:p>15.9595291471481</text:p>
          </table:table-cell>
          <table:table-cell table:formula="of:=[.R40]/[.A40]" office:value-type="float" office:value="0.0332490190565586" calcext:value-type="float">
            <text:p>0.033249019056559</text:p>
          </table:table-cell>
          <table:table-cell office:value-type="float" office:value="106.531617007256" calcext:value-type="float">
            <text:p>106.531617007256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77096.0917" calcext:value-type="float">
            <text:p>1533877096.0917</text:p>
          </table:table-cell>
          <table:table-cell office:value-type="float" office:value="1533877096.15962" calcext:value-type="float">
            <text:p>1533877096.15962</text:p>
          </table:table-cell>
          <table:table-cell office:value-type="float" office:value="1533877170.06182" calcext:value-type="float">
            <text:p>1533877170.06182</text:p>
          </table:table-cell>
          <table:table-cell office:value-type="float" office:value="1533877170.06285" calcext:value-type="float">
            <text:p>1533877170.06285</text:p>
          </table:table-cell>
          <table:table-cell office:value-type="float" office:value="1533879006.06194" calcext:value-type="float">
            <text:p>1533879006.06194</text:p>
          </table:table-cell>
          <table:table-cell office:value-type="float" office:value="1533879007.9718" calcext:value-type="float">
            <text:p>1533879007.9718</text:p>
          </table:table-cell>
          <table:table-cell office:value-type="float" office:value="1533879008.05313" calcext:value-type="float">
            <text:p>1533879008.05313</text:p>
          </table:table-cell>
          <table:table-cell office:value-type="float" office:value="1533879184.98255" calcext:value-type="float">
            <text:p>1533879184.98255</text:p>
          </table:table-cell>
          <table:table-cell table:formula="of:=[.K41]-[.D41]" office:value-type="float" office:value="2088.89085698128" calcext:value-type="float">
            <text:p>2088.89085698128</text:p>
          </table:table-cell>
          <table:table-cell table:formula="of:=[.N41]-[.G41]" office:value-type="float" office:value="0.186852931976318" calcext:value-type="float">
            <text:p>0.186852931976318</text:p>
          </table:table-cell>
          <table:table-cell office:value-type="float" office:value="1533877170.24971" calcext:value-type="float">
            <text:p>1533877170.24971</text:p>
          </table:table-cell>
          <table:table-cell office:value-type="float" office:value="132.484611615539" calcext:value-type="float">
            <text:p>132.484611615539</text:p>
          </table:table-cell>
          <table:table-cell office:value-type="float" office:value="881.923252562682" calcext:value-type="float">
            <text:p>881.923252562682</text:p>
          </table:table-cell>
          <table:table-cell table:formula="of:=[.P41]/[.A41]" office:value-type="float" office:value="1.7998433725769" calcext:value-type="float">
            <text:p>1.7998433725769</text:p>
          </table:table-cell>
          <table:table-cell office:value-type="float" office:value="15.3031825224559" calcext:value-type="float">
            <text:p>15.3031825224559</text:p>
          </table:table-cell>
          <table:table-cell table:formula="of:=[.R41]/[.A41]" office:value-type="float" office:value="0.0312309847397058" calcext:value-type="float">
            <text:p>0.031230984739706</text:p>
          </table:table-cell>
          <table:table-cell office:value-type="float" office:value="99.8908436397712" calcext:value-type="float">
            <text:p>99.8908436397712</text:p>
          </table:table-cell>
          <table:table-cell office:value-type="float" office:value="0.285714285714286" calcext:value-type="float">
            <text:p>0.285714285714286</text:p>
          </table:table-cell>
          <table:table-cell table:number-columns-repeated="100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79184.9946" calcext:value-type="float">
            <text:p>1533879184.9946</text:p>
          </table:table-cell>
          <table:table-cell office:value-type="float" office:value="1533879185.06213" calcext:value-type="float">
            <text:p>1533879185.06213</text:p>
          </table:table-cell>
          <table:table-cell office:value-type="float" office:value="1533879258.9908" calcext:value-type="float">
            <text:p>1533879258.9908</text:p>
          </table:table-cell>
          <table:table-cell office:value-type="float" office:value="1533879258.99189" calcext:value-type="float">
            <text:p>1533879258.99189</text:p>
          </table:table-cell>
          <table:table-cell office:value-type="float" office:value="1533881105.53356" calcext:value-type="float">
            <text:p>1533881105.53356</text:p>
          </table:table-cell>
          <table:table-cell office:value-type="float" office:value="1533881107.4346" calcext:value-type="float">
            <text:p>1533881107.4346</text:p>
          </table:table-cell>
          <table:table-cell office:value-type="float" office:value="1533881107.51166" calcext:value-type="float">
            <text:p>1533881107.51166</text:p>
          </table:table-cell>
          <table:table-cell office:value-type="float" office:value="1533881282.26643" calcext:value-type="float">
            <text:p>1533881282.26643</text:p>
          </table:table-cell>
          <table:table-cell table:formula="of:=[.K42]-[.D42]" office:value-type="float" office:value="2097.27182888985" calcext:value-type="float">
            <text:p>2097.27182888985</text:p>
          </table:table-cell>
          <table:table-cell table:formula="of:=[.N42]-[.G42]" office:value-type="float" office:value="0.406243801116943" calcext:value-type="float">
            <text:p>0.406243801116943</text:p>
          </table:table-cell>
          <table:table-cell office:value-type="float" office:value="1533879259.39814" calcext:value-type="float">
            <text:p>1533879259.39814</text:p>
          </table:table-cell>
          <table:table-cell office:value-type="float" office:value="120.643743440509" calcext:value-type="float">
            <text:p>120.643743440509</text:p>
          </table:table-cell>
          <table:table-cell office:value-type="float" office:value="897.44118959705" calcext:value-type="float">
            <text:p>897.44118959705</text:p>
          </table:table-cell>
          <table:table-cell table:formula="of:=[.P42]/[.A42]" office:value-type="float" office:value="1.7948823791941" calcext:value-type="float">
            <text:p>1.7948823791941</text:p>
          </table:table-cell>
          <table:table-cell office:value-type="float" office:value="15.2426901807388" calcext:value-type="float">
            <text:p>15.2426901807388</text:p>
          </table:table-cell>
          <table:table-cell table:formula="of:=[.R42]/[.A42]" office:value-type="float" office:value="0.0304853803614775" calcext:value-type="float">
            <text:p>0.030485380361478</text:p>
          </table:table-cell>
          <table:table-cell office:value-type="float" office:value="104.245699480176" calcext:value-type="float">
            <text:p>104.245699480176</text:p>
          </table:table-cell>
          <table:table-cell office:value-type="float" office:value="0.3125" calcext:value-type="float">
            <text:p>0.3125</text:p>
          </table:table-cell>
          <table:table-cell table:number-columns-repeated="100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81282.27827" calcext:value-type="float">
            <text:p>1533881282.27827</text:p>
          </table:table-cell>
          <table:table-cell office:value-type="float" office:value="1533881282.34664" calcext:value-type="float">
            <text:p>1533881282.34664</text:p>
          </table:table-cell>
          <table:table-cell office:value-type="float" office:value="1533881357.33099" calcext:value-type="float">
            <text:p>1533881357.33099</text:p>
          </table:table-cell>
          <table:table-cell office:value-type="float" office:value="1533881357.3321" calcext:value-type="float">
            <text:p>1533881357.3321</text:p>
          </table:table-cell>
          <table:table-cell office:value-type="float" office:value="1533883224.53659" calcext:value-type="float">
            <text:p>1533883224.53659</text:p>
          </table:table-cell>
          <table:table-cell office:value-type="float" office:value="1533883226.36121" calcext:value-type="float">
            <text:p>1533883226.36121</text:p>
          </table:table-cell>
          <table:table-cell office:value-type="float" office:value="1533883226.52859" calcext:value-type="float">
            <text:p>1533883226.52859</text:p>
          </table:table-cell>
          <table:table-cell office:value-type="float" office:value="1533883402.72015" calcext:value-type="float">
            <text:p>1533883402.72015</text:p>
          </table:table-cell>
          <table:table-cell table:formula="of:=[.K43]-[.D43]" office:value-type="float" office:value="2120.44188714027" calcext:value-type="float">
            <text:p>2120.44188714027</text:p>
          </table:table-cell>
          <table:table-cell table:formula="of:=[.N43]-[.G43]" office:value-type="float" office:value="0.199629068374634" calcext:value-type="float">
            <text:p>0.199629068374634</text:p>
          </table:table-cell>
          <table:table-cell office:value-type="float" office:value="1533881357.53173" calcext:value-type="float">
            <text:p>1533881357.53173</text:p>
          </table:table-cell>
          <table:table-cell office:value-type="float" office:value="116.361623231401" calcext:value-type="float">
            <text:p>116.361623231401</text:p>
          </table:table-cell>
          <table:table-cell office:value-type="float" office:value="900.895220837695" calcext:value-type="float">
            <text:p>900.895220837695</text:p>
          </table:table-cell>
          <table:table-cell table:formula="of:=[.P43]/[.A43]" office:value-type="float" office:value="1.76646121732881" calcext:value-type="float">
            <text:p>1.76646121732881</text:p>
          </table:table-cell>
          <table:table-cell office:value-type="float" office:value="16.8747741161509" calcext:value-type="float">
            <text:p>16.8747741161509</text:p>
          </table:table-cell>
          <table:table-cell table:formula="of:=[.R43]/[.A43]" office:value-type="float" office:value="0.0330877923846096" calcext:value-type="float">
            <text:p>0.03308779238461</text:p>
          </table:table-cell>
          <table:table-cell office:value-type="float" office:value="101.062094262306" calcext:value-type="float">
            <text:p>101.062094262306</text:p>
          </table:table-cell>
          <table:table-cell office:value-type="float" office:value="0.416666666666667" calcext:value-type="float">
            <text:p>0.416666666666667</text:p>
          </table:table-cell>
          <table:table-cell table:number-columns-repeated="100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4000" calcext:value-type="float">
            <text:p>24000</text:p>
          </table:table-cell>
          <table:table-cell office:value-type="float" office:value="100" calcext:value-type="float">
            <text:p>100</text:p>
          </table:table-cell>
          <table:table-cell office:value-type="float" office:value="1533883402.73205" calcext:value-type="float">
            <text:p>1533883402.73205</text:p>
          </table:table-cell>
          <table:table-cell office:value-type="float" office:value="1533883402.79975" calcext:value-type="float">
            <text:p>1533883402.79975</text:p>
          </table:table-cell>
          <table:table-cell office:value-type="float" office:value="1533883475.60973" calcext:value-type="float">
            <text:p>1533883475.60973</text:p>
          </table:table-cell>
          <table:table-cell office:value-type="float" office:value="1533883475.61077" calcext:value-type="float">
            <text:p>1533883475.61077</text:p>
          </table:table-cell>
          <table:table-cell office:value-type="float" office:value="1533885361.80633" calcext:value-type="float">
            <text:p>1533885361.80633</text:p>
          </table:table-cell>
          <table:table-cell office:value-type="float" office:value="1533885363.77657" calcext:value-type="float">
            <text:p>1533885363.77657</text:p>
          </table:table-cell>
          <table:table-cell office:value-type="float" office:value="1533885363.87737" calcext:value-type="float">
            <text:p>1533885363.87737</text:p>
          </table:table-cell>
          <table:table-cell office:value-type="float" office:value="1533885536.98279" calcext:value-type="float">
            <text:p>1533885536.98279</text:p>
          </table:table-cell>
          <table:table-cell table:formula="of:=[.K44]-[.D44]" office:value-type="float" office:value="2134.25073885918" calcext:value-type="float">
            <text:p>2134.25073885918</text:p>
          </table:table-cell>
          <table:table-cell table:formula="of:=[.N44]-[.G44]" office:value-type="float" office:value="0.201373100280762" calcext:value-type="float">
            <text:p>0.201373100280762</text:p>
          </table:table-cell>
          <table:table-cell office:value-type="float" office:value="1533883475.81214" calcext:value-type="float">
            <text:p>1533883475.81214</text:p>
          </table:table-cell>
          <table:table-cell office:value-type="float" office:value="126.724189960438" calcext:value-type="float">
            <text:p>126.724189960438</text:p>
          </table:table-cell>
          <table:table-cell office:value-type="float" office:value="904.40959218274" calcext:value-type="float">
            <text:p>904.40959218274</text:p>
          </table:table-cell>
          <table:table-cell table:formula="of:=[.P44]/[.A44]" office:value-type="float" office:value="1.73924921573604" calcext:value-type="float">
            <text:p>1.73924921573604</text:p>
          </table:table-cell>
          <table:table-cell office:value-type="float" office:value="16.8707353446795" calcext:value-type="float">
            <text:p>16.8707353446795</text:p>
          </table:table-cell>
          <table:table-cell table:formula="of:=[.R44]/[.A44]" office:value-type="float" office:value="0.0324437218166913" calcext:value-type="float">
            <text:p>0.032443721816691</text:p>
          </table:table-cell>
          <table:table-cell office:value-type="float" office:value="106.86562106402" calcext:value-type="float">
            <text:p>106.86562106402</text:p>
          </table:table-cell>
          <table:table-cell office:value-type="float" office:value="0.361702127659574" calcext:value-type="float">
            <text:p>0.361702127659574</text:p>
          </table:table-cell>
          <table:table-cell table:number-columns-repeated="1003"/>
        </table:table-row>
      </table:table>
      <table:table table:name="time differences" table:style-name="ta1">
        <table:table-column table:style-name="co9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ubpopulation siz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Variation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Calculating Statistics</text:p>
          </table:table-cell>
          <table:table-cell office:value-type="string" calcext:value-type="string">
            <text:p>Pickling Population</text:p>
          </table:table-cell>
        </table:table-row>
        <table:table-row table:style-name="ro1">
          <table:table-cell table:formula="of:=[$timing_data.A2]" office:value-type="float" office:value="100" calcext:value-type="float">
            <text:p>100</text:p>
          </table:table-cell>
          <table:table-cell table:formula="of:=[$timing_data.E2]-[$timing_data.D2]" office:value-type="float" office:value="0.0500500202178955" calcext:value-type="float">
            <text:p>0.050050020217896</text:p>
          </table:table-cell>
          <table:table-cell table:formula="of:=[$timing_data.F2]-[$timing_data.E2]" office:value-type="float" office:value="71.5120198726654" calcext:value-type="float">
            <text:p>71.5120198726654</text:p>
          </table:table-cell>
          <table:table-cell table:formula="of:=[$timing_data.G2]-[$timing_data.F2]" office:value-type="float" office:value="0.000500202178955078" calcext:value-type="float">
            <text:p>0.000500202178955</text:p>
          </table:table-cell>
          <table:table-cell table:formula="of:=[$timing_data.H2]-[$timing_data.G2]" office:value-type="float" office:value="1175.99224996567" calcext:value-type="float">
            <text:p>1175.99224996567</text:p>
          </table:table-cell>
          <table:table-cell table:formula="of:=[$timing_data.I2]-[$timing_data.H2]" office:value-type="float" office:value="1.7953999042511" calcext:value-type="float">
            <text:p>1.7953999042511</text:p>
          </table:table-cell>
          <table:table-cell table:formula="of:=[$timing_data.J2]-[$timing_data.I2]" office:value-type="float" office:value="0.0860800743103027" calcext:value-type="float">
            <text:p>0.086080074310303</text:p>
          </table:table-cell>
          <table:table-cell table:formula="of:=[$timing_data.K2]-[$timing_data.J2]" office:value-type="float" office:value="164.435800075531" calcext:value-type="float">
            <text:p>164.435800075531</text:p>
          </table:table-cell>
        </table:table-row>
        <table:table-row table:style-name="ro1">
          <table:table-cell table:formula="of:=[$timing_data.A3]" office:value-type="float" office:value="110" calcext:value-type="float">
            <text:p>110</text:p>
          </table:table-cell>
          <table:table-cell table:formula="of:=[$timing_data.E3]-[$timing_data.D3]" office:value-type="float" office:value="0.0537600517272949" calcext:value-type="float">
            <text:p>0.053760051727295</text:p>
          </table:table-cell>
          <table:table-cell table:formula="of:=[$timing_data.F3]-[$timing_data.E3]" office:value-type="float" office:value="70.3451499938965" calcext:value-type="float">
            <text:p>70.3451499938965</text:p>
          </table:table-cell>
          <table:table-cell table:formula="of:=[$timing_data.G3]-[$timing_data.F3]" office:value-type="float" office:value="0.000430107116699219" calcext:value-type="float">
            <text:p>0.000430107116699</text:p>
          </table:table-cell>
          <table:table-cell table:formula="of:=[$timing_data.H3]-[$timing_data.G3]" office:value-type="float" office:value="1244.91203999519" calcext:value-type="float">
            <text:p>1244.91203999519</text:p>
          </table:table-cell>
          <table:table-cell table:formula="of:=[$timing_data.I3]-[$timing_data.H3]" office:value-type="float" office:value="1.69670987129211" calcext:value-type="float">
            <text:p>1.69670987129211</text:p>
          </table:table-cell>
          <table:table-cell table:formula="of:=[$timing_data.J3]-[$timing_data.I3]" office:value-type="float" office:value="0.143059968948364" calcext:value-type="float">
            <text:p>0.143059968948364</text:p>
          </table:table-cell>
          <table:table-cell table:formula="of:=[$timing_data.K3]-[$timing_data.J3]" office:value-type="float" office:value="170.941100120544" calcext:value-type="float">
            <text:p>170.941100120544</text:p>
          </table:table-cell>
        </table:table-row>
        <table:table-row table:style-name="ro1">
          <table:table-cell table:formula="of:=[$timing_data.A4]" office:value-type="float" office:value="120" calcext:value-type="float">
            <text:p>120</text:p>
          </table:table-cell>
          <table:table-cell table:formula="of:=[$timing_data.E4]-[$timing_data.D4]" office:value-type="float" office:value="0.0654201507568359" calcext:value-type="float">
            <text:p>0.065420150756836</text:p>
          </table:table-cell>
          <table:table-cell table:formula="of:=[$timing_data.F4]-[$timing_data.E4]" office:value-type="float" office:value="69.7741298675537" calcext:value-type="float">
            <text:p>69.7741298675537</text:p>
          </table:table-cell>
          <table:table-cell table:formula="of:=[$timing_data.G4]-[$timing_data.F4]" office:value-type="float" office:value="0.000970125198364258" calcext:value-type="float">
            <text:p>0.000970125198364</text:p>
          </table:table-cell>
          <table:table-cell table:formula="of:=[$timing_data.H4]-[$timing_data.G4]" office:value-type="float" office:value="1384.6002600193" calcext:value-type="float">
            <text:p>1384.6002600193</text:p>
          </table:table-cell>
          <table:table-cell table:formula="of:=[$timing_data.I4]-[$timing_data.H4]" office:value-type="float" office:value="1.74970984458923" calcext:value-type="float">
            <text:p>1.74970984458923</text:p>
          </table:table-cell>
          <table:table-cell table:formula="of:=[$timing_data.J4]-[$timing_data.I4]" office:value-type="float" office:value="0.236999988555908" calcext:value-type="float">
            <text:p>0.236999988555908</text:p>
          </table:table-cell>
          <table:table-cell table:formula="of:=[$timing_data.K4]-[$timing_data.J4]" office:value-type="float" office:value="172.654629945755" calcext:value-type="float">
            <text:p>172.654629945755</text:p>
          </table:table-cell>
        </table:table-row>
        <table:table-row table:style-name="ro1">
          <table:table-cell table:formula="of:=[$timing_data.A5]" office:value-type="float" office:value="130" calcext:value-type="float">
            <text:p>130</text:p>
          </table:table-cell>
          <table:table-cell table:formula="of:=[$timing_data.E5]-[$timing_data.D5]" office:value-type="float" office:value="0.0655498504638672" calcext:value-type="float">
            <text:p>0.065549850463867</text:p>
          </table:table-cell>
          <table:table-cell table:formula="of:=[$timing_data.F5]-[$timing_data.E5]" office:value-type="float" office:value="70.431960105896" calcext:value-type="float">
            <text:p>70.431960105896</text:p>
          </table:table-cell>
          <table:table-cell table:formula="of:=[$timing_data.G5]-[$timing_data.F5]" office:value-type="float" office:value="0.00106000900268555" calcext:value-type="float">
            <text:p>0.001060009002686</text:p>
          </table:table-cell>
          <table:table-cell table:formula="of:=[$timing_data.H5]-[$timing_data.G5]" office:value-type="float" office:value="1429.02342987061" calcext:value-type="float">
            <text:p>1429.02342987061</text:p>
          </table:table-cell>
          <table:table-cell table:formula="of:=[$timing_data.I5]-[$timing_data.H5]" office:value-type="float" office:value="1.7422502040863" calcext:value-type="float">
            <text:p>1.7422502040863</text:p>
          </table:table-cell>
          <table:table-cell table:formula="of:=[$timing_data.J5]-[$timing_data.I5]" office:value-type="float" office:value="0.146939992904663" calcext:value-type="float">
            <text:p>0.146939992904663</text:p>
          </table:table-cell>
          <table:table-cell table:formula="of:=[$timing_data.K5]-[$timing_data.J5]" office:value-type="float" office:value="172.969630002975" calcext:value-type="float">
            <text:p>172.969630002975</text:p>
          </table:table-cell>
        </table:table-row>
        <table:table-row table:style-name="ro1">
          <table:table-cell table:formula="of:=[$timing_data.A6]" office:value-type="float" office:value="140" calcext:value-type="float">
            <text:p>140</text:p>
          </table:table-cell>
          <table:table-cell table:formula="of:=[$timing_data.E6]-[$timing_data.D6]" office:value-type="float" office:value="0.0663399696350098" calcext:value-type="float">
            <text:p>0.06633996963501</text:p>
          </table:table-cell>
          <table:table-cell table:formula="of:=[$timing_data.F6]-[$timing_data.E6]" office:value-type="float" office:value="69.9053499698639" calcext:value-type="float">
            <text:p>69.9053499698639</text:p>
          </table:table-cell>
          <table:table-cell table:formula="of:=[$timing_data.G6]-[$timing_data.F6]" office:value-type="float" office:value="0.00106000900268555" calcext:value-type="float">
            <text:p>0.001060009002686</text:p>
          </table:table-cell>
          <table:table-cell table:formula="of:=[$timing_data.H6]-[$timing_data.G6]" office:value-type="float" office:value="1145.57560014725" calcext:value-type="float">
            <text:p>1145.57560014725</text:p>
          </table:table-cell>
          <table:table-cell table:formula="of:=[$timing_data.I6]-[$timing_data.H6]" office:value-type="float" office:value="1.81243991851807" calcext:value-type="float">
            <text:p>1.81243991851807</text:p>
          </table:table-cell>
          <table:table-cell table:formula="of:=[$timing_data.J6]-[$timing_data.I6]" office:value-type="float" office:value="0.0761299133300781" calcext:value-type="float">
            <text:p>0.076129913330078</text:p>
          </table:table-cell>
          <table:table-cell table:formula="of:=[$timing_data.K6]-[$timing_data.J6]" office:value-type="float" office:value="172.817080020905" calcext:value-type="float">
            <text:p>172.817080020905</text:p>
          </table:table-cell>
        </table:table-row>
        <table:table-row table:style-name="ro1">
          <table:table-cell table:formula="of:=[$timing_data.A7]" office:value-type="float" office:value="150" calcext:value-type="float">
            <text:p>150</text:p>
          </table:table-cell>
          <table:table-cell table:formula="of:=[$timing_data.E7]-[$timing_data.D7]" office:value-type="float" office:value="0.0656502246856689" calcext:value-type="float">
            <text:p>0.065650224685669</text:p>
          </table:table-cell>
          <table:table-cell table:formula="of:=[$timing_data.F7]-[$timing_data.E7]" office:value-type="float" office:value="69.7652897834778" calcext:value-type="float">
            <text:p>69.7652897834778</text:p>
          </table:table-cell>
          <table:table-cell table:formula="of:=[$timing_data.G7]-[$timing_data.F7]" office:value-type="float" office:value="0.00101017951965332" calcext:value-type="float">
            <text:p>0.001010179519653</text:p>
          </table:table-cell>
          <table:table-cell table:formula="of:=[$timing_data.H7]-[$timing_data.G7]" office:value-type="float" office:value="1165.21678996086" calcext:value-type="float">
            <text:p>1165.21678996086</text:p>
          </table:table-cell>
          <table:table-cell table:formula="of:=[$timing_data.I7]-[$timing_data.H7]" office:value-type="float" office:value="1.83799004554749" calcext:value-type="float">
            <text:p>1.83799004554749</text:p>
          </table:table-cell>
          <table:table-cell table:formula="of:=[$timing_data.J7]-[$timing_data.I7]" office:value-type="float" office:value="0.0740599632263184" calcext:value-type="float">
            <text:p>0.074059963226318</text:p>
          </table:table-cell>
          <table:table-cell table:formula="of:=[$timing_data.K7]-[$timing_data.J7]" office:value-type="float" office:value="172.438040018082" calcext:value-type="float">
            <text:p>172.438040018082</text:p>
          </table:table-cell>
        </table:table-row>
        <table:table-row table:style-name="ro1">
          <table:table-cell table:formula="of:=[$timing_data.A8]" office:value-type="float" office:value="160" calcext:value-type="float">
            <text:p>160</text:p>
          </table:table-cell>
          <table:table-cell table:formula="of:=[$timing_data.E8]-[$timing_data.D8]" office:value-type="float" office:value="0.0634701251983643" calcext:value-type="float">
            <text:p>0.063470125198364</text:p>
          </table:table-cell>
          <table:table-cell table:formula="of:=[$timing_data.F8]-[$timing_data.E8]" office:value-type="float" office:value="70.2663300037384" calcext:value-type="float">
            <text:p>70.2663300037384</text:p>
          </table:table-cell>
          <table:table-cell table:formula="of:=[$timing_data.G8]-[$timing_data.F8]" office:value-type="float" office:value="0.000959873199462891" calcext:value-type="float">
            <text:p>0.000959873199463</text:p>
          </table:table-cell>
          <table:table-cell table:formula="of:=[$timing_data.H8]-[$timing_data.G8]" office:value-type="float" office:value="1173.75475001335" calcext:value-type="float">
            <text:p>1173.75475001335</text:p>
          </table:table-cell>
          <table:table-cell table:formula="of:=[$timing_data.I8]-[$timing_data.H8]" office:value-type="float" office:value="1.81434011459351" calcext:value-type="float">
            <text:p>1.81434011459351</text:p>
          </table:table-cell>
          <table:table-cell table:formula="of:=[$timing_data.J8]-[$timing_data.I8]" office:value-type="float" office:value="0.0822100639343262" calcext:value-type="float">
            <text:p>0.082210063934326</text:p>
          </table:table-cell>
          <table:table-cell table:formula="of:=[$timing_data.K8]-[$timing_data.J8]" office:value-type="float" office:value="170.940789937973" calcext:value-type="float">
            <text:p>170.940789937973</text:p>
          </table:table-cell>
        </table:table-row>
        <table:table-row table:style-name="ro1">
          <table:table-cell table:formula="of:=[$timing_data.A9]" office:value-type="float" office:value="170" calcext:value-type="float">
            <text:p>170</text:p>
          </table:table-cell>
          <table:table-cell table:formula="of:=[$timing_data.E9]-[$timing_data.D9]" office:value-type="float" office:value="0.0631000995635986" calcext:value-type="float">
            <text:p>0.063100099563599</text:p>
          </table:table-cell>
          <table:table-cell table:formula="of:=[$timing_data.F9]-[$timing_data.E9]" office:value-type="float" office:value="69.8725299835205" calcext:value-type="float">
            <text:p>69.8725299835205</text:p>
          </table:table-cell>
          <table:table-cell table:formula="of:=[$timing_data.G9]-[$timing_data.F9]" office:value-type="float" office:value="0.000979900360107422" calcext:value-type="float">
            <text:p>0.000979900360107</text:p>
          </table:table-cell>
          <table:table-cell table:formula="of:=[$timing_data.H9]-[$timing_data.G9]" office:value-type="float" office:value="1377.09731006622" calcext:value-type="float">
            <text:p>1377.09731006622</text:p>
          </table:table-cell>
          <table:table-cell table:formula="of:=[$timing_data.I9]-[$timing_data.H9]" office:value-type="float" office:value="1.80272006988525" calcext:value-type="float">
            <text:p>1.80272006988525</text:p>
          </table:table-cell>
          <table:table-cell table:formula="of:=[$timing_data.J9]-[$timing_data.I9]" office:value-type="float" office:value="0.0753400325775147" calcext:value-type="float">
            <text:p>0.075340032577515</text:p>
          </table:table-cell>
          <table:table-cell table:formula="of:=[$timing_data.K9]-[$timing_data.J9]" office:value-type="float" office:value="170.7489798069" calcext:value-type="float">
            <text:p>170.7489798069</text:p>
          </table:table-cell>
        </table:table-row>
        <table:table-row table:style-name="ro1">
          <table:table-cell table:formula="of:=[$timing_data.A10]" office:value-type="float" office:value="180" calcext:value-type="float">
            <text:p>180</text:p>
          </table:table-cell>
          <table:table-cell table:formula="of:=[$timing_data.E10]-[$timing_data.D10]" office:value-type="float" office:value="0.0625200271606445" calcext:value-type="float">
            <text:p>0.062520027160645</text:p>
          </table:table-cell>
          <table:table-cell table:formula="of:=[$timing_data.F10]-[$timing_data.E10]" office:value-type="float" office:value="69.8138699531555" calcext:value-type="float">
            <text:p>69.8138699531555</text:p>
          </table:table-cell>
          <table:table-cell table:formula="of:=[$timing_data.G10]-[$timing_data.F10]" office:value-type="float" office:value="0.00103998184204102" calcext:value-type="float">
            <text:p>0.001039981842041</text:p>
          </table:table-cell>
          <table:table-cell table:formula="of:=[$timing_data.H10]-[$timing_data.G10]" office:value-type="float" office:value="1693.53326010704" calcext:value-type="float">
            <text:p>1693.53326010704</text:p>
          </table:table-cell>
          <table:table-cell table:formula="of:=[$timing_data.I10]-[$timing_data.H10]" office:value-type="float" office:value="1.8285698890686" calcext:value-type="float">
            <text:p>1.8285698890686</text:p>
          </table:table-cell>
          <table:table-cell table:formula="of:=[$timing_data.J10]-[$timing_data.I10]" office:value-type="float" office:value="0.0950100421905518" calcext:value-type="float">
            <text:p>0.095010042190552</text:p>
          </table:table-cell>
          <table:table-cell table:formula="of:=[$timing_data.K10]-[$timing_data.J10]" office:value-type="float" office:value="172.878440141678" calcext:value-type="float">
            <text:p>172.878440141678</text:p>
          </table:table-cell>
        </table:table-row>
        <table:table-row table:style-name="ro1">
          <table:table-cell table:formula="of:=[$timing_data.A11]" office:value-type="float" office:value="190" calcext:value-type="float">
            <text:p>190</text:p>
          </table:table-cell>
          <table:table-cell table:formula="of:=[$timing_data.E11]-[$timing_data.D11]" office:value-type="float" office:value="0.061729907989502" calcext:value-type="float">
            <text:p>0.061729907989502</text:p>
          </table:table-cell>
          <table:table-cell table:formula="of:=[$timing_data.F11]-[$timing_data.E11]" office:value-type="float" office:value="69.5071799755096" calcext:value-type="float">
            <text:p>69.5071799755096</text:p>
          </table:table-cell>
          <table:table-cell table:formula="of:=[$timing_data.G11]-[$timing_data.F11]" office:value-type="float" office:value="0.00100994110107422" calcext:value-type="float">
            <text:p>0.001009941101074</text:p>
          </table:table-cell>
          <table:table-cell table:formula="of:=[$timing_data.H11]-[$timing_data.G11]" office:value-type="float" office:value="1733.23335003853" calcext:value-type="float">
            <text:p>1733.23335003853</text:p>
          </table:table-cell>
          <table:table-cell table:formula="of:=[$timing_data.I11]-[$timing_data.H11]" office:value-type="float" office:value="1.72163009643555" calcext:value-type="float">
            <text:p>1.72163009643555</text:p>
          </table:table-cell>
          <table:table-cell table:formula="of:=[$timing_data.J11]-[$timing_data.I11]" office:value-type="float" office:value="0.085439920425415" calcext:value-type="float">
            <text:p>0.085439920425415</text:p>
          </table:table-cell>
          <table:table-cell table:formula="of:=[$timing_data.K11]-[$timing_data.J11]" office:value-type="float" office:value="170.298389911652" calcext:value-type="float">
            <text:p>170.298389911652</text:p>
          </table:table-cell>
        </table:table-row>
        <table:table-row table:style-name="ro1">
          <table:table-cell table:formula="of:=[$timing_data.A12]" office:value-type="float" office:value="200" calcext:value-type="float">
            <text:p>200</text:p>
          </table:table-cell>
          <table:table-cell table:formula="of:=[$timing_data.E12]-[$timing_data.D12]" office:value-type="float" office:value="0.0620300769805908" calcext:value-type="float">
            <text:p>0.062030076980591</text:p>
          </table:table-cell>
          <table:table-cell table:formula="of:=[$timing_data.F12]-[$timing_data.E12]" office:value-type="float" office:value="70.0120599269867" calcext:value-type="float">
            <text:p>70.0120599269867</text:p>
          </table:table-cell>
          <table:table-cell table:formula="of:=[$timing_data.G12]-[$timing_data.F12]" office:value-type="float" office:value="0.000940084457397461" calcext:value-type="float">
            <text:p>0.000940084457397</text:p>
          </table:table-cell>
          <table:table-cell table:formula="of:=[$timing_data.H12]-[$timing_data.G12]" office:value-type="float" office:value="1775.04045987129" calcext:value-type="float">
            <text:p>1775.04045987129</text:p>
          </table:table-cell>
          <table:table-cell table:formula="of:=[$timing_data.I12]-[$timing_data.H12]" office:value-type="float" office:value="1.76016020774841" calcext:value-type="float">
            <text:p>1.76016020774841</text:p>
          </table:table-cell>
          <table:table-cell table:formula="of:=[$timing_data.J12]-[$timing_data.I12]" office:value-type="float" office:value="0.0871798992156982" calcext:value-type="float">
            <text:p>0.087179899215698</text:p>
          </table:table-cell>
          <table:table-cell table:formula="of:=[$timing_data.K12]-[$timing_data.J12]" office:value-type="float" office:value="173.033590078354" calcext:value-type="float">
            <text:p>173.033590078354</text:p>
          </table:table-cell>
        </table:table-row>
        <table:table-row table:style-name="ro1">
          <table:table-cell table:formula="of:=[$timing_data.A13]" office:value-type="float" office:value="210" calcext:value-type="float">
            <text:p>210</text:p>
          </table:table-cell>
          <table:table-cell table:formula="of:=[$timing_data.E13]-[$timing_data.D13]" office:value-type="float" office:value="0.0623500347137451" calcext:value-type="float">
            <text:p>0.062350034713745</text:p>
          </table:table-cell>
          <table:table-cell table:formula="of:=[$timing_data.F13]-[$timing_data.E13]" office:value-type="float" office:value="69.7737700939179" calcext:value-type="float">
            <text:p>69.7737700939179</text:p>
          </table:table-cell>
          <table:table-cell table:formula="of:=[$timing_data.G13]-[$timing_data.F13]" office:value-type="float" office:value="0.000999927520751953" calcext:value-type="float">
            <text:p>0.000999927520752</text:p>
          </table:table-cell>
          <table:table-cell table:formula="of:=[$timing_data.H13]-[$timing_data.G13]" office:value-type="float" office:value="1811.08924007416" calcext:value-type="float">
            <text:p>1811.08924007416</text:p>
          </table:table-cell>
          <table:table-cell table:formula="of:=[$timing_data.I13]-[$timing_data.H13]" office:value-type="float" office:value="1.79795002937317" calcext:value-type="float">
            <text:p>1.79795002937317</text:p>
          </table:table-cell>
          <table:table-cell table:formula="of:=[$timing_data.J13]-[$timing_data.I13]" office:value-type="float" office:value="0.0916597843170166" calcext:value-type="float">
            <text:p>0.091659784317017</text:p>
          </table:table-cell>
          <table:table-cell table:formula="of:=[$timing_data.K13]-[$timing_data.J13]" office:value-type="float" office:value="172.098750114441" calcext:value-type="float">
            <text:p>172.098750114441</text:p>
          </table:table-cell>
        </table:table-row>
        <table:table-row table:style-name="ro1">
          <table:table-cell table:formula="of:=[$timing_data.A14]" office:value-type="float" office:value="220" calcext:value-type="float">
            <text:p>220</text:p>
          </table:table-cell>
          <table:table-cell table:formula="of:=[$timing_data.E14]-[$timing_data.D14]" office:value-type="float" office:value="0.0620200634002686" calcext:value-type="float">
            <text:p>0.062020063400269</text:p>
          </table:table-cell>
          <table:table-cell table:formula="of:=[$timing_data.F14]-[$timing_data.E14]" office:value-type="float" office:value="69.5880498886108" calcext:value-type="float">
            <text:p>69.5880498886108</text:p>
          </table:table-cell>
          <table:table-cell table:formula="of:=[$timing_data.G14]-[$timing_data.F14]" office:value-type="float" office:value="0.000980138778686523" calcext:value-type="float">
            <text:p>0.000980138778687</text:p>
          </table:table-cell>
          <table:table-cell table:formula="of:=[$timing_data.H14]-[$timing_data.G14]" office:value-type="float" office:value="1575.31627988815" calcext:value-type="float">
            <text:p>1575.31627988815</text:p>
          </table:table-cell>
          <table:table-cell table:formula="of:=[$timing_data.I14]-[$timing_data.H14]" office:value-type="float" office:value="1.85187005996704" calcext:value-type="float">
            <text:p>1.85187005996704</text:p>
          </table:table-cell>
          <table:table-cell table:formula="of:=[$timing_data.J14]-[$timing_data.I14]" office:value-type="float" office:value="0.096750020980835" calcext:value-type="float">
            <text:p>0.096750020980835</text:p>
          </table:table-cell>
          <table:table-cell table:formula="of:=[$timing_data.K14]-[$timing_data.J14]" office:value-type="float" office:value="171.431509971619" calcext:value-type="float">
            <text:p>171.431509971619</text:p>
          </table:table-cell>
        </table:table-row>
        <table:table-row table:style-name="ro1">
          <table:table-cell table:formula="of:=[$timing_data.A15]" office:value-type="float" office:value="230" calcext:value-type="float">
            <text:p>230</text:p>
          </table:table-cell>
          <table:table-cell table:formula="of:=[$timing_data.E15]-[$timing_data.D15]" office:value-type="float" office:value="0.0627899169921875" calcext:value-type="float">
            <text:p>0.062789916992188</text:p>
          </table:table-cell>
          <table:table-cell table:formula="of:=[$timing_data.F15]-[$timing_data.E15]" office:value-type="float" office:value="69.6715800762177" calcext:value-type="float">
            <text:p>69.6715800762177</text:p>
          </table:table-cell>
          <table:table-cell table:formula="of:=[$timing_data.G15]-[$timing_data.F15]" office:value-type="float" office:value="0.00100994110107422" calcext:value-type="float">
            <text:p>0.001009941101074</text:p>
          </table:table-cell>
          <table:table-cell table:formula="of:=[$timing_data.H15]-[$timing_data.G15]" office:value-type="float" office:value="1707.10211014748" calcext:value-type="float">
            <text:p>1707.10211014748</text:p>
          </table:table-cell>
          <table:table-cell table:formula="of:=[$timing_data.I15]-[$timing_data.H15]" office:value-type="float" office:value="1.74583983421326" calcext:value-type="float">
            <text:p>1.74583983421326</text:p>
          </table:table-cell>
          <table:table-cell table:formula="of:=[$timing_data.J15]-[$timing_data.I15]" office:value-type="float" office:value="0.162010192871094" calcext:value-type="float">
            <text:p>0.162010192871094</text:p>
          </table:table-cell>
          <table:table-cell table:formula="of:=[$timing_data.K15]-[$timing_data.J15]" office:value-type="float" office:value="171.28692984581" calcext:value-type="float">
            <text:p>171.28692984581</text:p>
          </table:table-cell>
        </table:table-row>
        <table:table-row table:style-name="ro1">
          <table:table-cell table:formula="of:=[$timing_data.A16]" office:value-type="float" office:value="240" calcext:value-type="float">
            <text:p>240</text:p>
          </table:table-cell>
          <table:table-cell table:formula="of:=[$timing_data.E16]-[$timing_data.D16]" office:value-type="float" office:value="0.0616600513458252" calcext:value-type="float">
            <text:p>0.061660051345825</text:p>
          </table:table-cell>
          <table:table-cell table:formula="of:=[$timing_data.F16]-[$timing_data.E16]" office:value-type="float" office:value="69.3052499294281" calcext:value-type="float">
            <text:p>69.3052499294281</text:p>
          </table:table-cell>
          <table:table-cell table:formula="of:=[$timing_data.G16]-[$timing_data.F16]" office:value-type="float" office:value="0.000999927520751953" calcext:value-type="float">
            <text:p>0.000999927520752</text:p>
          </table:table-cell>
          <table:table-cell table:formula="of:=[$timing_data.H16]-[$timing_data.G16]" office:value-type="float" office:value="1669.7371301651" calcext:value-type="float">
            <text:p>1669.7371301651</text:p>
          </table:table-cell>
          <table:table-cell table:formula="of:=[$timing_data.I16]-[$timing_data.H16]" office:value-type="float" office:value="1.79080986976624" calcext:value-type="float">
            <text:p>1.79080986976624</text:p>
          </table:table-cell>
          <table:table-cell table:formula="of:=[$timing_data.J16]-[$timing_data.I16]" office:value-type="float" office:value="0.0884599685668945" calcext:value-type="float">
            <text:p>0.088459968566895</text:p>
          </table:table-cell>
          <table:table-cell table:formula="of:=[$timing_data.K16]-[$timing_data.J16]" office:value-type="float" office:value="178.808109998703" calcext:value-type="float">
            <text:p>178.808109998703</text:p>
          </table:table-cell>
        </table:table-row>
        <table:table-row table:style-name="ro1">
          <table:table-cell table:formula="of:=[$timing_data.A17]" office:value-type="float" office:value="250" calcext:value-type="float">
            <text:p>250</text:p>
          </table:table-cell>
          <table:table-cell table:formula="of:=[$timing_data.E17]-[$timing_data.D17]" office:value-type="float" office:value="0.0662899017333984" calcext:value-type="float">
            <text:p>0.066289901733399</text:p>
          </table:table-cell>
          <table:table-cell table:formula="of:=[$timing_data.F17]-[$timing_data.E17]" office:value-type="float" office:value="73.1948399543762" calcext:value-type="float">
            <text:p>73.1948399543762</text:p>
          </table:table-cell>
          <table:table-cell table:formula="of:=[$timing_data.G17]-[$timing_data.F17]" office:value-type="float" office:value="0.00110006332397461" calcext:value-type="float">
            <text:p>0.001100063323975</text:p>
          </table:table-cell>
          <table:table-cell table:formula="of:=[$timing_data.H17]-[$timing_data.G17]" office:value-type="float" office:value="1689.36387014389" calcext:value-type="float">
            <text:p>1689.36387014389</text:p>
          </table:table-cell>
          <table:table-cell table:formula="of:=[$timing_data.I17]-[$timing_data.H17]" office:value-type="float" office:value="1.83199000358582" calcext:value-type="float">
            <text:p>1.83199000358582</text:p>
          </table:table-cell>
          <table:table-cell table:formula="of:=[$timing_data.J17]-[$timing_data.I17]" office:value-type="float" office:value="0.167699813842773" calcext:value-type="float">
            <text:p>0.167699813842773</text:p>
          </table:table-cell>
          <table:table-cell table:formula="of:=[$timing_data.K17]-[$timing_data.J17]" office:value-type="float" office:value="181.019900083542" calcext:value-type="float">
            <text:p>181.019900083542</text:p>
          </table:table-cell>
        </table:table-row>
        <table:table-row table:style-name="ro1">
          <table:table-cell table:formula="of:=[$timing_data.A18]" office:value-type="float" office:value="260" calcext:value-type="float">
            <text:p>260</text:p>
          </table:table-cell>
          <table:table-cell table:formula="of:=[$timing_data.E18]-[$timing_data.D18]" office:value-type="float" office:value="0.0675699710845947" calcext:value-type="float">
            <text:p>0.067569971084595</text:p>
          </table:table-cell>
          <table:table-cell table:formula="of:=[$timing_data.F18]-[$timing_data.E18]" office:value-type="float" office:value="74.3902699947357" calcext:value-type="float">
            <text:p>74.3902699947357</text:p>
          </table:table-cell>
          <table:table-cell table:formula="of:=[$timing_data.G18]-[$timing_data.F18]" office:value-type="float" office:value="0.00108003616333008" calcext:value-type="float">
            <text:p>0.00108003616333</text:p>
          </table:table-cell>
          <table:table-cell table:formula="of:=[$timing_data.H18]-[$timing_data.G18]" office:value-type="float" office:value="1699.36851000786" calcext:value-type="float">
            <text:p>1699.36851000786</text:p>
          </table:table-cell>
          <table:table-cell table:formula="of:=[$timing_data.I18]-[$timing_data.H18]" office:value-type="float" office:value="1.77995991706848" calcext:value-type="float">
            <text:p>1.77995991706848</text:p>
          </table:table-cell>
          <table:table-cell table:formula="of:=[$timing_data.J18]-[$timing_data.I18]" office:value-type="float" office:value="0.0877900123596191" calcext:value-type="float">
            <text:p>0.087790012359619</text:p>
          </table:table-cell>
          <table:table-cell table:formula="of:=[$timing_data.K18]-[$timing_data.J18]" office:value-type="float" office:value="181.646409988403" calcext:value-type="float">
            <text:p>181.646409988403</text:p>
          </table:table-cell>
        </table:table-row>
        <table:table-row table:style-name="ro1">
          <table:table-cell table:formula="of:=[$timing_data.A19]" office:value-type="float" office:value="270" calcext:value-type="float">
            <text:p>270</text:p>
          </table:table-cell>
          <table:table-cell table:formula="of:=[$timing_data.E19]-[$timing_data.D19]" office:value-type="float" office:value="0.0661997795104981" calcext:value-type="float">
            <text:p>0.066199779510498</text:p>
          </table:table-cell>
          <table:table-cell table:formula="of:=[$timing_data.F19]-[$timing_data.E19]" office:value-type="float" office:value="74.0649499893189" calcext:value-type="float">
            <text:p>74.0649499893189</text:p>
          </table:table-cell>
          <table:table-cell table:formula="of:=[$timing_data.G19]-[$timing_data.F19]" office:value-type="float" office:value="0.00114011764526367" calcext:value-type="float">
            <text:p>0.001140117645264</text:p>
          </table:table-cell>
          <table:table-cell table:formula="of:=[$timing_data.H19]-[$timing_data.G19]" office:value-type="float" office:value="1734.07819008827" calcext:value-type="float">
            <text:p>1734.07819008827</text:p>
          </table:table-cell>
          <table:table-cell table:formula="of:=[$timing_data.I19]-[$timing_data.H19]" office:value-type="float" office:value="1.8717098236084" calcext:value-type="float">
            <text:p>1.8717098236084</text:p>
          </table:table-cell>
          <table:table-cell table:formula="of:=[$timing_data.J19]-[$timing_data.I19]" office:value-type="float" office:value="0.0972001552581787" calcext:value-type="float">
            <text:p>0.097200155258179</text:p>
          </table:table-cell>
          <table:table-cell table:formula="of:=[$timing_data.K19]-[$timing_data.J19]" office:value-type="float" office:value="181.208750009537" calcext:value-type="float">
            <text:p>181.208750009537</text:p>
          </table:table-cell>
        </table:table-row>
        <table:table-row table:style-name="ro1">
          <table:table-cell table:formula="of:=[$timing_data.A20]" office:value-type="float" office:value="280" calcext:value-type="float">
            <text:p>280</text:p>
          </table:table-cell>
          <table:table-cell table:formula="of:=[$timing_data.E20]-[$timing_data.D20]" office:value-type="float" office:value="0.0662600994110107" calcext:value-type="float">
            <text:p>0.066260099411011</text:p>
          </table:table-cell>
          <table:table-cell table:formula="of:=[$timing_data.F20]-[$timing_data.E20]" office:value-type="float" office:value="72.8381500244141" calcext:value-type="float">
            <text:p>72.8381500244141</text:p>
          </table:table-cell>
          <table:table-cell table:formula="of:=[$timing_data.G20]-[$timing_data.F20]" office:value-type="float" office:value="0.00116991996765137" calcext:value-type="float">
            <text:p>0.001169919967651</text:p>
          </table:table-cell>
          <table:table-cell table:formula="of:=[$timing_data.H20]-[$timing_data.G20]" office:value-type="float" office:value="1738.88235998154" calcext:value-type="float">
            <text:p>1738.88235998154</text:p>
          </table:table-cell>
          <table:table-cell table:formula="of:=[$timing_data.I20]-[$timing_data.H20]" office:value-type="float" office:value="1.79540014266968" calcext:value-type="float">
            <text:p>1.79540014266968</text:p>
          </table:table-cell>
          <table:table-cell table:formula="of:=[$timing_data.J20]-[$timing_data.I20]" office:value-type="float" office:value="0.0885398387908936" calcext:value-type="float">
            <text:p>0.088539838790894</text:p>
          </table:table-cell>
          <table:table-cell table:formula="of:=[$timing_data.K20]-[$timing_data.J20]" office:value-type="float" office:value="182.004660129547" calcext:value-type="float">
            <text:p>182.004660129547</text:p>
          </table:table-cell>
        </table:table-row>
        <table:table-row table:style-name="ro1">
          <table:table-cell table:formula="of:=[$timing_data.A21]" office:value-type="float" office:value="290" calcext:value-type="float">
            <text:p>290</text:p>
          </table:table-cell>
          <table:table-cell table:formula="of:=[$timing_data.E21]-[$timing_data.D21]" office:value-type="float" office:value="0.0659501552581787" calcext:value-type="float">
            <text:p>0.065950155258179</text:p>
          </table:table-cell>
          <table:table-cell table:formula="of:=[$timing_data.F21]-[$timing_data.E21]" office:value-type="float" office:value="74.8310499191284" calcext:value-type="float">
            <text:p>74.8310499191284</text:p>
          </table:table-cell>
          <table:table-cell table:formula="of:=[$timing_data.G21]-[$timing_data.F21]" office:value-type="float" office:value="0.00110006332397461" calcext:value-type="float">
            <text:p>0.001100063323975</text:p>
          </table:table-cell>
          <table:table-cell table:formula="of:=[$timing_data.H21]-[$timing_data.G21]" office:value-type="float" office:value="1780.27690005302" calcext:value-type="float">
            <text:p>1780.27690005302</text:p>
          </table:table-cell>
          <table:table-cell table:formula="of:=[$timing_data.I21]-[$timing_data.H21]" office:value-type="float" office:value="1.82722997665405" calcext:value-type="float">
            <text:p>1.82722997665405</text:p>
          </table:table-cell>
          <table:table-cell table:formula="of:=[$timing_data.J21]-[$timing_data.I21]" office:value-type="float" office:value="0.154299974441528" calcext:value-type="float">
            <text:p>0.154299974441528</text:p>
          </table:table-cell>
          <table:table-cell table:formula="of:=[$timing_data.K21]-[$timing_data.J21]" office:value-type="float" office:value="181.219059944153" calcext:value-type="float">
            <text:p>181.219059944153</text:p>
          </table:table-cell>
        </table:table-row>
        <table:table-row table:style-name="ro1">
          <table:table-cell table:formula="of:=[$timing_data.A22]" office:value-type="float" office:value="300" calcext:value-type="float">
            <text:p>300</text:p>
          </table:table-cell>
          <table:table-cell table:formula="of:=[$timing_data.E22]-[$timing_data.D22]" office:value-type="float" office:value="0.0668098926544189" calcext:value-type="float">
            <text:p>0.066809892654419</text:p>
          </table:table-cell>
          <table:table-cell table:formula="of:=[$timing_data.F22]-[$timing_data.E22]" office:value-type="float" office:value="73.631500005722" calcext:value-type="float">
            <text:p>73.631500005722</text:p>
          </table:table-cell>
          <table:table-cell table:formula="of:=[$timing_data.G22]-[$timing_data.F22]" office:value-type="float" office:value="0.00107002258300781" calcext:value-type="float">
            <text:p>0.001070022583008</text:p>
          </table:table-cell>
          <table:table-cell table:formula="of:=[$timing_data.H22]-[$timing_data.G22]" office:value-type="float" office:value="1786.3880200386" calcext:value-type="float">
            <text:p>1786.3880200386</text:p>
          </table:table-cell>
          <table:table-cell table:formula="of:=[$timing_data.I22]-[$timing_data.H22]" office:value-type="float" office:value="1.78250002861023" calcext:value-type="float">
            <text:p>1.78250002861023</text:p>
          </table:table-cell>
          <table:table-cell table:formula="of:=[$timing_data.J22]-[$timing_data.I22]" office:value-type="float" office:value="0.16060996055603" calcext:value-type="float">
            <text:p>0.16060996055603</text:p>
          </table:table-cell>
          <table:table-cell table:formula="of:=[$timing_data.K22]-[$timing_data.J22]" office:value-type="float" office:value="180.220050096512" calcext:value-type="float">
            <text:p>180.220050096512</text:p>
          </table:table-cell>
        </table:table-row>
        <table:table-row table:style-name="ro1">
          <table:table-cell table:formula="of:=[$timing_data.A23]" office:value-type="float" office:value="310" calcext:value-type="float">
            <text:p>310</text:p>
          </table:table-cell>
          <table:table-cell table:formula="of:=[$timing_data.E23]-[$timing_data.D23]" office:value-type="float" office:value="0.0652999877929688" calcext:value-type="float">
            <text:p>0.065299987792969</text:p>
          </table:table-cell>
          <table:table-cell table:formula="of:=[$timing_data.F23]-[$timing_data.E23]" office:value-type="float" office:value="74.4637498855591" calcext:value-type="float">
            <text:p>74.4637498855591</text:p>
          </table:table-cell>
          <table:table-cell table:formula="of:=[$timing_data.G23]-[$timing_data.F23]" office:value-type="float" office:value="0.00104999542236328" calcext:value-type="float">
            <text:p>0.001049995422363</text:p>
          </table:table-cell>
          <table:table-cell table:formula="of:=[$timing_data.H23]-[$timing_data.G23]" office:value-type="float" office:value="1796.29447007179" calcext:value-type="float">
            <text:p>1796.29447007179</text:p>
          </table:table-cell>
          <table:table-cell table:formula="of:=[$timing_data.I23]-[$timing_data.H23]" office:value-type="float" office:value="1.91795015335083" calcext:value-type="float">
            <text:p>1.91795015335083</text:p>
          </table:table-cell>
          <table:table-cell table:formula="of:=[$timing_data.J23]-[$timing_data.I23]" office:value-type="float" office:value="0.0993399620056152" calcext:value-type="float">
            <text:p>0.099339962005615</text:p>
          </table:table-cell>
          <table:table-cell table:formula="of:=[$timing_data.K23]-[$timing_data.J23]" office:value-type="float" office:value="179.441329956055" calcext:value-type="float">
            <text:p>179.441329956055</text:p>
          </table:table-cell>
        </table:table-row>
        <table:table-row table:style-name="ro1">
          <table:table-cell table:formula="of:=[$timing_data.A24]" office:value-type="float" office:value="320" calcext:value-type="float">
            <text:p>320</text:p>
          </table:table-cell>
          <table:table-cell table:formula="of:=[$timing_data.E24]-[$timing_data.D24]" office:value-type="float" office:value="0.0653798580169678" calcext:value-type="float">
            <text:p>0.065379858016968</text:p>
          </table:table-cell>
          <table:table-cell table:formula="of:=[$timing_data.F24]-[$timing_data.E24]" office:value-type="float" office:value="73.4168999195099" calcext:value-type="float">
            <text:p>73.4168999195099</text:p>
          </table:table-cell>
          <table:table-cell table:formula="of:=[$timing_data.G24]-[$timing_data.F24]" office:value-type="float" office:value="0.00101017951965332" calcext:value-type="float">
            <text:p>0.001010179519653</text:p>
          </table:table-cell>
          <table:table-cell table:formula="of:=[$timing_data.H24]-[$timing_data.G24]" office:value-type="float" office:value="1850.28258991241" calcext:value-type="float">
            <text:p>1850.28258991241</text:p>
          </table:table-cell>
          <table:table-cell table:formula="of:=[$timing_data.I24]-[$timing_data.H24]" office:value-type="float" office:value="1.85093998908997" calcext:value-type="float">
            <text:p>1.85093998908997</text:p>
          </table:table-cell>
          <table:table-cell table:formula="of:=[$timing_data.J24]-[$timing_data.I24]" office:value-type="float" office:value="0.0761899948120117" calcext:value-type="float">
            <text:p>0.076189994812012</text:p>
          </table:table-cell>
          <table:table-cell table:formula="of:=[$timing_data.K24]-[$timing_data.J24]" office:value-type="float" office:value="179.11981010437" calcext:value-type="float">
            <text:p>179.11981010437</text:p>
          </table:table-cell>
        </table:table-row>
        <table:table-row table:style-name="ro1">
          <table:table-cell table:formula="of:=[$timing_data.A25]" office:value-type="float" office:value="330" calcext:value-type="float">
            <text:p>330</text:p>
          </table:table-cell>
          <table:table-cell table:formula="of:=[$timing_data.E25]-[$timing_data.D25]" office:value-type="float" office:value="0.068350076675415" calcext:value-type="float">
            <text:p>0.068350076675415</text:p>
          </table:table-cell>
          <table:table-cell table:formula="of:=[$timing_data.F25]-[$timing_data.E25]" office:value-type="float" office:value="73.3778300285339" calcext:value-type="float">
            <text:p>73.3778300285339</text:p>
          </table:table-cell>
          <table:table-cell table:formula="of:=[$timing_data.G25]-[$timing_data.F25]" office:value-type="float" office:value="0.0011298656463623" calcext:value-type="float">
            <text:p>0.001129865646362</text:p>
          </table:table-cell>
          <table:table-cell table:formula="of:=[$timing_data.H25]-[$timing_data.G25]" office:value-type="float" office:value="1854.33735013008" calcext:value-type="float">
            <text:p>1854.33735013008</text:p>
          </table:table-cell>
          <table:table-cell table:formula="of:=[$timing_data.I25]-[$timing_data.H25]" office:value-type="float" office:value="1.79562997817993" calcext:value-type="float">
            <text:p>1.79562997817993</text:p>
          </table:table-cell>
          <table:table-cell table:formula="of:=[$timing_data.J25]-[$timing_data.I25]" office:value-type="float" office:value="0.153589963912964" calcext:value-type="float">
            <text:p>0.153589963912964</text:p>
          </table:table-cell>
          <table:table-cell table:formula="of:=[$timing_data.K25]-[$timing_data.J25]" office:value-type="float" office:value="178.850600004196" calcext:value-type="float">
            <text:p>178.850600004196</text:p>
          </table:table-cell>
        </table:table-row>
        <table:table-row table:style-name="ro1">
          <table:table-cell table:formula="of:=[$timing_data.A26]" office:value-type="float" office:value="340" calcext:value-type="float">
            <text:p>340</text:p>
          </table:table-cell>
          <table:table-cell table:formula="of:=[$timing_data.E26]-[$timing_data.D26]" office:value-type="float" office:value="0.0634398460388184" calcext:value-type="float">
            <text:p>0.063439846038818</text:p>
          </table:table-cell>
          <table:table-cell table:formula="of:=[$timing_data.F26]-[$timing_data.E26]" office:value-type="float" office:value="73.3041701316833" calcext:value-type="float">
            <text:p>73.3041701316833</text:p>
          </table:table-cell>
          <table:table-cell table:formula="of:=[$timing_data.G26]-[$timing_data.F26]" office:value-type="float" office:value="0.00139999389648438" calcext:value-type="float">
            <text:p>0.001399993896484</text:p>
          </table:table-cell>
          <table:table-cell table:formula="of:=[$timing_data.H26]-[$timing_data.G26]" office:value-type="float" office:value="1879.85944986343" calcext:value-type="float">
            <text:p>1879.85944986343</text:p>
          </table:table-cell>
          <table:table-cell table:formula="of:=[$timing_data.I26]-[$timing_data.H26]" office:value-type="float" office:value="1.81902003288269" calcext:value-type="float">
            <text:p>1.81902003288269</text:p>
          </table:table-cell>
          <table:table-cell table:formula="of:=[$timing_data.J26]-[$timing_data.I26]" office:value-type="float" office:value="0.163729906082153" calcext:value-type="float">
            <text:p>0.163729906082153</text:p>
          </table:table-cell>
          <table:table-cell table:formula="of:=[$timing_data.K26]-[$timing_data.J26]" office:value-type="float" office:value="184.135630130768" calcext:value-type="float">
            <text:p>184.135630130768</text:p>
          </table:table-cell>
        </table:table-row>
        <table:table-row table:style-name="ro1">
          <table:table-cell table:formula="of:=[$timing_data.A27]" office:value-type="float" office:value="350" calcext:value-type="float">
            <text:p>350</text:p>
          </table:table-cell>
          <table:table-cell table:formula="of:=[$timing_data.E27]-[$timing_data.D27]" office:value-type="float" office:value="0.0676698684692383" calcext:value-type="float">
            <text:p>0.067669868469238</text:p>
          </table:table-cell>
          <table:table-cell table:formula="of:=[$timing_data.F27]-[$timing_data.E27]" office:value-type="float" office:value="75.2709000110626" calcext:value-type="float">
            <text:p>75.2709000110626</text:p>
          </table:table-cell>
          <table:table-cell table:formula="of:=[$timing_data.G27]-[$timing_data.F27]" office:value-type="float" office:value="0.00106000900268555" calcext:value-type="float">
            <text:p>0.001060009002686</text:p>
          </table:table-cell>
          <table:table-cell table:formula="of:=[$timing_data.H27]-[$timing_data.G27]" office:value-type="float" office:value="1687.89437007904" calcext:value-type="float">
            <text:p>1687.89437007904</text:p>
          </table:table-cell>
          <table:table-cell table:formula="of:=[$timing_data.I27]-[$timing_data.H27]" office:value-type="float" office:value="1.80481004714966" calcext:value-type="float">
            <text:p>1.80481004714966</text:p>
          </table:table-cell>
          <table:table-cell table:formula="of:=[$timing_data.J27]-[$timing_data.I27]" office:value-type="float" office:value="0.0952699184417725" calcext:value-type="float">
            <text:p>0.095269918441773</text:p>
          </table:table-cell>
          <table:table-cell table:formula="of:=[$timing_data.K27]-[$timing_data.J27]" office:value-type="float" office:value="182.479579925537" calcext:value-type="float">
            <text:p>182.479579925537</text:p>
          </table:table-cell>
        </table:table-row>
        <table:table-row table:style-name="ro1">
          <table:table-cell table:formula="of:=[$timing_data.A28]" office:value-type="float" office:value="360" calcext:value-type="float">
            <text:p>360</text:p>
          </table:table-cell>
          <table:table-cell table:formula="of:=[$timing_data.E28]-[$timing_data.D28]" office:value-type="float" office:value="0.0535860061645508" calcext:value-type="float">
            <text:p>0.053586006164551</text:p>
          </table:table-cell>
          <table:table-cell table:formula="of:=[$timing_data.F28]-[$timing_data.E28]" office:value-type="float" office:value="70.6764919757843" calcext:value-type="float">
            <text:p>70.6764919757843</text:p>
          </table:table-cell>
          <table:table-cell table:formula="of:=[$timing_data.G28]-[$timing_data.F28]" office:value-type="float" office:value="0.00037693977355957" calcext:value-type="float">
            <text:p>0.00037693977356</text:p>
          </table:table-cell>
          <table:table-cell table:formula="of:=[$timing_data.H28]-[$timing_data.G28]" office:value-type="float" office:value="1894.64324808121" calcext:value-type="float">
            <text:p>1894.64324808121</text:p>
          </table:table-cell>
          <table:table-cell table:formula="of:=[$timing_data.I28]-[$timing_data.H28]" office:value-type="float" office:value="1.72002601623535" calcext:value-type="float">
            <text:p>1.72002601623535</text:p>
          </table:table-cell>
          <table:table-cell table:formula="of:=[$timing_data.J28]-[$timing_data.I28]" office:value-type="float" office:value="0.151089906692505" calcext:value-type="float">
            <text:p>0.151089906692505</text:p>
          </table:table-cell>
          <table:table-cell table:formula="of:=[$timing_data.K28]-[$timing_data.J28]" office:value-type="float" office:value="165.356401205063" calcext:value-type="float">
            <text:p>165.356401205063</text:p>
          </table:table-cell>
        </table:table-row>
        <table:table-row table:style-name="ro1">
          <table:table-cell table:formula="of:=[$timing_data.A29]" office:value-type="float" office:value="370" calcext:value-type="float">
            <text:p>370</text:p>
          </table:table-cell>
          <table:table-cell table:formula="of:=[$timing_data.E29]-[$timing_data.D29]" office:value-type="float" office:value="0.0657210350036621" calcext:value-type="float">
            <text:p>0.065721035003662</text:p>
          </table:table-cell>
          <table:table-cell table:formula="of:=[$timing_data.F29]-[$timing_data.E29]" office:value-type="float" office:value="70.0188570022583" calcext:value-type="float">
            <text:p>70.0188570022583</text:p>
          </table:table-cell>
          <table:table-cell table:formula="of:=[$timing_data.G29]-[$timing_data.F29]" office:value-type="float" office:value="0.000792980194091797" calcext:value-type="float">
            <text:p>0.000792980194092</text:p>
          </table:table-cell>
          <table:table-cell table:formula="of:=[$timing_data.H29]-[$timing_data.G29]" office:value-type="float" office:value="1897.0690100193" calcext:value-type="float">
            <text:p>1897.0690100193</text:p>
          </table:table-cell>
          <table:table-cell table:formula="of:=[$timing_data.I29]-[$timing_data.H29]" office:value-type="float" office:value="1.73302984237671" calcext:value-type="float">
            <text:p>1.73302984237671</text:p>
          </table:table-cell>
          <table:table-cell table:formula="of:=[$timing_data.J29]-[$timing_data.I29]" office:value-type="float" office:value="0.0850481986999512" calcext:value-type="float">
            <text:p>0.085048198699951</text:p>
          </table:table-cell>
          <table:table-cell table:formula="of:=[$timing_data.K29]-[$timing_data.J29]" office:value-type="float" office:value="166.410989999771" calcext:value-type="float">
            <text:p>166.410989999771</text:p>
          </table:table-cell>
        </table:table-row>
        <table:table-row table:style-name="ro1">
          <table:table-cell table:formula="of:=[$timing_data.A30]" office:value-type="float" office:value="380" calcext:value-type="float">
            <text:p>380</text:p>
          </table:table-cell>
          <table:table-cell table:formula="of:=[$timing_data.E30]-[$timing_data.D30]" office:value-type="float" office:value="0.0669219493865967" calcext:value-type="float">
            <text:p>0.066921949386597</text:p>
          </table:table-cell>
          <table:table-cell table:formula="of:=[$timing_data.F30]-[$timing_data.E30]" office:value-type="float" office:value="70.5784409046173" calcext:value-type="float">
            <text:p>70.5784409046173</text:p>
          </table:table-cell>
          <table:table-cell table:formula="of:=[$timing_data.G30]-[$timing_data.F30]" office:value-type="float" office:value="0.000977993011474609" calcext:value-type="float">
            <text:p>0.000977993011475</text:p>
          </table:table-cell>
          <table:table-cell table:formula="of:=[$timing_data.H30]-[$timing_data.G30]" office:value-type="float" office:value="1915.33537697792" calcext:value-type="float">
            <text:p>1915.33537697792</text:p>
          </table:table-cell>
          <table:table-cell table:formula="of:=[$timing_data.I30]-[$timing_data.H30]" office:value-type="float" office:value="1.76149702072144" calcext:value-type="float">
            <text:p>1.76149702072144</text:p>
          </table:table-cell>
          <table:table-cell table:formula="of:=[$timing_data.J30]-[$timing_data.I30]" office:value-type="float" office:value="0.155193090438843" calcext:value-type="float">
            <text:p>0.155193090438843</text:p>
          </table:table-cell>
          <table:table-cell table:formula="of:=[$timing_data.K30]-[$timing_data.J30]" office:value-type="float" office:value="166.216778039932" calcext:value-type="float">
            <text:p>166.216778039932</text:p>
          </table:table-cell>
        </table:table-row>
        <table:table-row table:style-name="ro1">
          <table:table-cell table:formula="of:=[$timing_data.A31]" office:value-type="float" office:value="390" calcext:value-type="float">
            <text:p>390</text:p>
          </table:table-cell>
          <table:table-cell table:formula="of:=[$timing_data.E31]-[$timing_data.D31]" office:value-type="float" office:value="0.06392502784729" calcext:value-type="float">
            <text:p>0.06392502784729</text:p>
          </table:table-cell>
          <table:table-cell table:formula="of:=[$timing_data.F31]-[$timing_data.E31]" office:value-type="float" office:value="70.7016248703003" calcext:value-type="float">
            <text:p>70.7016248703003</text:p>
          </table:table-cell>
          <table:table-cell table:formula="of:=[$timing_data.G31]-[$timing_data.F31]" office:value-type="float" office:value="0.001007080078125" calcext:value-type="float">
            <text:p>0.001007080078125</text:p>
          </table:table-cell>
          <table:table-cell table:formula="of:=[$timing_data.H31]-[$timing_data.G31]" office:value-type="float" office:value="1973.91876292229" calcext:value-type="float">
            <text:p>1973.91876292229</text:p>
          </table:table-cell>
          <table:table-cell table:formula="of:=[$timing_data.I31]-[$timing_data.H31]" office:value-type="float" office:value="1.73610711097717" calcext:value-type="float">
            <text:p>1.73610711097717</text:p>
          </table:table-cell>
          <table:table-cell table:formula="of:=[$timing_data.J31]-[$timing_data.I31]" office:value-type="float" office:value="0.0857899188995361" calcext:value-type="float">
            <text:p>0.085789918899536</text:p>
          </table:table-cell>
          <table:table-cell table:formula="of:=[$timing_data.K31]-[$timing_data.J31]" office:value-type="float" office:value="164.544235944748" calcext:value-type="float">
            <text:p>164.544235944748</text:p>
          </table:table-cell>
        </table:table-row>
        <table:table-row table:style-name="ro1">
          <table:table-cell table:formula="of:=[$timing_data.A32]" office:value-type="float" office:value="400" calcext:value-type="float">
            <text:p>400</text:p>
          </table:table-cell>
          <table:table-cell table:formula="of:=[$timing_data.E32]-[$timing_data.D32]" office:value-type="float" office:value="0.0635218620300293" calcext:value-type="float">
            <text:p>0.063521862030029</text:p>
          </table:table-cell>
          <table:table-cell table:formula="of:=[$timing_data.F32]-[$timing_data.E32]" office:value-type="float" office:value="69.8614771366119" calcext:value-type="float">
            <text:p>69.8614771366119</text:p>
          </table:table-cell>
          <table:table-cell table:formula="of:=[$timing_data.G32]-[$timing_data.F32]" office:value-type="float" office:value="0.00103402137756348" calcext:value-type="float">
            <text:p>0.001034021377563</text:p>
          </table:table-cell>
          <table:table-cell table:formula="of:=[$timing_data.H32]-[$timing_data.G32]" office:value-type="float" office:value="1800.03216195107" calcext:value-type="float">
            <text:p>1800.03216195107</text:p>
          </table:table-cell>
          <table:table-cell table:formula="of:=[$timing_data.I32]-[$timing_data.H32]" office:value-type="float" office:value="1.74023389816284" calcext:value-type="float">
            <text:p>1.74023389816284</text:p>
          </table:table-cell>
          <table:table-cell table:formula="of:=[$timing_data.J32]-[$timing_data.I32]" office:value-type="float" office:value="0.143037080764771" calcext:value-type="float">
            <text:p>0.143037080764771</text:p>
          </table:table-cell>
          <table:table-cell table:formula="of:=[$timing_data.K32]-[$timing_data.J32]" office:value-type="float" office:value="164.231395959854" calcext:value-type="float">
            <text:p>164.231395959854</text:p>
          </table:table-cell>
        </table:table-row>
        <table:table-row table:style-name="ro1">
          <table:table-cell table:formula="of:=[$timing_data.A33]" office:value-type="float" office:value="410" calcext:value-type="float">
            <text:p>410</text:p>
          </table:table-cell>
          <table:table-cell table:formula="of:=[$timing_data.E33]-[$timing_data.D33]" office:value-type="float" office:value="0.0657558441162109" calcext:value-type="float">
            <text:p>0.065755844116211</text:p>
          </table:table-cell>
          <table:table-cell table:formula="of:=[$timing_data.F33]-[$timing_data.E33]" office:value-type="float" office:value="70.3872020244598" calcext:value-type="float">
            <text:p>70.3872020244598</text:p>
          </table:table-cell>
          <table:table-cell table:formula="of:=[$timing_data.G33]-[$timing_data.F33]" office:value-type="float" office:value="0.00101709365844727" calcext:value-type="float">
            <text:p>0.001017093658447</text:p>
          </table:table-cell>
          <table:table-cell table:formula="of:=[$timing_data.H33]-[$timing_data.G33]" office:value-type="float" office:value="2008.5110578537" calcext:value-type="float">
            <text:p>2008.5110578537</text:p>
          </table:table-cell>
          <table:table-cell table:formula="of:=[$timing_data.I33]-[$timing_data.H33]" office:value-type="float" office:value="1.81555604934692" calcext:value-type="float">
            <text:p>1.81555604934692</text:p>
          </table:table-cell>
          <table:table-cell table:formula="of:=[$timing_data.J33]-[$timing_data.I33]" office:value-type="float" office:value="0.0788171291351318" calcext:value-type="float">
            <text:p>0.078817129135132</text:p>
          </table:table-cell>
          <table:table-cell table:formula="of:=[$timing_data.K33]-[$timing_data.J33]" office:value-type="float" office:value="165.671319961548" calcext:value-type="float">
            <text:p>165.671319961548</text:p>
          </table:table-cell>
        </table:table-row>
        <table:table-row table:style-name="ro1">
          <table:table-cell table:formula="of:=[$timing_data.A34]" office:value-type="float" office:value="420" calcext:value-type="float">
            <text:p>420</text:p>
          </table:table-cell>
          <table:table-cell table:formula="of:=[$timing_data.E34]-[$timing_data.D34]" office:value-type="float" office:value="0.0638420581817627" calcext:value-type="float">
            <text:p>0.063842058181763</text:p>
          </table:table-cell>
          <table:table-cell table:formula="of:=[$timing_data.F34]-[$timing_data.E34]" office:value-type="float" office:value="70.6695849895477" calcext:value-type="float">
            <text:p>70.6695849895477</text:p>
          </table:table-cell>
          <table:table-cell table:formula="of:=[$timing_data.G34]-[$timing_data.F34]" office:value-type="float" office:value="0.000969886779785156" calcext:value-type="float">
            <text:p>0.000969886779785</text:p>
          </table:table-cell>
          <table:table-cell table:formula="of:=[$timing_data.H34]-[$timing_data.G34]" office:value-type="float" office:value="1828.40684008598" calcext:value-type="float">
            <text:p>1828.40684008598</text:p>
          </table:table-cell>
          <table:table-cell table:formula="of:=[$timing_data.I34]-[$timing_data.H34]" office:value-type="float" office:value="1.72125387191772" calcext:value-type="float">
            <text:p>1.72125387191772</text:p>
          </table:table-cell>
          <table:table-cell table:formula="of:=[$timing_data.J34]-[$timing_data.I34]" office:value-type="float" office:value="0.0835270881652832" calcext:value-type="float">
            <text:p>0.083527088165283</text:p>
          </table:table-cell>
          <table:table-cell table:formula="of:=[$timing_data.K34]-[$timing_data.J34]" office:value-type="float" office:value="163.794666051865" calcext:value-type="float">
            <text:p>163.794666051865</text:p>
          </table:table-cell>
        </table:table-row>
        <table:table-row table:style-name="ro1">
          <table:table-cell table:formula="of:=[$timing_data.A35]" office:value-type="float" office:value="430" calcext:value-type="float">
            <text:p>430</text:p>
          </table:table-cell>
          <table:table-cell table:formula="of:=[$timing_data.E35]-[$timing_data.D35]" office:value-type="float" office:value="0.0655920505523682" calcext:value-type="float">
            <text:p>0.065592050552368</text:p>
          </table:table-cell>
          <table:table-cell table:formula="of:=[$timing_data.F35]-[$timing_data.E35]" office:value-type="float" office:value="69.9247369766235" calcext:value-type="float">
            <text:p>69.9247369766235</text:p>
          </table:table-cell>
          <table:table-cell table:formula="of:=[$timing_data.G35]-[$timing_data.F35]" office:value-type="float" office:value="0.000963926315307617" calcext:value-type="float">
            <text:p>0.000963926315308</text:p>
          </table:table-cell>
          <table:table-cell table:formula="of:=[$timing_data.H35]-[$timing_data.G35]" office:value-type="float" office:value="1856.70722508431" calcext:value-type="float">
            <text:p>1856.70722508431</text:p>
          </table:table-cell>
          <table:table-cell table:formula="of:=[$timing_data.I35]-[$timing_data.H35]" office:value-type="float" office:value="1.83400082588196" calcext:value-type="float">
            <text:p>1.83400082588196</text:p>
          </table:table-cell>
          <table:table-cell table:formula="of:=[$timing_data.J35]-[$timing_data.I35]" office:value-type="float" office:value="0.0863862037658691" calcext:value-type="float">
            <text:p>0.086386203765869</text:p>
          </table:table-cell>
          <table:table-cell table:formula="of:=[$timing_data.K35]-[$timing_data.J35]" office:value-type="float" office:value="166.914254903793" calcext:value-type="float">
            <text:p>166.914254903793</text:p>
          </table:table-cell>
        </table:table-row>
        <table:table-row table:style-name="ro1">
          <table:table-cell table:formula="of:=[$timing_data.A36]" office:value-type="float" office:value="440" calcext:value-type="float">
            <text:p>440</text:p>
          </table:table-cell>
          <table:table-cell table:formula="of:=[$timing_data.E36]-[$timing_data.D36]" office:value-type="float" office:value="0.0649740695953369" calcext:value-type="float">
            <text:p>0.064974069595337</text:p>
          </table:table-cell>
          <table:table-cell table:formula="of:=[$timing_data.F36]-[$timing_data.E36]" office:value-type="float" office:value="70.200217962265" calcext:value-type="float">
            <text:p>70.200217962265</text:p>
          </table:table-cell>
          <table:table-cell table:formula="of:=[$timing_data.G36]-[$timing_data.F36]" office:value-type="float" office:value="0.00092315673828125" calcext:value-type="float">
            <text:p>0.000923156738281</text:p>
          </table:table-cell>
          <table:table-cell table:formula="of:=[$timing_data.H36]-[$timing_data.G36]" office:value-type="float" office:value="1874.36592197418" calcext:value-type="float">
            <text:p>1874.36592197418</text:p>
          </table:table-cell>
          <table:table-cell table:formula="of:=[$timing_data.I36]-[$timing_data.H36]" office:value-type="float" office:value="1.71873688697815" calcext:value-type="float">
            <text:p>1.71873688697815</text:p>
          </table:table-cell>
          <table:table-cell table:formula="of:=[$timing_data.J36]-[$timing_data.I36]" office:value-type="float" office:value="0.0857820510864258" calcext:value-type="float">
            <text:p>0.085782051086426</text:p>
          </table:table-cell>
          <table:table-cell table:formula="of:=[$timing_data.K36]-[$timing_data.J36]" office:value-type="float" office:value="165.068428993225" calcext:value-type="float">
            <text:p>165.068428993225</text:p>
          </table:table-cell>
        </table:table-row>
        <table:table-row table:style-name="ro1">
          <table:table-cell table:formula="of:=[$timing_data.A37]" office:value-type="float" office:value="450" calcext:value-type="float">
            <text:p>450</text:p>
          </table:table-cell>
          <table:table-cell table:formula="of:=[$timing_data.E37]-[$timing_data.D37]" office:value-type="float" office:value="0.0646998882293701" calcext:value-type="float">
            <text:p>0.06469988822937</text:p>
          </table:table-cell>
          <table:table-cell table:formula="of:=[$timing_data.F37]-[$timing_data.E37]" office:value-type="float" office:value="70.560751914978" calcext:value-type="float">
            <text:p>70.560751914978</text:p>
          </table:table-cell>
          <table:table-cell table:formula="of:=[$timing_data.G37]-[$timing_data.F37]" office:value-type="float" office:value="0.00097203254699707" calcext:value-type="float">
            <text:p>0.000972032546997</text:p>
          </table:table-cell>
          <table:table-cell table:formula="of:=[$timing_data.H37]-[$timing_data.G37]" office:value-type="float" office:value="1921.08704710007" calcext:value-type="float">
            <text:p>1921.08704710007</text:p>
          </table:table-cell>
          <table:table-cell table:formula="of:=[$timing_data.I37]-[$timing_data.H37]" office:value-type="float" office:value="1.85820007324219" calcext:value-type="float">
            <text:p>1.85820007324219</text:p>
          </table:table-cell>
          <table:table-cell table:formula="of:=[$timing_data.J37]-[$timing_data.I37]" office:value-type="float" office:value="0.0846779346466064" calcext:value-type="float">
            <text:p>0.084677934646607</text:p>
          </table:table-cell>
          <table:table-cell table:formula="of:=[$timing_data.K37]-[$timing_data.J37]" office:value-type="float" office:value="165.857007026672" calcext:value-type="float">
            <text:p>165.857007026672</text:p>
          </table:table-cell>
        </table:table-row>
        <table:table-row table:style-name="ro1">
          <table:table-cell table:formula="of:=[$timing_data.A38]" office:value-type="float" office:value="460" calcext:value-type="float">
            <text:p>460</text:p>
          </table:table-cell>
          <table:table-cell table:formula="of:=[$timing_data.E38]-[$timing_data.D38]" office:value-type="float" office:value="0.0655989646911621" calcext:value-type="float">
            <text:p>0.065598964691162</text:p>
          </table:table-cell>
          <table:table-cell table:formula="of:=[$timing_data.F38]-[$timing_data.E38]" office:value-type="float" office:value="70.9639229774475" calcext:value-type="float">
            <text:p>70.9639229774475</text:p>
          </table:table-cell>
          <table:table-cell table:formula="of:=[$timing_data.G38]-[$timing_data.F38]" office:value-type="float" office:value="0.00110697746276855" calcext:value-type="float">
            <text:p>0.001106977462769</text:p>
          </table:table-cell>
          <table:table-cell table:formula="of:=[$timing_data.H38]-[$timing_data.G38]" office:value-type="float" office:value="1939.74349403381" calcext:value-type="float">
            <text:p>1939.74349403381</text:p>
          </table:table-cell>
          <table:table-cell table:formula="of:=[$timing_data.I38]-[$timing_data.H38]" office:value-type="float" office:value="1.73758792877197" calcext:value-type="float">
            <text:p>1.73758792877197</text:p>
          </table:table-cell>
          <table:table-cell table:formula="of:=[$timing_data.J38]-[$timing_data.I38]" office:value-type="float" office:value="0.152996063232422" calcext:value-type="float">
            <text:p>0.152996063232422</text:p>
          </table:table-cell>
          <table:table-cell table:formula="of:=[$timing_data.K38]-[$timing_data.J38]" office:value-type="float" office:value="165.212700128555" calcext:value-type="float">
            <text:p>165.212700128555</text:p>
          </table:table-cell>
        </table:table-row>
        <table:table-row table:style-name="ro1">
          <table:table-cell table:formula="of:=[$timing_data.A39]" office:value-type="float" office:value="470" calcext:value-type="float">
            <text:p>470</text:p>
          </table:table-cell>
          <table:table-cell table:formula="of:=[$timing_data.E39]-[$timing_data.D39]" office:value-type="float" office:value="0.064061164855957" calcext:value-type="float">
            <text:p>0.064061164855957</text:p>
          </table:table-cell>
          <table:table-cell table:formula="of:=[$timing_data.F39]-[$timing_data.E39]" office:value-type="float" office:value="70.0567350387573" calcext:value-type="float">
            <text:p>70.0567350387573</text:p>
          </table:table-cell>
          <table:table-cell table:formula="of:=[$timing_data.G39]-[$timing_data.F39]" office:value-type="float" office:value="0.000880956649780273" calcext:value-type="float">
            <text:p>0.00088095664978</text:p>
          </table:table-cell>
          <table:table-cell table:formula="of:=[$timing_data.H39]-[$timing_data.G39]" office:value-type="float" office:value="1981.19717383385" calcext:value-type="float">
            <text:p>1981.19717383385</text:p>
          </table:table-cell>
          <table:table-cell table:formula="of:=[$timing_data.I39]-[$timing_data.H39]" office:value-type="float" office:value="1.80264115333557" calcext:value-type="float">
            <text:p>1.80264115333557</text:p>
          </table:table-cell>
          <table:table-cell table:formula="of:=[$timing_data.J39]-[$timing_data.I39]" office:value-type="float" office:value="0.0886330604553223" calcext:value-type="float">
            <text:p>0.088633060455322</text:p>
          </table:table-cell>
          <table:table-cell table:formula="of:=[$timing_data.K39]-[$timing_data.J39]" office:value-type="float" office:value="172.53720998764" calcext:value-type="float">
            <text:p>172.53720998764</text:p>
          </table:table-cell>
        </table:table-row>
        <table:table-row table:style-name="ro1">
          <table:table-cell table:formula="of:=[$timing_data.A40]" office:value-type="float" office:value="480" calcext:value-type="float">
            <text:p>480</text:p>
          </table:table-cell>
          <table:table-cell table:formula="of:=[$timing_data.E40]-[$timing_data.D40]" office:value-type="float" office:value="0.0684239864349365" calcext:value-type="float">
            <text:p>0.068423986434937</text:p>
          </table:table-cell>
          <table:table-cell table:formula="of:=[$timing_data.F40]-[$timing_data.E40]" office:value-type="float" office:value="74.3263909816742" calcext:value-type="float">
            <text:p>74.3263909816742</text:p>
          </table:table-cell>
          <table:table-cell table:formula="of:=[$timing_data.G40]-[$timing_data.F40]" office:value-type="float" office:value="0.00104808807373047" calcext:value-type="float">
            <text:p>0.00104808807373</text:p>
          </table:table-cell>
          <table:table-cell table:formula="of:=[$timing_data.H40]-[$timing_data.G40]" office:value-type="float" office:value="2040.84463000298" calcext:value-type="float">
            <text:p>2040.84463000298</text:p>
          </table:table-cell>
          <table:table-cell table:formula="of:=[$timing_data.I40]-[$timing_data.H40]" office:value-type="float" office:value="1.91850590705872" calcext:value-type="float">
            <text:p>1.91850590705872</text:p>
          </table:table-cell>
          <table:table-cell table:formula="of:=[$timing_data.J40]-[$timing_data.I40]" office:value-type="float" office:value="0.0891990661621094" calcext:value-type="float">
            <text:p>0.089199066162109</text:p>
          </table:table-cell>
          <table:table-cell table:formula="of:=[$timing_data.K40]-[$timing_data.J40]" office:value-type="float" office:value="171.731196880341" calcext:value-type="float">
            <text:p>171.731196880341</text:p>
          </table:table-cell>
        </table:table-row>
        <table:table-row table:style-name="ro1">
          <table:table-cell table:formula="of:=[$timing_data.A41]" office:value-type="float" office:value="490" calcext:value-type="float">
            <text:p>490</text:p>
          </table:table-cell>
          <table:table-cell table:formula="of:=[$timing_data.E41]-[$timing_data.D41]" office:value-type="float" office:value="0.0679209232330322" calcext:value-type="float">
            <text:p>0.067920923233032</text:p>
          </table:table-cell>
          <table:table-cell table:formula="of:=[$timing_data.F41]-[$timing_data.E41]" office:value-type="float" office:value="73.9022071361542" calcext:value-type="float">
            <text:p>73.9022071361542</text:p>
          </table:table-cell>
          <table:table-cell table:formula="of:=[$timing_data.G41]-[$timing_data.F41]" office:value-type="float" office:value="0.00102996826171875" calcext:value-type="float">
            <text:p>0.001029968261719</text:p>
          </table:table-cell>
          <table:table-cell table:formula="of:=[$timing_data.H41]-[$timing_data.G41]" office:value-type="float" office:value="1835.99908900261" calcext:value-type="float">
            <text:p>1835.99908900261</text:p>
          </table:table-cell>
          <table:table-cell table:formula="of:=[$timing_data.I41]-[$timing_data.H41]" office:value-type="float" office:value="1.9098539352417" calcext:value-type="float">
            <text:p>1.9098539352417</text:p>
          </table:table-cell>
          <table:table-cell table:formula="of:=[$timing_data.J41]-[$timing_data.I41]" office:value-type="float" office:value="0.0813379287719727" calcext:value-type="float">
            <text:p>0.081337928771973</text:p>
          </table:table-cell>
          <table:table-cell table:formula="of:=[$timing_data.K41]-[$timing_data.J41]" office:value-type="float" office:value="176.929418087006" calcext:value-type="float">
            <text:p>176.929418087006</text:p>
          </table:table-cell>
        </table:table-row>
        <table:table-row table:style-name="ro1">
          <table:table-cell table:formula="of:=[$timing_data.A42]" office:value-type="float" office:value="500" calcext:value-type="float">
            <text:p>500</text:p>
          </table:table-cell>
          <table:table-cell table:formula="of:=[$timing_data.E42]-[$timing_data.D42]" office:value-type="float" office:value="0.0675299167633057" calcext:value-type="float">
            <text:p>0.067529916763306</text:p>
          </table:table-cell>
          <table:table-cell table:formula="of:=[$timing_data.F42]-[$timing_data.E42]" office:value-type="float" office:value="73.9286680221558" calcext:value-type="float">
            <text:p>73.9286680221558</text:p>
          </table:table-cell>
          <table:table-cell table:formula="of:=[$timing_data.G42]-[$timing_data.F42]" office:value-type="float" office:value="0.00109410285949707" calcext:value-type="float">
            <text:p>0.001094102859497</text:p>
          </table:table-cell>
          <table:table-cell table:formula="of:=[$timing_data.H42]-[$timing_data.G42]" office:value-type="float" office:value="1846.54166388512" calcext:value-type="float">
            <text:p>1846.54166388512</text:p>
          </table:table-cell>
          <table:table-cell table:formula="of:=[$timing_data.I42]-[$timing_data.H42]" office:value-type="float" office:value="1.9010488986969" calcext:value-type="float">
            <text:p>1.9010488986969</text:p>
          </table:table-cell>
          <table:table-cell table:formula="of:=[$timing_data.J42]-[$timing_data.I42]" office:value-type="float" office:value="0.0770530700683594" calcext:value-type="float">
            <text:p>0.077053070068359</text:p>
          </table:table-cell>
          <table:table-cell table:formula="of:=[$timing_data.K42]-[$timing_data.J42]" office:value-type="float" office:value="174.754770994186" calcext:value-type="float">
            <text:p>174.754770994186</text:p>
          </table:table-cell>
        </table:table-row>
        <table:table-row table:style-name="ro1">
          <table:table-cell table:formula="of:=[$timing_data.A43]" office:value-type="float" office:value="510" calcext:value-type="float">
            <text:p>510</text:p>
          </table:table-cell>
          <table:table-cell table:formula="of:=[$timing_data.E43]-[$timing_data.D43]" office:value-type="float" office:value="0.0683770179748535" calcext:value-type="float">
            <text:p>0.068377017974854</text:p>
          </table:table-cell>
          <table:table-cell table:formula="of:=[$timing_data.F43]-[$timing_data.E43]" office:value-type="float" office:value="74.9843480587006" calcext:value-type="float">
            <text:p>74.9843480587006</text:p>
          </table:table-cell>
          <table:table-cell table:formula="of:=[$timing_data.G43]-[$timing_data.F43]" office:value-type="float" office:value="0.00111198425292969" calcext:value-type="float">
            <text:p>0.00111198425293</text:p>
          </table:table-cell>
          <table:table-cell table:formula="of:=[$timing_data.H43]-[$timing_data.G43]" office:value-type="float" office:value="1867.20448589325" calcext:value-type="float">
            <text:p>1867.20448589325</text:p>
          </table:table-cell>
          <table:table-cell table:formula="of:=[$timing_data.I43]-[$timing_data.H43]" office:value-type="float" office:value="1.82462501525879" calcext:value-type="float">
            <text:p>1.82462501525879</text:p>
          </table:table-cell>
          <table:table-cell table:formula="of:=[$timing_data.J43]-[$timing_data.I43]" office:value-type="float" office:value="0.167376041412354" calcext:value-type="float">
            <text:p>0.167376041412354</text:p>
          </table:table-cell>
          <table:table-cell table:formula="of:=[$timing_data.K43]-[$timing_data.J43]" office:value-type="float" office:value="176.191563129425" calcext:value-type="float">
            <text:p>176.191563129425</text:p>
          </table:table-cell>
        </table:table-row>
        <table:table-row table:style-name="ro1">
          <table:table-cell table:formula="of:=[$timing_data.A44]" office:value-type="float" office:value="520" calcext:value-type="float">
            <text:p>520</text:p>
          </table:table-cell>
          <table:table-cell table:formula="of:=[$timing_data.E44]-[$timing_data.D44]" office:value-type="float" office:value="0.0676999092102051" calcext:value-type="float">
            <text:p>0.067699909210205</text:p>
          </table:table-cell>
          <table:table-cell table:formula="of:=[$timing_data.F44]-[$timing_data.E44]" office:value-type="float" office:value="72.8099789619446" calcext:value-type="float">
            <text:p>72.8099789619446</text:p>
          </table:table-cell>
          <table:table-cell table:formula="of:=[$timing_data.G44]-[$timing_data.F44]" office:value-type="float" office:value="0.00103497505187988" calcext:value-type="float">
            <text:p>0.00103497505188</text:p>
          </table:table-cell>
          <table:table-cell table:formula="of:=[$timing_data.H44]-[$timing_data.G44]" office:value-type="float" office:value="1886.19556307793" calcext:value-type="float">
            <text:p>1886.19556307793</text:p>
          </table:table-cell>
          <table:table-cell table:formula="of:=[$timing_data.I44]-[$timing_data.H44]" office:value-type="float" office:value="1.9702410697937" calcext:value-type="float">
            <text:p>1.9702410697937</text:p>
          </table:table-cell>
          <table:table-cell table:formula="of:=[$timing_data.J44]-[$timing_data.I44]" office:value-type="float" office:value="0.100803852081299" calcext:value-type="float">
            <text:p>0.100803852081299</text:p>
          </table:table-cell>
          <table:table-cell table:formula="of:=[$timing_data.K44]-[$timing_data.J44]" office:value-type="float" office:value="173.105417013168" calcext:value-type="float">
            <text:p>173.105417013168</text:p>
          </table:table-cell>
        </table:table-row>
        <table:table-row table:style-name="ro1">
          <table:table-cell table:formula="of:=[$timing_data.A45]" office:value-type="float" office:value="0" calcext:value-type="float">
            <text:p>0</text:p>
          </table:table-cell>
          <table:table-cell table:formula="of:=[$timing_data.E45]-[$timing_data.D45]" office:value-type="float" office:value="0" calcext:value-type="float">
            <text:p>0</text:p>
          </table:table-cell>
          <table:table-cell table:formula="of:=[$timing_data.F45]-[$timing_data.E45]" office:value-type="float" office:value="0" calcext:value-type="float">
            <text:p>0</text:p>
          </table:table-cell>
          <table:table-cell table:formula="of:=[$timing_data.G45]-[$timing_data.F45]" office:value-type="float" office:value="0" calcext:value-type="float">
            <text:p>0</text:p>
          </table:table-cell>
          <table:table-cell table:formula="of:=[$timing_data.H45]-[$timing_data.G45]" office:value-type="float" office:value="0" calcext:value-type="float">
            <text:p>0</text:p>
          </table:table-cell>
          <table:table-cell table:formula="of:=[$timing_data.I45]-[$timing_data.H45]" office:value-type="float" office:value="0" calcext:value-type="float">
            <text:p>0</text:p>
          </table:table-cell>
          <table:table-cell table:formula="of:=[$timing_data.J45]-[$timing_data.I45]" office:value-type="float" office:value="0" calcext:value-type="float">
            <text:p>0</text:p>
          </table:table-cell>
          <table:table-cell table:formula="of:=[$timing_data.K45]-[$timing_data.J45]" office:value-type="float" office:value="0" calcext:value-type="float">
            <text:p>0</text:p>
          </table:table-cell>
        </table:table-row>
        <table:table-row table:style-name="ro1">
          <table:table-cell table:formula="of:=[$timing_data.A46]" office:value-type="float" office:value="0" calcext:value-type="float">
            <text:p>0</text:p>
          </table:table-cell>
          <table:table-cell table:formula="of:=[$timing_data.E46]-[$timing_data.D46]" office:value-type="float" office:value="0" calcext:value-type="float">
            <text:p>0</text:p>
          </table:table-cell>
          <table:table-cell table:formula="of:=[$timing_data.F46]-[$timing_data.E46]" office:value-type="float" office:value="0" calcext:value-type="float">
            <text:p>0</text:p>
          </table:table-cell>
          <table:table-cell table:formula="of:=[$timing_data.G46]-[$timing_data.F46]" office:value-type="float" office:value="0" calcext:value-type="float">
            <text:p>0</text:p>
          </table:table-cell>
          <table:table-cell table:formula="of:=[$timing_data.H46]-[$timing_data.G46]" office:value-type="float" office:value="0" calcext:value-type="float">
            <text:p>0</text:p>
          </table:table-cell>
          <table:table-cell table:formula="of:=[$timing_data.I46]-[$timing_data.H46]" office:value-type="float" office:value="0" calcext:value-type="float">
            <text:p>0</text:p>
          </table:table-cell>
          <table:table-cell table:formula="of:=[$timing_data.J46]-[$timing_data.I46]" office:value-type="float" office:value="0" calcext:value-type="float">
            <text:p>0</text:p>
          </table:table-cell>
          <table:table-cell table:formula="of:=[$timing_data.K46]-[$timing_data.J46]" office:value-type="float" office:value="0" calcext:value-type="float">
            <text:p>0</text:p>
          </table:table-cell>
        </table:table-row>
        <table:table-row table:style-name="ro1">
          <table:table-cell table:formula="of:=[$timing_data.A47]" office:value-type="float" office:value="0" calcext:value-type="float">
            <text:p>0</text:p>
          </table:table-cell>
          <table:table-cell table:formula="of:=[$timing_data.E47]-[$timing_data.D47]" office:value-type="float" office:value="0" calcext:value-type="float">
            <text:p>0</text:p>
          </table:table-cell>
          <table:table-cell table:formula="of:=[$timing_data.F47]-[$timing_data.E47]" office:value-type="float" office:value="0" calcext:value-type="float">
            <text:p>0</text:p>
          </table:table-cell>
          <table:table-cell table:formula="of:=[$timing_data.G47]-[$timing_data.F47]" office:value-type="float" office:value="0" calcext:value-type="float">
            <text:p>0</text:p>
          </table:table-cell>
          <table:table-cell table:formula="of:=[$timing_data.H47]-[$timing_data.G47]" office:value-type="float" office:value="0" calcext:value-type="float">
            <text:p>0</text:p>
          </table:table-cell>
          <table:table-cell table:formula="of:=[$timing_data.I47]-[$timing_data.H47]" office:value-type="float" office:value="0" calcext:value-type="float">
            <text:p>0</text:p>
          </table:table-cell>
          <table:table-cell table:formula="of:=[$timing_data.J47]-[$timing_data.I47]" office:value-type="float" office:value="0" calcext:value-type="float">
            <text:p>0</text:p>
          </table:table-cell>
          <table:table-cell table:formula="of:=[$timing_data.K47]-[$timing_data.J47]" office:value-type="float" office:value="0" calcext:value-type="float">
            <text:p>0</text:p>
          </table:table-cell>
        </table:table-row>
        <table:table-row table:style-name="ro1">
          <table:table-cell table:formula="of:=[$timing_data.A48]" office:value-type="float" office:value="0" calcext:value-type="float">
            <text:p>0</text:p>
          </table:table-cell>
          <table:table-cell table:formula="of:=[$timing_data.E48]-[$timing_data.D48]" office:value-type="float" office:value="0" calcext:value-type="float">
            <text:p>0</text:p>
          </table:table-cell>
          <table:table-cell table:formula="of:=[$timing_data.F48]-[$timing_data.E48]" office:value-type="float" office:value="0" calcext:value-type="float">
            <text:p>0</text:p>
          </table:table-cell>
          <table:table-cell table:formula="of:=[$timing_data.G48]-[$timing_data.F48]" office:value-type="float" office:value="0" calcext:value-type="float">
            <text:p>0</text:p>
          </table:table-cell>
          <table:table-cell table:formula="of:=[$timing_data.H48]-[$timing_data.G48]" office:value-type="float" office:value="0" calcext:value-type="float">
            <text:p>0</text:p>
          </table:table-cell>
          <table:table-cell table:formula="of:=[$timing_data.I48]-[$timing_data.H48]" office:value-type="float" office:value="0" calcext:value-type="float">
            <text:p>0</text:p>
          </table:table-cell>
          <table:table-cell table:formula="of:=[$timing_data.J48]-[$timing_data.I48]" office:value-type="float" office:value="0" calcext:value-type="float">
            <text:p>0</text:p>
          </table:table-cell>
          <table:table-cell table:formula="of:=[$timing_data.K48]-[$timing_data.J48]" office:value-type="float" office:value="0" calcext:value-type="float">
            <text:p>0</text:p>
          </table:table-cell>
        </table:table-row>
        <table:table-row table:style-name="ro1">
          <table:table-cell table:formula="of:=[$timing_data.A49]" office:value-type="float" office:value="0" calcext:value-type="float">
            <text:p>0</text:p>
          </table:table-cell>
          <table:table-cell table:formula="of:=[$timing_data.E49]-[$timing_data.D49]" office:value-type="float" office:value="0" calcext:value-type="float">
            <text:p>0</text:p>
          </table:table-cell>
          <table:table-cell table:formula="of:=[$timing_data.F49]-[$timing_data.E49]" office:value-type="float" office:value="0" calcext:value-type="float">
            <text:p>0</text:p>
          </table:table-cell>
          <table:table-cell table:formula="of:=[$timing_data.G49]-[$timing_data.F49]" office:value-type="float" office:value="0" calcext:value-type="float">
            <text:p>0</text:p>
          </table:table-cell>
          <table:table-cell table:formula="of:=[$timing_data.H49]-[$timing_data.G49]" office:value-type="float" office:value="0" calcext:value-type="float">
            <text:p>0</text:p>
          </table:table-cell>
          <table:table-cell table:formula="of:=[$timing_data.I49]-[$timing_data.H49]" office:value-type="float" office:value="0" calcext:value-type="float">
            <text:p>0</text:p>
          </table:table-cell>
          <table:table-cell table:formula="of:=[$timing_data.J49]-[$timing_data.I49]" office:value-type="float" office:value="0" calcext:value-type="float">
            <text:p>0</text:p>
          </table:table-cell>
          <table:table-cell table:formula="of:=[$timing_data.K49]-[$timing_data.J49]" office:value-type="float" office:value="0" calcext:value-type="float">
            <text:p>0</text:p>
          </table:table-cell>
        </table:table-row>
        <table:table-row table:style-name="ro1">
          <table:table-cell table:formula="of:=[$timing_data.A50]" office:value-type="float" office:value="0" calcext:value-type="float">
            <text:p>0</text:p>
          </table:table-cell>
          <table:table-cell table:formula="of:=[$timing_data.E50]-[$timing_data.D50]" office:value-type="float" office:value="0" calcext:value-type="float">
            <text:p>0</text:p>
          </table:table-cell>
          <table:table-cell table:formula="of:=[$timing_data.F50]-[$timing_data.E50]" office:value-type="float" office:value="0" calcext:value-type="float">
            <text:p>0</text:p>
          </table:table-cell>
          <table:table-cell table:formula="of:=[$timing_data.G50]-[$timing_data.F50]" office:value-type="float" office:value="0" calcext:value-type="float">
            <text:p>0</text:p>
          </table:table-cell>
          <table:table-cell table:formula="of:=[$timing_data.H50]-[$timing_data.G50]" office:value-type="float" office:value="0" calcext:value-type="float">
            <text:p>0</text:p>
          </table:table-cell>
          <table:table-cell table:formula="of:=[$timing_data.I50]-[$timing_data.H50]" office:value-type="float" office:value="0" calcext:value-type="float">
            <text:p>0</text:p>
          </table:table-cell>
          <table:table-cell table:formula="of:=[$timing_data.J50]-[$timing_data.I50]" office:value-type="float" office:value="0" calcext:value-type="float">
            <text:p>0</text:p>
          </table:table-cell>
          <table:table-cell table:formula="of:=[$timing_data.K50]-[$timing_data.J50]" office:value-type="float" office:value="0" calcext:value-type="float">
            <text:p>0</text:p>
          </table:table-cell>
        </table:table-row>
        <table:table-row table:style-name="ro1">
          <table:table-cell table:formula="of:=[$timing_data.A51]" office:value-type="float" office:value="0" calcext:value-type="float">
            <text:p>0</text:p>
          </table:table-cell>
          <table:table-cell table:formula="of:=[$timing_data.E51]-[$timing_data.D51]" office:value-type="float" office:value="0" calcext:value-type="float">
            <text:p>0</text:p>
          </table:table-cell>
          <table:table-cell table:formula="of:=[$timing_data.F51]-[$timing_data.E51]" office:value-type="float" office:value="0" calcext:value-type="float">
            <text:p>0</text:p>
          </table:table-cell>
          <table:table-cell table:formula="of:=[$timing_data.G51]-[$timing_data.F51]" office:value-type="float" office:value="0" calcext:value-type="float">
            <text:p>0</text:p>
          </table:table-cell>
          <table:table-cell table:formula="of:=[$timing_data.H51]-[$timing_data.G51]" office:value-type="float" office:value="0" calcext:value-type="float">
            <text:p>0</text:p>
          </table:table-cell>
          <table:table-cell table:formula="of:=[$timing_data.I51]-[$timing_data.H51]" office:value-type="float" office:value="0" calcext:value-type="float">
            <text:p>0</text:p>
          </table:table-cell>
          <table:table-cell table:formula="of:=[$timing_data.J51]-[$timing_data.I51]" office:value-type="float" office:value="0" calcext:value-type="float">
            <text:p>0</text:p>
          </table:table-cell>
          <table:table-cell table:formula="of:=[$timing_data.K51]-[$timing_data.J51]" office:value-type="float" office:value="0" calcext:value-type="float">
            <text:p>0</text:p>
          </table:table-cell>
        </table:table-row>
        <table:table-row table:style-name="ro1">
          <table:table-cell table:formula="of:=[$timing_data.A52]" office:value-type="float" office:value="0" calcext:value-type="float">
            <text:p>0</text:p>
          </table:table-cell>
          <table:table-cell table:formula="of:=[$timing_data.E52]-[$timing_data.D52]" office:value-type="float" office:value="0" calcext:value-type="float">
            <text:p>0</text:p>
          </table:table-cell>
          <table:table-cell table:formula="of:=[$timing_data.F52]-[$timing_data.E52]" office:value-type="float" office:value="0" calcext:value-type="float">
            <text:p>0</text:p>
          </table:table-cell>
          <table:table-cell table:formula="of:=[$timing_data.G52]-[$timing_data.F52]" office:value-type="float" office:value="0" calcext:value-type="float">
            <text:p>0</text:p>
          </table:table-cell>
          <table:table-cell table:formula="of:=[$timing_data.H52]-[$timing_data.G52]" office:value-type="float" office:value="0" calcext:value-type="float">
            <text:p>0</text:p>
          </table:table-cell>
          <table:table-cell table:formula="of:=[$timing_data.I52]-[$timing_data.H52]" office:value-type="float" office:value="0" calcext:value-type="float">
            <text:p>0</text:p>
          </table:table-cell>
          <table:table-cell table:formula="of:=[$timing_data.J52]-[$timing_data.I52]" office:value-type="float" office:value="0" calcext:value-type="float">
            <text:p>0</text:p>
          </table:table-cell>
          <table:table-cell table:formula="of:=[$timing_data.K52]-[$timing_data.J52]" office:value-type="float" office:value="0" calcext:value-type="float">
            <text:p>0</text:p>
          </table:table-cell>
        </table:table-row>
        <table:table-row table:style-name="ro1">
          <table:table-cell table:formula="of:=[$timing_data.A53]" office:value-type="float" office:value="0" calcext:value-type="float">
            <text:p>0</text:p>
          </table:table-cell>
          <table:table-cell table:formula="of:=[$timing_data.E53]-[$timing_data.D53]" office:value-type="float" office:value="0" calcext:value-type="float">
            <text:p>0</text:p>
          </table:table-cell>
          <table:table-cell table:formula="of:=[$timing_data.F53]-[$timing_data.E53]" office:value-type="float" office:value="0" calcext:value-type="float">
            <text:p>0</text:p>
          </table:table-cell>
          <table:table-cell table:formula="of:=[$timing_data.G53]-[$timing_data.F53]" office:value-type="float" office:value="0" calcext:value-type="float">
            <text:p>0</text:p>
          </table:table-cell>
          <table:table-cell table:formula="of:=[$timing_data.H53]-[$timing_data.G53]" office:value-type="float" office:value="0" calcext:value-type="float">
            <text:p>0</text:p>
          </table:table-cell>
          <table:table-cell table:formula="of:=[$timing_data.I53]-[$timing_data.H53]" office:value-type="float" office:value="0" calcext:value-type="float">
            <text:p>0</text:p>
          </table:table-cell>
          <table:table-cell table:formula="of:=[$timing_data.J53]-[$timing_data.I53]" office:value-type="float" office:value="0" calcext:value-type="float">
            <text:p>0</text:p>
          </table:table-cell>
          <table:table-cell table:formula="of:=[$timing_data.K53]-[$timing_data.J53]" office:value-type="float" office:value="0" calcext:value-type="float">
            <text:p>0</text:p>
          </table:table-cell>
        </table:table-row>
        <table:table-row table:style-name="ro1">
          <table:table-cell table:formula="of:=[$timing_data.A54]" office:value-type="float" office:value="0" calcext:value-type="float">
            <text:p>0</text:p>
          </table:table-cell>
          <table:table-cell table:formula="of:=[$timing_data.E54]-[$timing_data.D54]" office:value-type="float" office:value="0" calcext:value-type="float">
            <text:p>0</text:p>
          </table:table-cell>
          <table:table-cell table:formula="of:=[$timing_data.F54]-[$timing_data.E54]" office:value-type="float" office:value="0" calcext:value-type="float">
            <text:p>0</text:p>
          </table:table-cell>
          <table:table-cell table:formula="of:=[$timing_data.G54]-[$timing_data.F54]" office:value-type="float" office:value="0" calcext:value-type="float">
            <text:p>0</text:p>
          </table:table-cell>
          <table:table-cell table:formula="of:=[$timing_data.H54]-[$timing_data.G54]" office:value-type="float" office:value="0" calcext:value-type="float">
            <text:p>0</text:p>
          </table:table-cell>
          <table:table-cell table:formula="of:=[$timing_data.I54]-[$timing_data.H54]" office:value-type="float" office:value="0" calcext:value-type="float">
            <text:p>0</text:p>
          </table:table-cell>
          <table:table-cell table:formula="of:=[$timing_data.J54]-[$timing_data.I54]" office:value-type="float" office:value="0" calcext:value-type="float">
            <text:p>0</text:p>
          </table:table-cell>
          <table:table-cell table:formula="of:=[$timing_data.K54]-[$timing_data.J54]" office:value-type="float" office:value="0" calcext:value-type="float">
            <text:p>0</text:p>
          </table:table-cell>
        </table:table-row>
        <table:table-row table:style-name="ro1">
          <table:table-cell table:formula="of:=[$timing_data.A55]" office:value-type="float" office:value="0" calcext:value-type="float">
            <text:p>0</text:p>
          </table:table-cell>
          <table:table-cell table:formula="of:=[$timing_data.E55]-[$timing_data.D55]" office:value-type="float" office:value="0" calcext:value-type="float">
            <text:p>0</text:p>
          </table:table-cell>
          <table:table-cell table:formula="of:=[$timing_data.F55]-[$timing_data.E55]" office:value-type="float" office:value="0" calcext:value-type="float">
            <text:p>0</text:p>
          </table:table-cell>
          <table:table-cell table:formula="of:=[$timing_data.G55]-[$timing_data.F55]" office:value-type="float" office:value="0" calcext:value-type="float">
            <text:p>0</text:p>
          </table:table-cell>
          <table:table-cell table:formula="of:=[$timing_data.H55]-[$timing_data.G55]" office:value-type="float" office:value="0" calcext:value-type="float">
            <text:p>0</text:p>
          </table:table-cell>
          <table:table-cell table:formula="of:=[$timing_data.I55]-[$timing_data.H55]" office:value-type="float" office:value="0" calcext:value-type="float">
            <text:p>0</text:p>
          </table:table-cell>
          <table:table-cell table:formula="of:=[$timing_data.J55]-[$timing_data.I55]" office:value-type="float" office:value="0" calcext:value-type="float">
            <text:p>0</text:p>
          </table:table-cell>
          <table:table-cell table:formula="of:=[$timing_data.K55]-[$timing_data.J55]" office:value-type="float" office:value="0" calcext:value-type="float">
            <text:p>0</text:p>
          </table:table-cell>
        </table:table-row>
        <table:table-row table:style-name="ro1">
          <table:table-cell table:formula="of:=[$timing_data.A56]" office:value-type="float" office:value="0" calcext:value-type="float">
            <text:p>0</text:p>
          </table:table-cell>
          <table:table-cell table:formula="of:=[$timing_data.E56]-[$timing_data.D56]" office:value-type="float" office:value="0" calcext:value-type="float">
            <text:p>0</text:p>
          </table:table-cell>
          <table:table-cell table:formula="of:=[$timing_data.F56]-[$timing_data.E56]" office:value-type="float" office:value="0" calcext:value-type="float">
            <text:p>0</text:p>
          </table:table-cell>
          <table:table-cell table:formula="of:=[$timing_data.G56]-[$timing_data.F56]" office:value-type="float" office:value="0" calcext:value-type="float">
            <text:p>0</text:p>
          </table:table-cell>
          <table:table-cell table:formula="of:=[$timing_data.H56]-[$timing_data.G56]" office:value-type="float" office:value="0" calcext:value-type="float">
            <text:p>0</text:p>
          </table:table-cell>
          <table:table-cell table:formula="of:=[$timing_data.I56]-[$timing_data.H56]" office:value-type="float" office:value="0" calcext:value-type="float">
            <text:p>0</text:p>
          </table:table-cell>
          <table:table-cell table:formula="of:=[$timing_data.J56]-[$timing_data.I56]" office:value-type="float" office:value="0" calcext:value-type="float">
            <text:p>0</text:p>
          </table:table-cell>
          <table:table-cell table:formula="of:=[$timing_data.K56]-[$timing_data.J56]" office:value-type="float" office:value="0" calcext:value-type="float">
            <text:p>0</text:p>
          </table:table-cell>
        </table:table-row>
        <table:table-row table:style-name="ro1">
          <table:table-cell table:formula="of:=[$timing_data.A57]" office:value-type="float" office:value="0" calcext:value-type="float">
            <text:p>0</text:p>
          </table:table-cell>
          <table:table-cell table:formula="of:=[$timing_data.E57]-[$timing_data.D57]" office:value-type="float" office:value="0" calcext:value-type="float">
            <text:p>0</text:p>
          </table:table-cell>
          <table:table-cell table:formula="of:=[$timing_data.F57]-[$timing_data.E57]" office:value-type="float" office:value="0" calcext:value-type="float">
            <text:p>0</text:p>
          </table:table-cell>
          <table:table-cell table:formula="of:=[$timing_data.G57]-[$timing_data.F57]" office:value-type="float" office:value="0" calcext:value-type="float">
            <text:p>0</text:p>
          </table:table-cell>
          <table:table-cell table:formula="of:=[$timing_data.H57]-[$timing_data.G57]" office:value-type="float" office:value="0" calcext:value-type="float">
            <text:p>0</text:p>
          </table:table-cell>
          <table:table-cell table:formula="of:=[$timing_data.I57]-[$timing_data.H57]" office:value-type="float" office:value="0" calcext:value-type="float">
            <text:p>0</text:p>
          </table:table-cell>
          <table:table-cell table:formula="of:=[$timing_data.J57]-[$timing_data.I57]" office:value-type="float" office:value="0" calcext:value-type="float">
            <text:p>0</text:p>
          </table:table-cell>
          <table:table-cell table:formula="of:=[$timing_data.K57]-[$timing_data.J57]" office:value-type="float" office:value="0" calcext:value-type="float">
            <text:p>0</text:p>
          </table:table-cell>
        </table:table-row>
        <table:table-row table:style-name="ro1">
          <table:table-cell table:formula="of:=[$timing_data.A58]" office:value-type="float" office:value="0" calcext:value-type="float">
            <text:p>0</text:p>
          </table:table-cell>
          <table:table-cell table:formula="of:=[$timing_data.E58]-[$timing_data.D58]" office:value-type="float" office:value="0" calcext:value-type="float">
            <text:p>0</text:p>
          </table:table-cell>
          <table:table-cell table:formula="of:=[$timing_data.F58]-[$timing_data.E58]" office:value-type="float" office:value="0" calcext:value-type="float">
            <text:p>0</text:p>
          </table:table-cell>
          <table:table-cell table:formula="of:=[$timing_data.G58]-[$timing_data.F58]" office:value-type="float" office:value="0" calcext:value-type="float">
            <text:p>0</text:p>
          </table:table-cell>
          <table:table-cell table:formula="of:=[$timing_data.H58]-[$timing_data.G58]" office:value-type="float" office:value="0" calcext:value-type="float">
            <text:p>0</text:p>
          </table:table-cell>
          <table:table-cell table:formula="of:=[$timing_data.I58]-[$timing_data.H58]" office:value-type="float" office:value="0" calcext:value-type="float">
            <text:p>0</text:p>
          </table:table-cell>
          <table:table-cell table:formula="of:=[$timing_data.J58]-[$timing_data.I58]" office:value-type="float" office:value="0" calcext:value-type="float">
            <text:p>0</text:p>
          </table:table-cell>
          <table:table-cell table:formula="of:=[$timing_data.K58]-[$timing_data.J58]" office:value-type="float" office:value="0" calcext:value-type="float">
            <text:p>0</text:p>
          </table:table-cell>
        </table:table-row>
        <table:table-row table:style-name="ro1">
          <table:table-cell table:formula="of:=[$timing_data.A59]" office:value-type="float" office:value="0" calcext:value-type="float">
            <text:p>0</text:p>
          </table:table-cell>
          <table:table-cell table:formula="of:=[$timing_data.E59]-[$timing_data.D59]" office:value-type="float" office:value="0" calcext:value-type="float">
            <text:p>0</text:p>
          </table:table-cell>
          <table:table-cell table:formula="of:=[$timing_data.F59]-[$timing_data.E59]" office:value-type="float" office:value="0" calcext:value-type="float">
            <text:p>0</text:p>
          </table:table-cell>
          <table:table-cell table:formula="of:=[$timing_data.G59]-[$timing_data.F59]" office:value-type="float" office:value="0" calcext:value-type="float">
            <text:p>0</text:p>
          </table:table-cell>
          <table:table-cell table:formula="of:=[$timing_data.H59]-[$timing_data.G59]" office:value-type="float" office:value="0" calcext:value-type="float">
            <text:p>0</text:p>
          </table:table-cell>
          <table:table-cell table:formula="of:=[$timing_data.I59]-[$timing_data.H59]" office:value-type="float" office:value="0" calcext:value-type="float">
            <text:p>0</text:p>
          </table:table-cell>
          <table:table-cell table:formula="of:=[$timing_data.J59]-[$timing_data.I59]" office:value-type="float" office:value="0" calcext:value-type="float">
            <text:p>0</text:p>
          </table:table-cell>
          <table:table-cell table:formula="of:=[$timing_data.K59]-[$timing_data.J59]" office:value-type="float" office:value="0" calcext:value-type="float">
            <text:p>0</text:p>
          </table:table-cell>
        </table:table-row>
        <table:table-row table:style-name="ro1">
          <table:table-cell table:formula="of:=[$timing_data.A60]" office:value-type="float" office:value="0" calcext:value-type="float">
            <text:p>0</text:p>
          </table:table-cell>
          <table:table-cell table:formula="of:=[$timing_data.E60]-[$timing_data.D60]" office:value-type="float" office:value="0" calcext:value-type="float">
            <text:p>0</text:p>
          </table:table-cell>
          <table:table-cell table:formula="of:=[$timing_data.F60]-[$timing_data.E60]" office:value-type="float" office:value="0" calcext:value-type="float">
            <text:p>0</text:p>
          </table:table-cell>
          <table:table-cell table:formula="of:=[$timing_data.G60]-[$timing_data.F60]" office:value-type="float" office:value="0" calcext:value-type="float">
            <text:p>0</text:p>
          </table:table-cell>
          <table:table-cell table:formula="of:=[$timing_data.H60]-[$timing_data.G60]" office:value-type="float" office:value="0" calcext:value-type="float">
            <text:p>0</text:p>
          </table:table-cell>
          <table:table-cell table:formula="of:=[$timing_data.I60]-[$timing_data.H60]" office:value-type="float" office:value="0" calcext:value-type="float">
            <text:p>0</text:p>
          </table:table-cell>
          <table:table-cell table:formula="of:=[$timing_data.J60]-[$timing_data.I60]" office:value-type="float" office:value="0" calcext:value-type="float">
            <text:p>0</text:p>
          </table:table-cell>
          <table:table-cell table:formula="of:=[$timing_data.K60]-[$timing_data.J60]" office:value-type="float" office:value="0" calcext:value-type="float">
            <text:p>0</text:p>
          </table:table-cell>
        </table:table-row>
        <table:table-row table:style-name="ro1">
          <table:table-cell table:formula="of:=[$timing_data.A61]" office:value-type="float" office:value="0" calcext:value-type="float">
            <text:p>0</text:p>
          </table:table-cell>
          <table:table-cell table:formula="of:=[$timing_data.E61]-[$timing_data.D61]" office:value-type="float" office:value="0" calcext:value-type="float">
            <text:p>0</text:p>
          </table:table-cell>
          <table:table-cell table:formula="of:=[$timing_data.F61]-[$timing_data.E61]" office:value-type="float" office:value="0" calcext:value-type="float">
            <text:p>0</text:p>
          </table:table-cell>
          <table:table-cell table:formula="of:=[$timing_data.G61]-[$timing_data.F61]" office:value-type="float" office:value="0" calcext:value-type="float">
            <text:p>0</text:p>
          </table:table-cell>
          <table:table-cell table:formula="of:=[$timing_data.H61]-[$timing_data.G61]" office:value-type="float" office:value="0" calcext:value-type="float">
            <text:p>0</text:p>
          </table:table-cell>
          <table:table-cell table:formula="of:=[$timing_data.I61]-[$timing_data.H61]" office:value-type="float" office:value="0" calcext:value-type="float">
            <text:p>0</text:p>
          </table:table-cell>
          <table:table-cell table:formula="of:=[$timing_data.J61]-[$timing_data.I61]" office:value-type="float" office:value="0" calcext:value-type="float">
            <text:p>0</text:p>
          </table:table-cell>
          <table:table-cell table:formula="of:=[$timing_data.K61]-[$timing_data.J61]" office:value-type="float" office:value="0" calcext:value-type="float">
            <text:p>0</text:p>
          </table:table-cell>
        </table:table-row>
        <table:table-row table:style-name="ro1">
          <table:table-cell table:formula="of:=[$timing_data.A62]" office:value-type="float" office:value="0" calcext:value-type="float">
            <text:p>0</text:p>
          </table:table-cell>
          <table:table-cell table:formula="of:=[$timing_data.E62]-[$timing_data.D62]" office:value-type="float" office:value="0" calcext:value-type="float">
            <text:p>0</text:p>
          </table:table-cell>
          <table:table-cell table:formula="of:=[$timing_data.F62]-[$timing_data.E62]" office:value-type="float" office:value="0" calcext:value-type="float">
            <text:p>0</text:p>
          </table:table-cell>
          <table:table-cell table:formula="of:=[$timing_data.G62]-[$timing_data.F62]" office:value-type="float" office:value="0" calcext:value-type="float">
            <text:p>0</text:p>
          </table:table-cell>
          <table:table-cell table:formula="of:=[$timing_data.H62]-[$timing_data.G62]" office:value-type="float" office:value="0" calcext:value-type="float">
            <text:p>0</text:p>
          </table:table-cell>
          <table:table-cell table:formula="of:=[$timing_data.I62]-[$timing_data.H62]" office:value-type="float" office:value="0" calcext:value-type="float">
            <text:p>0</text:p>
          </table:table-cell>
          <table:table-cell table:formula="of:=[$timing_data.J62]-[$timing_data.I62]" office:value-type="float" office:value="0" calcext:value-type="float">
            <text:p>0</text:p>
          </table:table-cell>
          <table:table-cell table:formula="of:=[$timing_data.K62]-[$timing_data.J62]" office:value-type="float" office:value="0" calcext:value-type="float">
            <text:p>0</text:p>
          </table:table-cell>
        </table:table-row>
        <table:table-row table:style-name="ro1">
          <table:table-cell table:formula="of:=[$timing_data.A63]" office:value-type="float" office:value="0" calcext:value-type="float">
            <text:p>0</text:p>
          </table:table-cell>
          <table:table-cell table:formula="of:=[$timing_data.E63]-[$timing_data.D63]" office:value-type="float" office:value="0" calcext:value-type="float">
            <text:p>0</text:p>
          </table:table-cell>
          <table:table-cell table:formula="of:=[$timing_data.F63]-[$timing_data.E63]" office:value-type="float" office:value="0" calcext:value-type="float">
            <text:p>0</text:p>
          </table:table-cell>
          <table:table-cell table:formula="of:=[$timing_data.G63]-[$timing_data.F63]" office:value-type="float" office:value="0" calcext:value-type="float">
            <text:p>0</text:p>
          </table:table-cell>
          <table:table-cell table:formula="of:=[$timing_data.H63]-[$timing_data.G63]" office:value-type="float" office:value="0" calcext:value-type="float">
            <text:p>0</text:p>
          </table:table-cell>
          <table:table-cell table:formula="of:=[$timing_data.I63]-[$timing_data.H63]" office:value-type="float" office:value="0" calcext:value-type="float">
            <text:p>0</text:p>
          </table:table-cell>
          <table:table-cell table:formula="of:=[$timing_data.J63]-[$timing_data.I63]" office:value-type="float" office:value="0" calcext:value-type="float">
            <text:p>0</text:p>
          </table:table-cell>
          <table:table-cell table:formula="of:=[$timing_data.K63]-[$timing_data.J63]" office:value-type="float" office:value="0" calcext:value-type="float">
            <text:p>0</text:p>
          </table:table-cell>
        </table:table-row>
        <table:table-row table:style-name="ro1">
          <table:table-cell table:formula="of:=[$timing_data.A64]" office:value-type="float" office:value="0" calcext:value-type="float">
            <text:p>0</text:p>
          </table:table-cell>
          <table:table-cell table:formula="of:=[$timing_data.E64]-[$timing_data.D64]" office:value-type="float" office:value="0" calcext:value-type="float">
            <text:p>0</text:p>
          </table:table-cell>
          <table:table-cell table:formula="of:=[$timing_data.F64]-[$timing_data.E64]" office:value-type="float" office:value="0" calcext:value-type="float">
            <text:p>0</text:p>
          </table:table-cell>
          <table:table-cell table:formula="of:=[$timing_data.G64]-[$timing_data.F64]" office:value-type="float" office:value="0" calcext:value-type="float">
            <text:p>0</text:p>
          </table:table-cell>
          <table:table-cell table:formula="of:=[$timing_data.H64]-[$timing_data.G64]" office:value-type="float" office:value="0" calcext:value-type="float">
            <text:p>0</text:p>
          </table:table-cell>
          <table:table-cell table:formula="of:=[$timing_data.I64]-[$timing_data.H64]" office:value-type="float" office:value="0" calcext:value-type="float">
            <text:p>0</text:p>
          </table:table-cell>
          <table:table-cell table:formula="of:=[$timing_data.J64]-[$timing_data.I64]" office:value-type="float" office:value="0" calcext:value-type="float">
            <text:p>0</text:p>
          </table:table-cell>
          <table:table-cell table:formula="of:=[$timing_data.K64]-[$timing_data.J64]" office:value-type="float" office:value="0" calcext:value-type="float">
            <text:p>0</text:p>
          </table:table-cell>
        </table:table-row>
        <table:table-row table:style-name="ro1">
          <table:table-cell table:formula="of:=[$timing_data.A65]" office:value-type="float" office:value="0" calcext:value-type="float">
            <text:p>0</text:p>
          </table:table-cell>
          <table:table-cell table:formula="of:=[$timing_data.E65]-[$timing_data.D65]" office:value-type="float" office:value="0" calcext:value-type="float">
            <text:p>0</text:p>
          </table:table-cell>
          <table:table-cell table:formula="of:=[$timing_data.F65]-[$timing_data.E65]" office:value-type="float" office:value="0" calcext:value-type="float">
            <text:p>0</text:p>
          </table:table-cell>
          <table:table-cell table:formula="of:=[$timing_data.G65]-[$timing_data.F65]" office:value-type="float" office:value="0" calcext:value-type="float">
            <text:p>0</text:p>
          </table:table-cell>
          <table:table-cell table:formula="of:=[$timing_data.H65]-[$timing_data.G65]" office:value-type="float" office:value="0" calcext:value-type="float">
            <text:p>0</text:p>
          </table:table-cell>
          <table:table-cell table:formula="of:=[$timing_data.I65]-[$timing_data.H65]" office:value-type="float" office:value="0" calcext:value-type="float">
            <text:p>0</text:p>
          </table:table-cell>
          <table:table-cell table:formula="of:=[$timing_data.J65]-[$timing_data.I65]" office:value-type="float" office:value="0" calcext:value-type="float">
            <text:p>0</text:p>
          </table:table-cell>
          <table:table-cell table:formula="of:=[$timing_data.K65]-[$timing_data.J65]" office:value-type="float" office:value="0" calcext:value-type="float">
            <text:p>0</text:p>
          </table:table-cell>
        </table:table-row>
        <table:table-row table:style-name="ro1">
          <table:table-cell table:formula="of:=[$timing_data.A66]" office:value-type="float" office:value="0" calcext:value-type="float">
            <text:p>0</text:p>
          </table:table-cell>
          <table:table-cell table:formula="of:=[$timing_data.E66]-[$timing_data.D66]" office:value-type="float" office:value="0" calcext:value-type="float">
            <text:p>0</text:p>
          </table:table-cell>
          <table:table-cell table:formula="of:=[$timing_data.F66]-[$timing_data.E66]" office:value-type="float" office:value="0" calcext:value-type="float">
            <text:p>0</text:p>
          </table:table-cell>
          <table:table-cell table:formula="of:=[$timing_data.G66]-[$timing_data.F66]" office:value-type="float" office:value="0" calcext:value-type="float">
            <text:p>0</text:p>
          </table:table-cell>
          <table:table-cell table:formula="of:=[$timing_data.H66]-[$timing_data.G66]" office:value-type="float" office:value="0" calcext:value-type="float">
            <text:p>0</text:p>
          </table:table-cell>
          <table:table-cell table:formula="of:=[$timing_data.I66]-[$timing_data.H66]" office:value-type="float" office:value="0" calcext:value-type="float">
            <text:p>0</text:p>
          </table:table-cell>
          <table:table-cell table:formula="of:=[$timing_data.J66]-[$timing_data.I66]" office:value-type="float" office:value="0" calcext:value-type="float">
            <text:p>0</text:p>
          </table:table-cell>
          <table:table-cell table:formula="of:=[$timing_data.K66]-[$timing_data.J66]" office:value-type="float" office:value="0" calcext:value-type="float">
            <text:p>0</text:p>
          </table:table-cell>
        </table:table-row>
        <table:table-row table:style-name="ro1">
          <table:table-cell table:formula="of:=[$timing_data.A67]" office:value-type="float" office:value="0" calcext:value-type="float">
            <text:p>0</text:p>
          </table:table-cell>
          <table:table-cell table:formula="of:=[$timing_data.E67]-[$timing_data.D67]" office:value-type="float" office:value="0" calcext:value-type="float">
            <text:p>0</text:p>
          </table:table-cell>
          <table:table-cell table:formula="of:=[$timing_data.F67]-[$timing_data.E67]" office:value-type="float" office:value="0" calcext:value-type="float">
            <text:p>0</text:p>
          </table:table-cell>
          <table:table-cell table:formula="of:=[$timing_data.G67]-[$timing_data.F67]" office:value-type="float" office:value="0" calcext:value-type="float">
            <text:p>0</text:p>
          </table:table-cell>
          <table:table-cell table:formula="of:=[$timing_data.H67]-[$timing_data.G67]" office:value-type="float" office:value="0" calcext:value-type="float">
            <text:p>0</text:p>
          </table:table-cell>
          <table:table-cell table:formula="of:=[$timing_data.I67]-[$timing_data.H67]" office:value-type="float" office:value="0" calcext:value-type="float">
            <text:p>0</text:p>
          </table:table-cell>
          <table:table-cell table:formula="of:=[$timing_data.J67]-[$timing_data.I67]" office:value-type="float" office:value="0" calcext:value-type="float">
            <text:p>0</text:p>
          </table:table-cell>
          <table:table-cell table:formula="of:=[$timing_data.K67]-[$timing_data.J67]" office:value-type="float" office:value="0" calcext:value-type="float">
            <text:p>0</text:p>
          </table:table-cell>
        </table:table-row>
        <table:table-row table:style-name="ro1">
          <table:table-cell table:formula="of:=[$timing_data.A68]" office:value-type="float" office:value="0" calcext:value-type="float">
            <text:p>0</text:p>
          </table:table-cell>
          <table:table-cell table:formula="of:=[$timing_data.E68]-[$timing_data.D68]" office:value-type="float" office:value="0" calcext:value-type="float">
            <text:p>0</text:p>
          </table:table-cell>
          <table:table-cell table:formula="of:=[$timing_data.F68]-[$timing_data.E68]" office:value-type="float" office:value="0" calcext:value-type="float">
            <text:p>0</text:p>
          </table:table-cell>
          <table:table-cell table:formula="of:=[$timing_data.G68]-[$timing_data.F68]" office:value-type="float" office:value="0" calcext:value-type="float">
            <text:p>0</text:p>
          </table:table-cell>
          <table:table-cell table:formula="of:=[$timing_data.H68]-[$timing_data.G68]" office:value-type="float" office:value="0" calcext:value-type="float">
            <text:p>0</text:p>
          </table:table-cell>
          <table:table-cell table:formula="of:=[$timing_data.I68]-[$timing_data.H68]" office:value-type="float" office:value="0" calcext:value-type="float">
            <text:p>0</text:p>
          </table:table-cell>
          <table:table-cell table:formula="of:=[$timing_data.J68]-[$timing_data.I68]" office:value-type="float" office:value="0" calcext:value-type="float">
            <text:p>0</text:p>
          </table:table-cell>
          <table:table-cell table:formula="of:=[$timing_data.K68]-[$timing_data.J68]" office:value-type="float" office:value="0" calcext:value-type="float">
            <text:p>0</text:p>
          </table:table-cell>
        </table:table-row>
        <table:table-row table:style-name="ro1">
          <table:table-cell table:formula="of:=[$timing_data.A69]" office:value-type="float" office:value="0" calcext:value-type="float">
            <text:p>0</text:p>
          </table:table-cell>
          <table:table-cell table:formula="of:=[$timing_data.E69]-[$timing_data.D69]" office:value-type="float" office:value="0" calcext:value-type="float">
            <text:p>0</text:p>
          </table:table-cell>
          <table:table-cell table:formula="of:=[$timing_data.F69]-[$timing_data.E69]" office:value-type="float" office:value="0" calcext:value-type="float">
            <text:p>0</text:p>
          </table:table-cell>
          <table:table-cell table:formula="of:=[$timing_data.G69]-[$timing_data.F69]" office:value-type="float" office:value="0" calcext:value-type="float">
            <text:p>0</text:p>
          </table:table-cell>
          <table:table-cell table:formula="of:=[$timing_data.H69]-[$timing_data.G69]" office:value-type="float" office:value="0" calcext:value-type="float">
            <text:p>0</text:p>
          </table:table-cell>
          <table:table-cell table:formula="of:=[$timing_data.I69]-[$timing_data.H69]" office:value-type="float" office:value="0" calcext:value-type="float">
            <text:p>0</text:p>
          </table:table-cell>
          <table:table-cell table:formula="of:=[$timing_data.J69]-[$timing_data.I69]" office:value-type="float" office:value="0" calcext:value-type="float">
            <text:p>0</text:p>
          </table:table-cell>
          <table:table-cell table:formula="of:=[$timing_data.K69]-[$timing_data.J69]" office:value-type="float" office:value="0" calcext:value-type="float">
            <text:p>0</text:p>
          </table:table-cell>
        </table:table-row>
        <table:table-row table:style-name="ro1">
          <table:table-cell table:formula="of:=[$timing_data.A70]" office:value-type="float" office:value="0" calcext:value-type="float">
            <text:p>0</text:p>
          </table:table-cell>
          <table:table-cell table:formula="of:=[$timing_data.E70]-[$timing_data.D70]" office:value-type="float" office:value="0" calcext:value-type="float">
            <text:p>0</text:p>
          </table:table-cell>
          <table:table-cell table:formula="of:=[$timing_data.F70]-[$timing_data.E70]" office:value-type="float" office:value="0" calcext:value-type="float">
            <text:p>0</text:p>
          </table:table-cell>
          <table:table-cell table:formula="of:=[$timing_data.G70]-[$timing_data.F70]" office:value-type="float" office:value="0" calcext:value-type="float">
            <text:p>0</text:p>
          </table:table-cell>
          <table:table-cell table:formula="of:=[$timing_data.H70]-[$timing_data.G70]" office:value-type="float" office:value="0" calcext:value-type="float">
            <text:p>0</text:p>
          </table:table-cell>
          <table:table-cell table:formula="of:=[$timing_data.I70]-[$timing_data.H70]" office:value-type="float" office:value="0" calcext:value-type="float">
            <text:p>0</text:p>
          </table:table-cell>
          <table:table-cell table:formula="of:=[$timing_data.J70]-[$timing_data.I70]" office:value-type="float" office:value="0" calcext:value-type="float">
            <text:p>0</text:p>
          </table:table-cell>
          <table:table-cell table:formula="of:=[$timing_data.K70]-[$timing_data.J70]" office:value-type="float" office:value="0" calcext:value-type="float">
            <text:p>0</text:p>
          </table:table-cell>
        </table:table-row>
        <table:table-row table:style-name="ro1">
          <table:table-cell table:formula="of:=[$timing_data.A71]" office:value-type="float" office:value="0" calcext:value-type="float">
            <text:p>0</text:p>
          </table:table-cell>
          <table:table-cell table:formula="of:=[$timing_data.E71]-[$timing_data.D71]" office:value-type="float" office:value="0" calcext:value-type="float">
            <text:p>0</text:p>
          </table:table-cell>
          <table:table-cell table:formula="of:=[$timing_data.F71]-[$timing_data.E71]" office:value-type="float" office:value="0" calcext:value-type="float">
            <text:p>0</text:p>
          </table:table-cell>
          <table:table-cell table:formula="of:=[$timing_data.G71]-[$timing_data.F71]" office:value-type="float" office:value="0" calcext:value-type="float">
            <text:p>0</text:p>
          </table:table-cell>
          <table:table-cell table:formula="of:=[$timing_data.H71]-[$timing_data.G71]" office:value-type="float" office:value="0" calcext:value-type="float">
            <text:p>0</text:p>
          </table:table-cell>
          <table:table-cell table:formula="of:=[$timing_data.I71]-[$timing_data.H71]" office:value-type="float" office:value="0" calcext:value-type="float">
            <text:p>0</text:p>
          </table:table-cell>
          <table:table-cell table:formula="of:=[$timing_data.J71]-[$timing_data.I71]" office:value-type="float" office:value="0" calcext:value-type="float">
            <text:p>0</text:p>
          </table:table-cell>
          <table:table-cell table:formula="of:=[$timing_data.K71]-[$timing_data.J71]" office:value-type="float" office:value="0" calcext:value-type="float">
            <text:p>0</text:p>
          </table:table-cell>
        </table:table-row>
        <table:table-row table:style-name="ro1">
          <table:table-cell table:formula="of:=[$timing_data.A72]" office:value-type="float" office:value="0" calcext:value-type="float">
            <text:p>0</text:p>
          </table:table-cell>
          <table:table-cell table:formula="of:=[$timing_data.E72]-[$timing_data.D72]" office:value-type="float" office:value="0" calcext:value-type="float">
            <text:p>0</text:p>
          </table:table-cell>
          <table:table-cell table:formula="of:=[$timing_data.F72]-[$timing_data.E72]" office:value-type="float" office:value="0" calcext:value-type="float">
            <text:p>0</text:p>
          </table:table-cell>
          <table:table-cell table:formula="of:=[$timing_data.G72]-[$timing_data.F72]" office:value-type="float" office:value="0" calcext:value-type="float">
            <text:p>0</text:p>
          </table:table-cell>
          <table:table-cell table:formula="of:=[$timing_data.H72]-[$timing_data.G72]" office:value-type="float" office:value="0" calcext:value-type="float">
            <text:p>0</text:p>
          </table:table-cell>
          <table:table-cell table:formula="of:=[$timing_data.I72]-[$timing_data.H72]" office:value-type="float" office:value="0" calcext:value-type="float">
            <text:p>0</text:p>
          </table:table-cell>
          <table:table-cell table:formula="of:=[$timing_data.J72]-[$timing_data.I72]" office:value-type="float" office:value="0" calcext:value-type="float">
            <text:p>0</text:p>
          </table:table-cell>
          <table:table-cell table:formula="of:=[$timing_data.K72]-[$timing_data.J72]" office:value-type="float" office:value="0" calcext:value-type="float">
            <text:p>0</text:p>
          </table:table-cell>
        </table:table-row>
        <table:table-row table:style-name="ro1">
          <table:table-cell table:formula="of:=[$timing_data.A73]" office:value-type="float" office:value="0" calcext:value-type="float">
            <text:p>0</text:p>
          </table:table-cell>
          <table:table-cell table:formula="of:=[$timing_data.E73]-[$timing_data.D73]" office:value-type="float" office:value="0" calcext:value-type="float">
            <text:p>0</text:p>
          </table:table-cell>
          <table:table-cell table:formula="of:=[$timing_data.F73]-[$timing_data.E73]" office:value-type="float" office:value="0" calcext:value-type="float">
            <text:p>0</text:p>
          </table:table-cell>
          <table:table-cell table:formula="of:=[$timing_data.G73]-[$timing_data.F73]" office:value-type="float" office:value="0" calcext:value-type="float">
            <text:p>0</text:p>
          </table:table-cell>
          <table:table-cell table:formula="of:=[$timing_data.H73]-[$timing_data.G73]" office:value-type="float" office:value="0" calcext:value-type="float">
            <text:p>0</text:p>
          </table:table-cell>
          <table:table-cell table:formula="of:=[$timing_data.I73]-[$timing_data.H73]" office:value-type="float" office:value="0" calcext:value-type="float">
            <text:p>0</text:p>
          </table:table-cell>
          <table:table-cell table:formula="of:=[$timing_data.J73]-[$timing_data.I73]" office:value-type="float" office:value="0" calcext:value-type="float">
            <text:p>0</text:p>
          </table:table-cell>
          <table:table-cell table:formula="of:=[$timing_data.K73]-[$timing_data.J7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/00/0000</text:date>, <text:time style:data-style-name="N2" text:time-value="09:12:13.858662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0T09:40:40.762420090</dc:date>
    <meta:editing-duration>PT1H26M14S</meta:editing-duration>
    <meta:editing-cycles>4</meta:editing-cycles>
    <meta:generator>LibreOffice/6.0.3.2$Linux_X86_64 LibreOffice_project/00m0$Build-2</meta:generator>
    <meta:document-statistic meta:table-count="2" meta:cell-count="15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742cm" svg:height="13.329cm" xlink:href=".." xlink:type="simple" chart:class="chart:bar" chart:style-name="ch1">
        <chart:legend chart:legend-position="end" svg:x="19.67cm" svg:y="5.084cm" style:legend-expansion="high" chart:style-name="ch2"/>
        <chart:plot-area chart:style-name="ch3" table:cell-range-address="'time differences'.A1:'time differences'.H44" chart:data-source-has-labels="both" svg:x="1.409cm" svg:y="0.266cm" svg:width="17.787cm" svg:height="11.892cm">
          <chartooo:coordinate-region svg:x="2.416cm" svg:y="0.401cm" svg:width="16.78cm" svg:height="10.834cm"/>
          <chart:axis chart:dimension="x" chart:name="primary-x" chart:style-name="ch4" chartooo:axis-type="text">
            <chart:title svg:x="8.954cm" svg:y="12.424cm" chart:style-name="ch5">
              <text:p>Subpopulation size</text:p>
            </chart:title>
            <chart:categories table:cell-range-address="'time differences'.A2:'time differences'.A44"/>
          </chart:axis>
          <chart:axis chart:dimension="y" chart:name="primary-y" chart:style-name="ch6">
            <chart:title svg:x="0.451cm" svg:y="6.731cm" chart:style-name="ch7">
              <text:p>Time/s</text:p>
            </chart:title>
            <chart:grid chart:style-name="ch8" chart:class="major"/>
          </chart:axis>
          <chart:series chart:style-name="ch9" chart:values-cell-range-address="'time differences'.B2:'time differences'.B44" chart:label-cell-address="'time differences'.B1:'time differences'.B1" chart:class="chart:bar">
            <chart:data-point chart:repeated="43"/>
          </chart:series>
          <chart:series chart:style-name="ch10" chart:values-cell-range-address="'time differences'.C2:'time differences'.C44" chart:label-cell-address="'time differences'.C1:'time differences'.C1" chart:class="chart:bar">
            <chart:data-point chart:repeated="43"/>
          </chart:series>
          <chart:series chart:style-name="ch11" chart:values-cell-range-address="'time differences'.D2:'time differences'.D44" chart:label-cell-address="'time differences'.D1:'time differences'.D1" chart:class="chart:bar">
            <chart:data-point chart:repeated="43"/>
          </chart:series>
          <chart:series chart:style-name="ch12" chart:values-cell-range-address="'time differences'.E2:'time differences'.E44" chart:label-cell-address="'time differences'.E1:'time differences'.E1" chart:class="chart:bar">
            <chart:data-point chart:repeated="43"/>
          </chart:series>
          <chart:series chart:style-name="ch13" chart:values-cell-range-address="'time differences'.F2:'time differences'.F44" chart:label-cell-address="'time differences'.F1:'time differences'.F1" chart:class="chart:bar">
            <chart:data-point chart:repeated="28"/>
            <chart:data-point chart:style-name="ch14"/>
            <chart:data-point chart:repeated="14"/>
          </chart:series>
          <chart:series chart:style-name="ch15" chart:values-cell-range-address="'time differences'.G2:'time differences'.G44" chart:label-cell-address="'time differences'.G1:'time differences'.G1" chart:class="chart:bar">
            <chart:data-point chart:repeated="43"/>
          </chart:series>
          <chart:series chart:style-name="ch16" chart:values-cell-range-address="'time differences'.H2:'time differences'.H44" chart:label-cell-address="'time differences'.H1:'time differences'.H1" chart:class="chart:bar">
            <chart:data-point chart:repeated="4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</text:p>
                <draw:g>
                  <svg:desc>'time differences'.B1:'time differences'.B1</svg:desc>
                </draw:g>
              </table:table-cell>
              <table:table-cell office:value-type="string">
                <text:p>Variation</text:p>
                <draw:g>
                  <svg:desc>'time differences'.C1:'time differences'.C1</svg:desc>
                </draw:g>
              </table:table-cell>
              <table:table-cell office:value-type="string">
                <text:p>Preprocessing</text:p>
                <draw:g>
                  <svg:desc>'time differences'.D1:'time differences'.D1</svg:desc>
                </draw:g>
              </table:table-cell>
              <table:table-cell office:value-type="string">
                <text:p>Evaluation</text:p>
                <draw:g>
                  <svg:desc>'time differences'.E1:'time differences'.E1</svg:desc>
                </draw:g>
              </table:table-cell>
              <table:table-cell office:value-type="string">
                <text:p>Postprocessing</text:p>
                <draw:g>
                  <svg:desc>'time differences'.F1:'time differences'.F1</svg:desc>
                </draw:g>
              </table:table-cell>
              <table:table-cell office:value-type="string">
                <text:p>Calculating Statistics</text:p>
                <draw:g>
                  <svg:desc>'time differences'.G1:'time differences'.G1</svg:desc>
                </draw:g>
              </table:table-cell>
              <table:table-cell office:value-type="string">
                <text:p>Pickling Population</text:p>
                <draw:g>
                  <svg:desc>'time differences'.H1:'time differences'.H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ime differences'.A2:'time differences'.A44</svg:desc>
                </draw:g>
              </table:table-cell>
              <table:table-cell office:value-type="float" office:value="0.0500500202178955">
                <text:p>0.0500500202178955</text:p>
                <draw:g>
                  <svg:desc>'time differences'.B2:'time differences'.B44</svg:desc>
                </draw:g>
              </table:table-cell>
              <table:table-cell office:value-type="float" office:value="71.5120198726654">
                <text:p>71.5120198726654</text:p>
                <draw:g>
                  <svg:desc>'time differences'.C2:'time differences'.C44</svg:desc>
                </draw:g>
              </table:table-cell>
              <table:table-cell office:value-type="float" office:value="0.000500202178955078">
                <text:p>0.000500202178955078</text:p>
                <draw:g>
                  <svg:desc>'time differences'.D2:'time differences'.D44</svg:desc>
                </draw:g>
              </table:table-cell>
              <table:table-cell office:value-type="float" office:value="1175.99224996567">
                <text:p>1175.99224996567</text:p>
                <draw:g>
                  <svg:desc>'time differences'.E2:'time differences'.E44</svg:desc>
                </draw:g>
              </table:table-cell>
              <table:table-cell office:value-type="float" office:value="1.7953999042511">
                <text:p>1.7953999042511</text:p>
                <draw:g>
                  <svg:desc>'time differences'.F2:'time differences'.F44</svg:desc>
                </draw:g>
              </table:table-cell>
              <table:table-cell office:value-type="float" office:value="0.0860800743103027">
                <text:p>0.0860800743103027</text:p>
                <draw:g>
                  <svg:desc>'time differences'.G2:'time differences'.G44</svg:desc>
                </draw:g>
              </table:table-cell>
              <table:table-cell office:value-type="float" office:value="164.435800075531">
                <text:p>164.435800075531</text:p>
                <draw:g>
                  <svg:desc>'time differences'.H2:'time differences'.H44</svg:desc>
                </draw:g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537600517272949">
                <text:p>0.0537600517272949</text:p>
              </table:table-cell>
              <table:table-cell office:value-type="float" office:value="70.3451499938965">
                <text:p>70.3451499938965</text:p>
              </table:table-cell>
              <table:table-cell office:value-type="float" office:value="0.000430107116699219">
                <text:p>0.000430107116699219</text:p>
              </table:table-cell>
              <table:table-cell office:value-type="float" office:value="1244.91203999519">
                <text:p>1244.91203999519</text:p>
              </table:table-cell>
              <table:table-cell office:value-type="float" office:value="1.69670987129211">
                <text:p>1.69670987129211</text:p>
              </table:table-cell>
              <table:table-cell office:value-type="float" office:value="0.143059968948364">
                <text:p>0.143059968948364</text:p>
              </table:table-cell>
              <table:table-cell office:value-type="float" office:value="170.941100120544">
                <text:p>170.94110012054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654201507568359">
                <text:p>0.0654201507568359</text:p>
              </table:table-cell>
              <table:table-cell office:value-type="float" office:value="69.7741298675537">
                <text:p>69.7741298675537</text:p>
              </table:table-cell>
              <table:table-cell office:value-type="float" office:value="0.000970125198364258">
                <text:p>0.000970125198364258</text:p>
              </table:table-cell>
              <table:table-cell office:value-type="float" office:value="1384.6002600193">
                <text:p>1384.6002600193</text:p>
              </table:table-cell>
              <table:table-cell office:value-type="float" office:value="1.74970984458923">
                <text:p>1.74970984458923</text:p>
              </table:table-cell>
              <table:table-cell office:value-type="float" office:value="0.236999988555908">
                <text:p>0.236999988555908</text:p>
              </table:table-cell>
              <table:table-cell office:value-type="float" office:value="172.654629945755">
                <text:p>172.65462994575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655498504638672">
                <text:p>0.0655498504638672</text:p>
              </table:table-cell>
              <table:table-cell office:value-type="float" office:value="70.431960105896">
                <text:p>70.431960105896</text:p>
              </table:table-cell>
              <table:table-cell office:value-type="float" office:value="0.00106000900268555">
                <text:p>0.00106000900268555</text:p>
              </table:table-cell>
              <table:table-cell office:value-type="float" office:value="1429.02342987061">
                <text:p>1429.02342987061</text:p>
              </table:table-cell>
              <table:table-cell office:value-type="float" office:value="1.7422502040863">
                <text:p>1.7422502040863</text:p>
              </table:table-cell>
              <table:table-cell office:value-type="float" office:value="0.146939992904663">
                <text:p>0.146939992904663</text:p>
              </table:table-cell>
              <table:table-cell office:value-type="float" office:value="172.969630002975">
                <text:p>172.9696300029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663399696350098">
                <text:p>0.0663399696350098</text:p>
              </table:table-cell>
              <table:table-cell office:value-type="float" office:value="69.9053499698639">
                <text:p>69.9053499698639</text:p>
              </table:table-cell>
              <table:table-cell office:value-type="float" office:value="0.00106000900268555">
                <text:p>0.00106000900268555</text:p>
              </table:table-cell>
              <table:table-cell office:value-type="float" office:value="1145.57560014725">
                <text:p>1145.57560014725</text:p>
              </table:table-cell>
              <table:table-cell office:value-type="float" office:value="1.81243991851807">
                <text:p>1.81243991851807</text:p>
              </table:table-cell>
              <table:table-cell office:value-type="float" office:value="0.0761299133300781">
                <text:p>0.0761299133300781</text:p>
              </table:table-cell>
              <table:table-cell office:value-type="float" office:value="172.817080020905">
                <text:p>172.8170800209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656502246856689">
                <text:p>0.0656502246856689</text:p>
              </table:table-cell>
              <table:table-cell office:value-type="float" office:value="69.7652897834778">
                <text:p>69.7652897834778</text:p>
              </table:table-cell>
              <table:table-cell office:value-type="float" office:value="0.00101017951965332">
                <text:p>0.00101017951965332</text:p>
              </table:table-cell>
              <table:table-cell office:value-type="float" office:value="1165.21678996086">
                <text:p>1165.21678996086</text:p>
              </table:table-cell>
              <table:table-cell office:value-type="float" office:value="1.83799004554749">
                <text:p>1.83799004554749</text:p>
              </table:table-cell>
              <table:table-cell office:value-type="float" office:value="0.0740599632263184">
                <text:p>0.0740599632263184</text:p>
              </table:table-cell>
              <table:table-cell office:value-type="float" office:value="172.438040018082">
                <text:p>172.43804001808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634701251983643">
                <text:p>0.0634701251983643</text:p>
              </table:table-cell>
              <table:table-cell office:value-type="float" office:value="70.2663300037384">
                <text:p>70.2663300037384</text:p>
              </table:table-cell>
              <table:table-cell office:value-type="float" office:value="0.000959873199462891">
                <text:p>0.000959873199462891</text:p>
              </table:table-cell>
              <table:table-cell office:value-type="float" office:value="1173.75475001335">
                <text:p>1173.75475001335</text:p>
              </table:table-cell>
              <table:table-cell office:value-type="float" office:value="1.81434011459351">
                <text:p>1.81434011459351</text:p>
              </table:table-cell>
              <table:table-cell office:value-type="float" office:value="0.0822100639343262">
                <text:p>0.0822100639343262</text:p>
              </table:table-cell>
              <table:table-cell office:value-type="float" office:value="170.940789937973">
                <text:p>170.94078993797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631000995635986">
                <text:p>0.0631000995635986</text:p>
              </table:table-cell>
              <table:table-cell office:value-type="float" office:value="69.8725299835205">
                <text:p>69.8725299835205</text:p>
              </table:table-cell>
              <table:table-cell office:value-type="float" office:value="0.000979900360107422">
                <text:p>0.000979900360107422</text:p>
              </table:table-cell>
              <table:table-cell office:value-type="float" office:value="1377.09731006622">
                <text:p>1377.09731006622</text:p>
              </table:table-cell>
              <table:table-cell office:value-type="float" office:value="1.80272006988525">
                <text:p>1.80272006988525</text:p>
              </table:table-cell>
              <table:table-cell office:value-type="float" office:value="0.0753400325775147">
                <text:p>0.0753400325775147</text:p>
              </table:table-cell>
              <table:table-cell office:value-type="float" office:value="170.7489798069">
                <text:p>170.748979806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625200271606445">
                <text:p>0.0625200271606445</text:p>
              </table:table-cell>
              <table:table-cell office:value-type="float" office:value="69.8138699531555">
                <text:p>69.8138699531555</text:p>
              </table:table-cell>
              <table:table-cell office:value-type="float" office:value="0.00103998184204102">
                <text:p>0.00103998184204102</text:p>
              </table:table-cell>
              <table:table-cell office:value-type="float" office:value="1693.53326010704">
                <text:p>1693.53326010704</text:p>
              </table:table-cell>
              <table:table-cell office:value-type="float" office:value="1.8285698890686">
                <text:p>1.8285698890686</text:p>
              </table:table-cell>
              <table:table-cell office:value-type="float" office:value="0.0950100421905518">
                <text:p>0.0950100421905518</text:p>
              </table:table-cell>
              <table:table-cell office:value-type="float" office:value="172.878440141678">
                <text:p>172.87844014167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61729907989502">
                <text:p>0.061729907989502</text:p>
              </table:table-cell>
              <table:table-cell office:value-type="float" office:value="69.5071799755096">
                <text:p>69.5071799755096</text:p>
              </table:table-cell>
              <table:table-cell office:value-type="float" office:value="0.00100994110107422">
                <text:p>0.00100994110107422</text:p>
              </table:table-cell>
              <table:table-cell office:value-type="float" office:value="1733.23335003853">
                <text:p>1733.23335003853</text:p>
              </table:table-cell>
              <table:table-cell office:value-type="float" office:value="1.72163009643555">
                <text:p>1.72163009643555</text:p>
              </table:table-cell>
              <table:table-cell office:value-type="float" office:value="0.085439920425415">
                <text:p>0.085439920425415</text:p>
              </table:table-cell>
              <table:table-cell office:value-type="float" office:value="170.298389911652">
                <text:p>170.2983899116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620300769805908">
                <text:p>0.0620300769805908</text:p>
              </table:table-cell>
              <table:table-cell office:value-type="float" office:value="70.0120599269867">
                <text:p>70.0120599269867</text:p>
              </table:table-cell>
              <table:table-cell office:value-type="float" office:value="0.000940084457397461">
                <text:p>0.000940084457397461</text:p>
              </table:table-cell>
              <table:table-cell office:value-type="float" office:value="1775.04045987129">
                <text:p>1775.04045987129</text:p>
              </table:table-cell>
              <table:table-cell office:value-type="float" office:value="1.76016020774841">
                <text:p>1.76016020774841</text:p>
              </table:table-cell>
              <table:table-cell office:value-type="float" office:value="0.0871798992156982">
                <text:p>0.0871798992156982</text:p>
              </table:table-cell>
              <table:table-cell office:value-type="float" office:value="173.033590078354">
                <text:p>173.0335900783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623500347137451">
                <text:p>0.0623500347137451</text:p>
              </table:table-cell>
              <table:table-cell office:value-type="float" office:value="69.7737700939179">
                <text:p>69.7737700939179</text:p>
              </table:table-cell>
              <table:table-cell office:value-type="float" office:value="0.000999927520751953">
                <text:p>0.000999927520751953</text:p>
              </table:table-cell>
              <table:table-cell office:value-type="float" office:value="1811.08924007416">
                <text:p>1811.08924007416</text:p>
              </table:table-cell>
              <table:table-cell office:value-type="float" office:value="1.79795002937317">
                <text:p>1.79795002937317</text:p>
              </table:table-cell>
              <table:table-cell office:value-type="float" office:value="0.0916597843170166">
                <text:p>0.0916597843170166</text:p>
              </table:table-cell>
              <table:table-cell office:value-type="float" office:value="172.098750114441">
                <text:p>172.09875011444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620200634002686">
                <text:p>0.0620200634002686</text:p>
              </table:table-cell>
              <table:table-cell office:value-type="float" office:value="69.5880498886108">
                <text:p>69.5880498886108</text:p>
              </table:table-cell>
              <table:table-cell office:value-type="float" office:value="0.000980138778686523">
                <text:p>0.000980138778686523</text:p>
              </table:table-cell>
              <table:table-cell office:value-type="float" office:value="1575.31627988815">
                <text:p>1575.31627988815</text:p>
              </table:table-cell>
              <table:table-cell office:value-type="float" office:value="1.85187005996704">
                <text:p>1.85187005996704</text:p>
              </table:table-cell>
              <table:table-cell office:value-type="float" office:value="0.096750020980835">
                <text:p>0.096750020980835</text:p>
              </table:table-cell>
              <table:table-cell office:value-type="float" office:value="171.431509971619">
                <text:p>171.43150997161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627899169921875">
                <text:p>0.0627899169921875</text:p>
              </table:table-cell>
              <table:table-cell office:value-type="float" office:value="69.6715800762177">
                <text:p>69.6715800762177</text:p>
              </table:table-cell>
              <table:table-cell office:value-type="float" office:value="0.00100994110107422">
                <text:p>0.00100994110107422</text:p>
              </table:table-cell>
              <table:table-cell office:value-type="float" office:value="1707.10211014748">
                <text:p>1707.10211014748</text:p>
              </table:table-cell>
              <table:table-cell office:value-type="float" office:value="1.74583983421326">
                <text:p>1.74583983421326</text:p>
              </table:table-cell>
              <table:table-cell office:value-type="float" office:value="0.162010192871094">
                <text:p>0.162010192871094</text:p>
              </table:table-cell>
              <table:table-cell office:value-type="float" office:value="171.28692984581">
                <text:p>171.2869298458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616600513458252">
                <text:p>0.0616600513458252</text:p>
              </table:table-cell>
              <table:table-cell office:value-type="float" office:value="69.3052499294281">
                <text:p>69.3052499294281</text:p>
              </table:table-cell>
              <table:table-cell office:value-type="float" office:value="0.000999927520751953">
                <text:p>0.000999927520751953</text:p>
              </table:table-cell>
              <table:table-cell office:value-type="float" office:value="1669.7371301651">
                <text:p>1669.7371301651</text:p>
              </table:table-cell>
              <table:table-cell office:value-type="float" office:value="1.79080986976624">
                <text:p>1.79080986976624</text:p>
              </table:table-cell>
              <table:table-cell office:value-type="float" office:value="0.0884599685668945">
                <text:p>0.0884599685668945</text:p>
              </table:table-cell>
              <table:table-cell office:value-type="float" office:value="178.808109998703">
                <text:p>178.80810999870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662899017333984">
                <text:p>0.0662899017333984</text:p>
              </table:table-cell>
              <table:table-cell office:value-type="float" office:value="73.1948399543762">
                <text:p>73.1948399543762</text:p>
              </table:table-cell>
              <table:table-cell office:value-type="float" office:value="0.00110006332397461">
                <text:p>0.00110006332397461</text:p>
              </table:table-cell>
              <table:table-cell office:value-type="float" office:value="1689.36387014389">
                <text:p>1689.36387014389</text:p>
              </table:table-cell>
              <table:table-cell office:value-type="float" office:value="1.83199000358582">
                <text:p>1.83199000358582</text:p>
              </table:table-cell>
              <table:table-cell office:value-type="float" office:value="0.167699813842773">
                <text:p>0.167699813842773</text:p>
              </table:table-cell>
              <table:table-cell office:value-type="float" office:value="181.019900083542">
                <text:p>181.01990008354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675699710845947">
                <text:p>0.0675699710845947</text:p>
              </table:table-cell>
              <table:table-cell office:value-type="float" office:value="74.3902699947357">
                <text:p>74.3902699947357</text:p>
              </table:table-cell>
              <table:table-cell office:value-type="float" office:value="0.00108003616333008">
                <text:p>0.00108003616333008</text:p>
              </table:table-cell>
              <table:table-cell office:value-type="float" office:value="1699.36851000786">
                <text:p>1699.36851000786</text:p>
              </table:table-cell>
              <table:table-cell office:value-type="float" office:value="1.77995991706848">
                <text:p>1.77995991706848</text:p>
              </table:table-cell>
              <table:table-cell office:value-type="float" office:value="0.0877900123596191">
                <text:p>0.0877900123596191</text:p>
              </table:table-cell>
              <table:table-cell office:value-type="float" office:value="181.646409988403">
                <text:p>181.64640998840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661997795104981">
                <text:p>0.0661997795104981</text:p>
              </table:table-cell>
              <table:table-cell office:value-type="float" office:value="74.0649499893189">
                <text:p>74.0649499893189</text:p>
              </table:table-cell>
              <table:table-cell office:value-type="float" office:value="0.00114011764526367">
                <text:p>0.00114011764526367</text:p>
              </table:table-cell>
              <table:table-cell office:value-type="float" office:value="1734.07819008827">
                <text:p>1734.07819008827</text:p>
              </table:table-cell>
              <table:table-cell office:value-type="float" office:value="1.8717098236084">
                <text:p>1.8717098236084</text:p>
              </table:table-cell>
              <table:table-cell office:value-type="float" office:value="0.0972001552581787">
                <text:p>0.0972001552581787</text:p>
              </table:table-cell>
              <table:table-cell office:value-type="float" office:value="181.208750009537">
                <text:p>181.2087500095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662600994110107">
                <text:p>0.0662600994110107</text:p>
              </table:table-cell>
              <table:table-cell office:value-type="float" office:value="72.8381500244141">
                <text:p>72.8381500244141</text:p>
              </table:table-cell>
              <table:table-cell office:value-type="float" office:value="0.00116991996765137">
                <text:p>0.00116991996765137</text:p>
              </table:table-cell>
              <table:table-cell office:value-type="float" office:value="1738.88235998154">
                <text:p>1738.88235998154</text:p>
              </table:table-cell>
              <table:table-cell office:value-type="float" office:value="1.79540014266968">
                <text:p>1.79540014266968</text:p>
              </table:table-cell>
              <table:table-cell office:value-type="float" office:value="0.0885398387908936">
                <text:p>0.0885398387908936</text:p>
              </table:table-cell>
              <table:table-cell office:value-type="float" office:value="182.004660129547">
                <text:p>182.00466012954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659501552581787">
                <text:p>0.0659501552581787</text:p>
              </table:table-cell>
              <table:table-cell office:value-type="float" office:value="74.8310499191284">
                <text:p>74.8310499191284</text:p>
              </table:table-cell>
              <table:table-cell office:value-type="float" office:value="0.00110006332397461">
                <text:p>0.00110006332397461</text:p>
              </table:table-cell>
              <table:table-cell office:value-type="float" office:value="1780.27690005302">
                <text:p>1780.27690005302</text:p>
              </table:table-cell>
              <table:table-cell office:value-type="float" office:value="1.82722997665405">
                <text:p>1.82722997665405</text:p>
              </table:table-cell>
              <table:table-cell office:value-type="float" office:value="0.154299974441528">
                <text:p>0.154299974441528</text:p>
              </table:table-cell>
              <table:table-cell office:value-type="float" office:value="181.219059944153">
                <text:p>181.21905994415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668098926544189">
                <text:p>0.0668098926544189</text:p>
              </table:table-cell>
              <table:table-cell office:value-type="float" office:value="73.631500005722">
                <text:p>73.631500005722</text:p>
              </table:table-cell>
              <table:table-cell office:value-type="float" office:value="0.00107002258300781">
                <text:p>0.00107002258300781</text:p>
              </table:table-cell>
              <table:table-cell office:value-type="float" office:value="1786.3880200386">
                <text:p>1786.3880200386</text:p>
              </table:table-cell>
              <table:table-cell office:value-type="float" office:value="1.78250002861023">
                <text:p>1.78250002861023</text:p>
              </table:table-cell>
              <table:table-cell office:value-type="float" office:value="0.16060996055603">
                <text:p>0.16060996055603</text:p>
              </table:table-cell>
              <table:table-cell office:value-type="float" office:value="180.220050096512">
                <text:p>180.22005009651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652999877929688">
                <text:p>0.0652999877929688</text:p>
              </table:table-cell>
              <table:table-cell office:value-type="float" office:value="74.4637498855591">
                <text:p>74.4637498855591</text:p>
              </table:table-cell>
              <table:table-cell office:value-type="float" office:value="0.00104999542236328">
                <text:p>0.00104999542236328</text:p>
              </table:table-cell>
              <table:table-cell office:value-type="float" office:value="1796.29447007179">
                <text:p>1796.29447007179</text:p>
              </table:table-cell>
              <table:table-cell office:value-type="float" office:value="1.91795015335083">
                <text:p>1.91795015335083</text:p>
              </table:table-cell>
              <table:table-cell office:value-type="float" office:value="0.0993399620056152">
                <text:p>0.0993399620056152</text:p>
              </table:table-cell>
              <table:table-cell office:value-type="float" office:value="179.441329956055">
                <text:p>179.44132995605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653798580169678">
                <text:p>0.0653798580169678</text:p>
              </table:table-cell>
              <table:table-cell office:value-type="float" office:value="73.4168999195099">
                <text:p>73.4168999195099</text:p>
              </table:table-cell>
              <table:table-cell office:value-type="float" office:value="0.00101017951965332">
                <text:p>0.00101017951965332</text:p>
              </table:table-cell>
              <table:table-cell office:value-type="float" office:value="1850.28258991241">
                <text:p>1850.28258991241</text:p>
              </table:table-cell>
              <table:table-cell office:value-type="float" office:value="1.85093998908997">
                <text:p>1.85093998908997</text:p>
              </table:table-cell>
              <table:table-cell office:value-type="float" office:value="0.0761899948120117">
                <text:p>0.0761899948120117</text:p>
              </table:table-cell>
              <table:table-cell office:value-type="float" office:value="179.11981010437">
                <text:p>179.1198101043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68350076675415">
                <text:p>0.068350076675415</text:p>
              </table:table-cell>
              <table:table-cell office:value-type="float" office:value="73.3778300285339">
                <text:p>73.3778300285339</text:p>
              </table:table-cell>
              <table:table-cell office:value-type="float" office:value="0.0011298656463623">
                <text:p>0.0011298656463623</text:p>
              </table:table-cell>
              <table:table-cell office:value-type="float" office:value="1854.33735013008">
                <text:p>1854.33735013008</text:p>
              </table:table-cell>
              <table:table-cell office:value-type="float" office:value="1.79562997817993">
                <text:p>1.79562997817993</text:p>
              </table:table-cell>
              <table:table-cell office:value-type="float" office:value="0.153589963912964">
                <text:p>0.153589963912964</text:p>
              </table:table-cell>
              <table:table-cell office:value-type="float" office:value="178.850600004196">
                <text:p>178.85060000419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634398460388184">
                <text:p>0.0634398460388184</text:p>
              </table:table-cell>
              <table:table-cell office:value-type="float" office:value="73.3041701316833">
                <text:p>73.3041701316833</text:p>
              </table:table-cell>
              <table:table-cell office:value-type="float" office:value="0.00139999389648438">
                <text:p>0.00139999389648438</text:p>
              </table:table-cell>
              <table:table-cell office:value-type="float" office:value="1879.85944986343">
                <text:p>1879.85944986343</text:p>
              </table:table-cell>
              <table:table-cell office:value-type="float" office:value="1.81902003288269">
                <text:p>1.81902003288269</text:p>
              </table:table-cell>
              <table:table-cell office:value-type="float" office:value="0.163729906082153">
                <text:p>0.163729906082153</text:p>
              </table:table-cell>
              <table:table-cell office:value-type="float" office:value="184.135630130768">
                <text:p>184.13563013076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676698684692383">
                <text:p>0.0676698684692383</text:p>
              </table:table-cell>
              <table:table-cell office:value-type="float" office:value="75.2709000110626">
                <text:p>75.2709000110626</text:p>
              </table:table-cell>
              <table:table-cell office:value-type="float" office:value="0.00106000900268555">
                <text:p>0.00106000900268555</text:p>
              </table:table-cell>
              <table:table-cell office:value-type="float" office:value="1687.89437007904">
                <text:p>1687.89437007904</text:p>
              </table:table-cell>
              <table:table-cell office:value-type="float" office:value="1.80481004714966">
                <text:p>1.80481004714966</text:p>
              </table:table-cell>
              <table:table-cell office:value-type="float" office:value="0.0952699184417725">
                <text:p>0.0952699184417725</text:p>
              </table:table-cell>
              <table:table-cell office:value-type="float" office:value="182.479579925537">
                <text:p>182.47957992553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535860061645508">
                <text:p>0.0535860061645508</text:p>
              </table:table-cell>
              <table:table-cell office:value-type="float" office:value="70.6764919757843">
                <text:p>70.6764919757843</text:p>
              </table:table-cell>
              <table:table-cell office:value-type="float" office:value="0.00037693977355957">
                <text:p>0.00037693977355957</text:p>
              </table:table-cell>
              <table:table-cell office:value-type="float" office:value="1894.64324808121">
                <text:p>1894.64324808121</text:p>
              </table:table-cell>
              <table:table-cell office:value-type="float" office:value="1.72002601623535">
                <text:p>1.72002601623535</text:p>
              </table:table-cell>
              <table:table-cell office:value-type="float" office:value="0.151089906692505">
                <text:p>0.151089906692505</text:p>
              </table:table-cell>
              <table:table-cell office:value-type="float" office:value="165.356401205063">
                <text:p>165.35640120506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657210350036621">
                <text:p>0.0657210350036621</text:p>
              </table:table-cell>
              <table:table-cell office:value-type="float" office:value="70.0188570022583">
                <text:p>70.0188570022583</text:p>
              </table:table-cell>
              <table:table-cell office:value-type="float" office:value="0.000792980194091797">
                <text:p>0.000792980194091797</text:p>
              </table:table-cell>
              <table:table-cell office:value-type="float" office:value="1897.0690100193">
                <text:p>1897.0690100193</text:p>
              </table:table-cell>
              <table:table-cell office:value-type="float" office:value="1.73302984237671">
                <text:p>1.73302984237671</text:p>
              </table:table-cell>
              <table:table-cell office:value-type="float" office:value="0.0850481986999512">
                <text:p>0.0850481986999512</text:p>
              </table:table-cell>
              <table:table-cell office:value-type="float" office:value="166.410989999771">
                <text:p>166.41098999977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669219493865967">
                <text:p>0.0669219493865967</text:p>
              </table:table-cell>
              <table:table-cell office:value-type="float" office:value="70.5784409046173">
                <text:p>70.5784409046173</text:p>
              </table:table-cell>
              <table:table-cell office:value-type="float" office:value="0.000977993011474609">
                <text:p>0.000977993011474609</text:p>
              </table:table-cell>
              <table:table-cell office:value-type="float" office:value="1915.33537697792">
                <text:p>1915.33537697792</text:p>
              </table:table-cell>
              <table:table-cell office:value-type="float" office:value="1.76149702072144">
                <text:p>1.76149702072144</text:p>
              </table:table-cell>
              <table:table-cell office:value-type="float" office:value="0.155193090438843">
                <text:p>0.155193090438843</text:p>
              </table:table-cell>
              <table:table-cell office:value-type="float" office:value="166.216778039932">
                <text:p>166.21677803993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6392502784729">
                <text:p>0.06392502784729</text:p>
              </table:table-cell>
              <table:table-cell office:value-type="float" office:value="70.7016248703003">
                <text:p>70.7016248703003</text:p>
              </table:table-cell>
              <table:table-cell office:value-type="float" office:value="0.001007080078125">
                <text:p>0.001007080078125</text:p>
              </table:table-cell>
              <table:table-cell office:value-type="float" office:value="1973.91876292229">
                <text:p>1973.91876292229</text:p>
              </table:table-cell>
              <table:table-cell office:value-type="float" office:value="1.73610711097717">
                <text:p>1.73610711097717</text:p>
              </table:table-cell>
              <table:table-cell office:value-type="float" office:value="0.0857899188995361">
                <text:p>0.0857899188995361</text:p>
              </table:table-cell>
              <table:table-cell office:value-type="float" office:value="164.544235944748">
                <text:p>164.54423594474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635218620300293">
                <text:p>0.0635218620300293</text:p>
              </table:table-cell>
              <table:table-cell office:value-type="float" office:value="69.8614771366119">
                <text:p>69.8614771366119</text:p>
              </table:table-cell>
              <table:table-cell office:value-type="float" office:value="0.00103402137756348">
                <text:p>0.00103402137756348</text:p>
              </table:table-cell>
              <table:table-cell office:value-type="float" office:value="1800.03216195107">
                <text:p>1800.03216195107</text:p>
              </table:table-cell>
              <table:table-cell office:value-type="float" office:value="1.74023389816284">
                <text:p>1.74023389816284</text:p>
              </table:table-cell>
              <table:table-cell office:value-type="float" office:value="0.143037080764771">
                <text:p>0.143037080764771</text:p>
              </table:table-cell>
              <table:table-cell office:value-type="float" office:value="164.231395959854">
                <text:p>164.23139595985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657558441162109">
                <text:p>0.0657558441162109</text:p>
              </table:table-cell>
              <table:table-cell office:value-type="float" office:value="70.3872020244598">
                <text:p>70.3872020244598</text:p>
              </table:table-cell>
              <table:table-cell office:value-type="float" office:value="0.00101709365844727">
                <text:p>0.00101709365844727</text:p>
              </table:table-cell>
              <table:table-cell office:value-type="float" office:value="2008.5110578537">
                <text:p>2008.5110578537</text:p>
              </table:table-cell>
              <table:table-cell office:value-type="float" office:value="1.81555604934692">
                <text:p>1.81555604934692</text:p>
              </table:table-cell>
              <table:table-cell office:value-type="float" office:value="0.0788171291351318">
                <text:p>0.0788171291351318</text:p>
              </table:table-cell>
              <table:table-cell office:value-type="float" office:value="165.671319961548">
                <text:p>165.67131996154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638420581817627">
                <text:p>0.0638420581817627</text:p>
              </table:table-cell>
              <table:table-cell office:value-type="float" office:value="70.6695849895477">
                <text:p>70.6695849895477</text:p>
              </table:table-cell>
              <table:table-cell office:value-type="float" office:value="0.000969886779785156">
                <text:p>0.000969886779785156</text:p>
              </table:table-cell>
              <table:table-cell office:value-type="float" office:value="1828.40684008598">
                <text:p>1828.40684008598</text:p>
              </table:table-cell>
              <table:table-cell office:value-type="float" office:value="1.72125387191772">
                <text:p>1.72125387191772</text:p>
              </table:table-cell>
              <table:table-cell office:value-type="float" office:value="0.0835270881652832">
                <text:p>0.0835270881652832</text:p>
              </table:table-cell>
              <table:table-cell office:value-type="float" office:value="163.794666051865">
                <text:p>163.79466605186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655920505523682">
                <text:p>0.0655920505523682</text:p>
              </table:table-cell>
              <table:table-cell office:value-type="float" office:value="69.9247369766235">
                <text:p>69.9247369766235</text:p>
              </table:table-cell>
              <table:table-cell office:value-type="float" office:value="0.000963926315307617">
                <text:p>0.000963926315307617</text:p>
              </table:table-cell>
              <table:table-cell office:value-type="float" office:value="1856.70722508431">
                <text:p>1856.70722508431</text:p>
              </table:table-cell>
              <table:table-cell office:value-type="float" office:value="1.83400082588196">
                <text:p>1.83400082588196</text:p>
              </table:table-cell>
              <table:table-cell office:value-type="float" office:value="0.0863862037658691">
                <text:p>0.0863862037658691</text:p>
              </table:table-cell>
              <table:table-cell office:value-type="float" office:value="166.914254903793">
                <text:p>166.91425490379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649740695953369">
                <text:p>0.0649740695953369</text:p>
              </table:table-cell>
              <table:table-cell office:value-type="float" office:value="70.200217962265">
                <text:p>70.200217962265</text:p>
              </table:table-cell>
              <table:table-cell office:value-type="float" office:value="0.00092315673828125">
                <text:p>0.00092315673828125</text:p>
              </table:table-cell>
              <table:table-cell office:value-type="float" office:value="1874.36592197418">
                <text:p>1874.36592197418</text:p>
              </table:table-cell>
              <table:table-cell office:value-type="float" office:value="1.71873688697815">
                <text:p>1.71873688697815</text:p>
              </table:table-cell>
              <table:table-cell office:value-type="float" office:value="0.0857820510864258">
                <text:p>0.0857820510864258</text:p>
              </table:table-cell>
              <table:table-cell office:value-type="float" office:value="165.068428993225">
                <text:p>165.06842899322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646998882293701">
                <text:p>0.0646998882293701</text:p>
              </table:table-cell>
              <table:table-cell office:value-type="float" office:value="70.560751914978">
                <text:p>70.560751914978</text:p>
              </table:table-cell>
              <table:table-cell office:value-type="float" office:value="0.00097203254699707">
                <text:p>0.00097203254699707</text:p>
              </table:table-cell>
              <table:table-cell office:value-type="float" office:value="1921.08704710007">
                <text:p>1921.08704710007</text:p>
              </table:table-cell>
              <table:table-cell office:value-type="float" office:value="1.85820007324219">
                <text:p>1.85820007324219</text:p>
              </table:table-cell>
              <table:table-cell office:value-type="float" office:value="0.0846779346466064">
                <text:p>0.0846779346466064</text:p>
              </table:table-cell>
              <table:table-cell office:value-type="float" office:value="165.857007026672">
                <text:p>165.85700702667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655989646911621">
                <text:p>0.0655989646911621</text:p>
              </table:table-cell>
              <table:table-cell office:value-type="float" office:value="70.9639229774475">
                <text:p>70.9639229774475</text:p>
              </table:table-cell>
              <table:table-cell office:value-type="float" office:value="0.00110697746276855">
                <text:p>0.00110697746276855</text:p>
              </table:table-cell>
              <table:table-cell office:value-type="float" office:value="1939.74349403381">
                <text:p>1939.74349403381</text:p>
              </table:table-cell>
              <table:table-cell office:value-type="float" office:value="1.73758792877197">
                <text:p>1.73758792877197</text:p>
              </table:table-cell>
              <table:table-cell office:value-type="float" office:value="0.152996063232422">
                <text:p>0.152996063232422</text:p>
              </table:table-cell>
              <table:table-cell office:value-type="float" office:value="165.212700128555">
                <text:p>165.21270012855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64061164855957">
                <text:p>0.064061164855957</text:p>
              </table:table-cell>
              <table:table-cell office:value-type="float" office:value="70.0567350387573">
                <text:p>70.0567350387573</text:p>
              </table:table-cell>
              <table:table-cell office:value-type="float" office:value="0.000880956649780273">
                <text:p>0.000880956649780273</text:p>
              </table:table-cell>
              <table:table-cell office:value-type="float" office:value="1981.19717383385">
                <text:p>1981.19717383385</text:p>
              </table:table-cell>
              <table:table-cell office:value-type="float" office:value="1.80264115333557">
                <text:p>1.80264115333557</text:p>
              </table:table-cell>
              <table:table-cell office:value-type="float" office:value="0.0886330604553223">
                <text:p>0.0886330604553223</text:p>
              </table:table-cell>
              <table:table-cell office:value-type="float" office:value="172.53720998764">
                <text:p>172.5372099876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684239864349365">
                <text:p>0.0684239864349365</text:p>
              </table:table-cell>
              <table:table-cell office:value-type="float" office:value="74.3263909816742">
                <text:p>74.3263909816742</text:p>
              </table:table-cell>
              <table:table-cell office:value-type="float" office:value="0.00104808807373047">
                <text:p>0.00104808807373047</text:p>
              </table:table-cell>
              <table:table-cell office:value-type="float" office:value="2040.84463000298">
                <text:p>2040.84463000298</text:p>
              </table:table-cell>
              <table:table-cell office:value-type="float" office:value="1.91850590705872">
                <text:p>1.91850590705872</text:p>
              </table:table-cell>
              <table:table-cell office:value-type="float" office:value="0.0891990661621094">
                <text:p>0.0891990661621094</text:p>
              </table:table-cell>
              <table:table-cell office:value-type="float" office:value="171.731196880341">
                <text:p>171.73119688034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679209232330322">
                <text:p>0.0679209232330322</text:p>
              </table:table-cell>
              <table:table-cell office:value-type="float" office:value="73.9022071361542">
                <text:p>73.9022071361542</text:p>
              </table:table-cell>
              <table:table-cell office:value-type="float" office:value="0.00102996826171875">
                <text:p>0.00102996826171875</text:p>
              </table:table-cell>
              <table:table-cell office:value-type="float" office:value="1835.99908900261">
                <text:p>1835.99908900261</text:p>
              </table:table-cell>
              <table:table-cell office:value-type="float" office:value="1.9098539352417">
                <text:p>1.9098539352417</text:p>
              </table:table-cell>
              <table:table-cell office:value-type="float" office:value="0.0813379287719727">
                <text:p>0.0813379287719727</text:p>
              </table:table-cell>
              <table:table-cell office:value-type="float" office:value="176.929418087006">
                <text:p>176.9294180870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75299167633057">
                <text:p>0.0675299167633057</text:p>
              </table:table-cell>
              <table:table-cell office:value-type="float" office:value="73.9286680221558">
                <text:p>73.9286680221558</text:p>
              </table:table-cell>
              <table:table-cell office:value-type="float" office:value="0.00109410285949707">
                <text:p>0.00109410285949707</text:p>
              </table:table-cell>
              <table:table-cell office:value-type="float" office:value="1846.54166388512">
                <text:p>1846.54166388512</text:p>
              </table:table-cell>
              <table:table-cell office:value-type="float" office:value="1.9010488986969">
                <text:p>1.9010488986969</text:p>
              </table:table-cell>
              <table:table-cell office:value-type="float" office:value="0.0770530700683594">
                <text:p>0.0770530700683594</text:p>
              </table:table-cell>
              <table:table-cell office:value-type="float" office:value="174.754770994186">
                <text:p>174.75477099418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683770179748535">
                <text:p>0.0683770179748535</text:p>
              </table:table-cell>
              <table:table-cell office:value-type="float" office:value="74.9843480587006">
                <text:p>74.9843480587006</text:p>
              </table:table-cell>
              <table:table-cell office:value-type="float" office:value="0.00111198425292969">
                <text:p>0.00111198425292969</text:p>
              </table:table-cell>
              <table:table-cell office:value-type="float" office:value="1867.20448589325">
                <text:p>1867.20448589325</text:p>
              </table:table-cell>
              <table:table-cell office:value-type="float" office:value="1.82462501525879">
                <text:p>1.82462501525879</text:p>
              </table:table-cell>
              <table:table-cell office:value-type="float" office:value="0.167376041412354">
                <text:p>0.167376041412354</text:p>
              </table:table-cell>
              <table:table-cell office:value-type="float" office:value="176.191563129425">
                <text:p>176.19156312942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676999092102051">
                <text:p>0.0676999092102051</text:p>
              </table:table-cell>
              <table:table-cell office:value-type="float" office:value="72.8099789619446">
                <text:p>72.8099789619446</text:p>
              </table:table-cell>
              <table:table-cell office:value-type="float" office:value="0.00103497505187988">
                <text:p>0.00103497505187988</text:p>
              </table:table-cell>
              <table:table-cell office:value-type="float" office:value="1886.19556307793">
                <text:p>1886.19556307793</text:p>
              </table:table-cell>
              <table:table-cell office:value-type="float" office:value="1.9702410697937">
                <text:p>1.9702410697937</text:p>
              </table:table-cell>
              <table:table-cell office:value-type="float" office:value="0.100803852081299">
                <text:p>0.100803852081299</text:p>
              </table:table-cell>
              <table:table-cell office:value-type="float" office:value="173.105417013168">
                <text:p>173.1054170131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914cm" svg:height="13.29cm" xlink:href=".." xlink:type="simple" chart:class="chart:bar" chart:style-name="ch1">
        <chart:legend chart:legend-position="end" svg:x="17.325cm" svg:y="5.502cm" style:legend-expansion="high" chart:style-name="ch2"/>
        <chart:plot-area chart:style-name="ch3" table:cell-range-address="timing_data.A2:timing_data.A44 timing_data.M1:timing_data.M44 timing_data.O1:timing_data.P44 timing_data.R1:timing_data.R44 timing_data.T1:timing_data.T44" chart:data-source-has-labels="both" svg:x="1.353cm" svg:y="0.265cm" svg:width="15.554cm" svg:height="11.855cm">
          <chartooo:coordinate-region svg:x="2.36cm" svg:y="0.4cm" svg:width="14.547cm" svg:height="10.797cm"/>
          <chart:axis chart:dimension="x" chart:name="primary-x" chart:style-name="ch4" chartooo:axis-type="auto">
            <chartooo:date-scale/>
            <chart:title svg:x="7.782cm" svg:y="12.385cm" chart:style-name="ch5">
              <text:p>Subpopulation size</text:p>
            </chart:title>
            <chart:categories table:cell-range-address="timing_data.A2:timing_data.A44"/>
          </chart:axis>
          <chart:axis chart:dimension="y" chart:name="primary-y" chart:style-name="ch6">
            <chart:title svg:x="0.451cm" svg:y="6.711cm" chart:style-name="ch7">
              <text:p>Time/s</text:p>
            </chart:title>
            <chart:grid chart:style-name="ch8" chart:class="major"/>
          </chart:axis>
          <chart:series chart:style-name="ch9" chart:values-cell-range-address="timing_data.M2:timing_data.M44" chart:label-cell-address="timing_data.M1:timing_data.M1" chart:class="chart:bar">
            <chart:data-point chart:repeated="43"/>
          </chart:series>
          <chart:series chart:style-name="ch10" chart:values-cell-range-address="timing_data.O2:timing_data.O44" chart:label-cell-address="timing_data.O1:timing_data.O1" chart:class="chart:bar">
            <chart:data-point chart:repeated="43"/>
          </chart:series>
          <chart:series chart:style-name="ch11" chart:values-cell-range-address="timing_data.P2:timing_data.P44" chart:label-cell-address="timing_data.P1:timing_data.P1" chart:class="chart:bar">
            <chart:data-point chart:repeated="43"/>
          </chart:series>
          <chart:series chart:style-name="ch12" chart:values-cell-range-address="timing_data.R2:timing_data.R44" chart:label-cell-address="timing_data.R1:timing_data.R1" chart:class="chart:bar">
            <chart:data-point chart:repeated="43"/>
          </chart:series>
          <chart:series chart:style-name="ch13" chart:values-cell-range-address="timing_data.T2:timing_data.T44" chart:label-cell-address="timing_data.T1:timing_data.T1" chart:class="chart:bar">
            <chart:data-point chart:repeated="4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tart_processes</text:p>
                <draw:g>
                  <svg:desc>timing_data.M1:timing_data.M1</svg:desc>
                </draw:g>
              </table:table-cell>
              <table:table-cell office:value-type="string">
                <text:p>t_setup</text:p>
                <draw:g>
                  <svg:desc>timing_data.O1:timing_data.O1</svg:desc>
                </draw:g>
              </table:table-cell>
              <table:table-cell office:value-type="string">
                <text:p>t_run</text:p>
                <draw:g>
                  <svg:desc>timing_data.P1:timing_data.P1</svg:desc>
                </draw:g>
              </table:table-cell>
              <table:table-cell office:value-type="string">
                <text:p>t_gather</text:p>
                <draw:g>
                  <svg:desc>timing_data.R1:timing_data.R1</svg:desc>
                </draw:g>
              </table:table-cell>
              <table:table-cell office:value-type="string">
                <text:p>t_cost</text:p>
                <draw:g>
                  <svg:desc>timing_data.T1:timing_data.T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iming_data.A2:timing_data.A44</svg:desc>
                </draw:g>
              </table:table-cell>
              <table:table-cell office:value-type="float" office:value="0.0347998142242432">
                <text:p>0.0347998142242432</text:p>
                <draw:g>
                  <svg:desc>timing_data.M2:timing_data.M44</svg:desc>
                </draw:g>
              </table:table-cell>
              <table:table-cell office:value-type="float" office:value="15.4169649988413">
                <text:p>15.4169649988413</text:p>
                <draw:g>
                  <svg:desc>timing_data.O2:timing_data.O44</svg:desc>
                </draw:g>
              </table:table-cell>
              <table:table-cell office:value-type="float" office:value="350.235773919026">
                <text:p>350.235773919026</text:p>
                <draw:g>
                  <svg:desc>timing_data.P2:timing_data.P44</svg:desc>
                </draw:g>
              </table:table-cell>
              <table:table-cell office:value-type="float" office:value="3.84122036298116">
                <text:p>3.84122036298116</text:p>
                <draw:g>
                  <svg:desc>timing_data.R2:timing_data.R44</svg:desc>
                </draw:g>
              </table:table-cell>
              <table:table-cell office:value-type="float" office:value="30.6283717294534">
                <text:p>30.6283717294534</text:p>
                <draw:g>
                  <svg:desc>timing_data.T2:timing_data.T44</svg:desc>
                </draw:g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390000343322754">
                <text:p>0.0390000343322754</text:p>
              </table:table-cell>
              <table:table-cell office:value-type="float" office:value="22.398445718879">
                <text:p>22.398445718879</text:p>
              </table:table-cell>
              <table:table-cell office:value-type="float" office:value="380.186863617066">
                <text:p>380.186863617066</text:p>
              </table:table-cell>
              <table:table-cell office:value-type="float" office:value="3.93695957398196">
                <text:p>3.93695957398196</text:p>
              </table:table-cell>
              <table:table-cell office:value-type="float" office:value="31.581917663233">
                <text:p>31.58191766323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419700145721436">
                <text:p>0.0419700145721436</text:p>
              </table:table-cell>
              <table:table-cell office:value-type="float" office:value="50.126676068306">
                <text:p>50.126676068306</text:p>
              </table:table-cell>
              <table:table-cell office:value-type="float" office:value="422.68989402175">
                <text:p>422.68989402175</text:p>
              </table:table-cell>
              <table:table-cell office:value-type="float" office:value="4.15259382247925">
                <text:p>4.15259382247925</text:p>
              </table:table-cell>
              <table:table-cell office:value-type="float" office:value="34.3146931529045">
                <text:p>34.314693152904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488200187683106">
                <text:p>0.0488200187683106</text:p>
              </table:table-cell>
              <table:table-cell office:value-type="float" office:value="56.5631332514079">
                <text:p>56.5631332514079</text:p>
              </table:table-cell>
              <table:table-cell office:value-type="float" office:value="434.994533261527">
                <text:p>434.994533261527</text:p>
              </table:table-cell>
              <table:table-cell office:value-type="float" office:value="4.6792146783808">
                <text:p>4.6792146783808</text:p>
              </table:table-cell>
              <table:table-cell office:value-type="float" office:value="39.588128267423">
                <text:p>39.5881282674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541200637817383">
                <text:p>0.0541200637817383</text:p>
              </table:table-cell>
              <table:table-cell office:value-type="float" office:value="62.9189980559879">
                <text:p>62.9189980559879</text:p>
              </table:table-cell>
              <table:table-cell office:value-type="float" office:value="451.371163758618">
                <text:p>451.371163758618</text:p>
              </table:table-cell>
              <table:table-cell office:value-type="float" office:value="4.85849055490996">
                <text:p>4.85849055490996</text:p>
              </table:table-cell>
              <table:table-cell office:value-type="float" office:value="42.6468359085551">
                <text:p>42.646835908555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868198871612549">
                <text:p>0.0868198871612549</text:p>
              </table:table-cell>
              <table:table-cell office:value-type="float" office:value="63.5901557639241">
                <text:p>63.5901557639241</text:p>
              </table:table-cell>
              <table:table-cell office:value-type="float" office:value="475.266169008613">
                <text:p>475.266169008613</text:p>
              </table:table-cell>
              <table:table-cell office:value-type="float" office:value="5.48647778630257">
                <text:p>5.48647778630257</text:p>
              </table:table-cell>
              <table:table-cell office:value-type="float" office:value="47.5228730380535">
                <text:p>47.522873038053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914700031280518">
                <text:p>0.0914700031280518</text:p>
              </table:table-cell>
              <table:table-cell office:value-type="float" office:value="66.8935772514343">
                <text:p>66.8935772514343</text:p>
              </table:table-cell>
              <table:table-cell office:value-type="float" office:value="497.413768715859">
                <text:p>497.413768715859</text:p>
              </table:table-cell>
              <table:table-cell office:value-type="float" office:value="7.10040710926056">
                <text:p>7.10040710926056</text:p>
              </table:table-cell>
              <table:table-cell office:value-type="float" office:value="51.1863874403636">
                <text:p>51.18638744036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943601131439209">
                <text:p>0.0943601131439209</text:p>
              </table:table-cell>
              <table:table-cell office:value-type="float" office:value="67.8786643870333">
                <text:p>67.8786643870333</text:p>
              </table:table-cell>
              <table:table-cell office:value-type="float" office:value="519.454415000077">
                <text:p>519.454415000077</text:p>
              </table:table-cell>
              <table:table-cell office:value-type="float" office:value="8.903967297669">
                <text:p>8.903967297669</text:p>
              </table:table-cell>
              <table:table-cell office:value-type="float" office:value="55.3780639070146">
                <text:p>55.378063907014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663399696350098">
                <text:p>0.0663399696350098</text:p>
              </table:table-cell>
              <table:table-cell office:value-type="float" office:value="82.0049883028618">
                <text:p>82.0049883028618</text:p>
              </table:table-cell>
              <table:table-cell office:value-type="float" office:value="672.188580319398">
                <text:p>672.188580319398</text:p>
              </table:table-cell>
              <table:table-cell office:value-type="float" office:value="5.16164015289536">
                <text:p>5.16164015289536</text:p>
              </table:table-cell>
              <table:table-cell office:value-type="float" office:value="45.4590908746074">
                <text:p>45.459090874607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696301460266113">
                <text:p>0.0696301460266113</text:p>
              </table:table-cell>
              <table:table-cell office:value-type="float" office:value="91.9048723209472">
                <text:p>91.9048723209472</text:p>
              </table:table-cell>
              <table:table-cell office:value-type="float" office:value="696.049380497327">
                <text:p>696.049380497327</text:p>
              </table:table-cell>
              <table:table-cell office:value-type="float" office:value="5.42362922524649">
                <text:p>5.42362922524649</text:p>
              </table:table-cell>
              <table:table-cell office:value-type="float" office:value="48.8662799918462">
                <text:p>48.86627999184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708799362182617">
                <text:p>0.0708799362182617</text:p>
              </table:table-cell>
              <table:table-cell office:value-type="float" office:value="100.401523353656">
                <text:p>100.401523353656</text:p>
              </table:table-cell>
              <table:table-cell office:value-type="float" office:value="728.622599754731">
                <text:p>728.622599754731</text:p>
              </table:table-cell>
              <table:table-cell office:value-type="float" office:value="5.80812003413836">
                <text:p>5.80812003413836</text:p>
              </table:table-cell>
              <table:table-cell office:value-type="float" office:value="53.7334920167923">
                <text:p>53.733492016792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735700130462647">
                <text:p>0.0735700130462647</text:p>
              </table:table-cell>
              <table:table-cell office:value-type="float" office:value="108.354058119289">
                <text:p>108.354058119289</text:p>
              </table:table-cell>
              <table:table-cell office:value-type="float" office:value="745.631180514369">
                <text:p>745.631180514369</text:p>
              </table:table-cell>
              <table:table-cell office:value-type="float" office:value="6.05454698361849">
                <text:p>6.05454698361849</text:p>
              </table:table-cell>
              <table:table-cell office:value-type="float" office:value="56.4708774173469">
                <text:p>56.470877417346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801799297332764">
                <text:p>0.0801799297332764</text:p>
              </table:table-cell>
              <table:table-cell office:value-type="float" office:value="118.389474991265">
                <text:p>118.389474991265</text:p>
              </table:table-cell>
              <table:table-cell office:value-type="float" office:value="781.511622647627">
                <text:p>781.511622647627</text:p>
              </table:table-cell>
              <table:table-cell office:value-type="float" office:value="6.79542838761566">
                <text:p>6.79542838761566</text:p>
              </table:table-cell>
              <table:table-cell office:value-type="float" office:value="59.1822768132621">
                <text:p>59.182276813262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126100063323975">
                <text:p>0.126100063323975</text:p>
              </table:table-cell>
              <table:table-cell office:value-type="float" office:value="121.12458770321">
                <text:p>121.12458770321</text:p>
              </table:table-cell>
              <table:table-cell office:value-type="float" office:value="799.59383771282">
                <text:p>799.59383771282</text:p>
              </table:table-cell>
              <table:table-cell office:value-type="float" office:value="7.27710577845573">
                <text:p>7.27710577845573</text:p>
              </table:table-cell>
              <table:table-cell office:value-type="float" office:value="59.7190741048409">
                <text:p>59.719074104840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887701511383057">
                <text:p>0.0887701511383057</text:p>
              </table:table-cell>
              <table:table-cell office:value-type="float" office:value="127.668338975906">
                <text:p>127.668338975906</text:p>
              </table:table-cell>
              <table:table-cell office:value-type="float" office:value="840.580924727917">
                <text:p>840.580924727917</text:p>
              </table:table-cell>
              <table:table-cell office:value-type="float" office:value="7.37084111452103">
                <text:p>7.37084111452103</text:p>
              </table:table-cell>
              <table:table-cell office:value-type="float" office:value="64.8567679381371">
                <text:p>64.85676793813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901801586151123">
                <text:p>0.0901801586151123</text:p>
              </table:table-cell>
              <table:table-cell office:value-type="float" office:value="134.696448974311">
                <text:p>134.696448974311</text:p>
              </table:table-cell>
              <table:table-cell office:value-type="float" office:value="841.523029786845">
                <text:p>841.523029786845</text:p>
              </table:table-cell>
              <table:table-cell office:value-type="float" office:value="7.82470317433278">
                <text:p>7.82470317433278</text:p>
              </table:table-cell>
              <table:table-cell office:value-type="float" office:value="73.0062667354941">
                <text:p>73.006266735494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999398231506348">
                <text:p>0.0999398231506348</text:p>
              </table:table-cell>
              <table:table-cell office:value-type="float" office:value="127.201498604339">
                <text:p>127.201498604339</text:p>
              </table:table-cell>
              <table:table-cell office:value-type="float" office:value="829.723486415718">
                <text:p>829.723486415718</text:p>
              </table:table-cell>
              <table:table-cell office:value-type="float" office:value="8.86783581972122">
                <text:p>8.86783581972122</text:p>
              </table:table-cell>
              <table:table-cell office:value-type="float" office:value="72.0541065024293">
                <text:p>72.054106502429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105010032653809">
                <text:p>0.105010032653809</text:p>
              </table:table-cell>
              <table:table-cell office:value-type="float" office:value="135.764821919528">
                <text:p>135.764821919528</text:p>
              </table:table-cell>
              <table:table-cell office:value-type="float" office:value="848.652366516265">
                <text:p>848.652366516265</text:p>
              </table:table-cell>
              <table:table-cell office:value-type="float" office:value="10.2116614607247">
                <text:p>10.2116614607247</text:p>
              </table:table-cell>
              <table:table-cell office:value-type="float" office:value="73.9137174324556">
                <text:p>73.913717432455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01030111312866">
                <text:p>0.101030111312866</text:p>
              </table:table-cell>
              <table:table-cell office:value-type="float" office:value="135.364342574512">
                <text:p>135.364342574512</text:p>
              </table:table-cell>
              <table:table-cell office:value-type="float" office:value="837.670217348548">
                <text:p>837.670217348548</text:p>
              </table:table-cell>
              <table:table-cell office:value-type="float" office:value="10.3578283898971">
                <text:p>10.3578283898971</text:p>
              </table:table-cell>
              <table:table-cell office:value-type="float" office:value="73.5307783659767">
                <text:p>73.530778365976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112709999084473">
                <text:p>0.112709999084473</text:p>
              </table:table-cell>
              <table:table-cell office:value-type="float" office:value="149.934351019743">
                <text:p>149.934351019743</text:p>
              </table:table-cell>
              <table:table-cell office:value-type="float" office:value="840.399336963165">
                <text:p>840.399336963165</text:p>
              </table:table-cell>
              <table:table-cell office:value-type="float" office:value="8.3774880025445">
                <text:p>8.3774880025445</text:p>
              </table:table-cell>
              <table:table-cell office:value-type="float" office:value="75.4597275838619">
                <text:p>75.459727583861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09610080718994">
                <text:p>0.109610080718994</text:p>
              </table:table-cell>
              <table:table-cell office:value-type="float" office:value="147.453106719255">
                <text:p>147.453106719255</text:p>
              </table:table-cell>
              <table:table-cell office:value-type="float" office:value="852.655842408538">
                <text:p>852.655842408538</text:p>
              </table:table-cell>
              <table:table-cell office:value-type="float" office:value="8.66364520788193">
                <text:p>8.66364520788193</text:p>
              </table:table-cell>
              <table:table-cell office:value-type="float" office:value="77.7458154350519">
                <text:p>77.745815435051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115080118179321">
                <text:p>0.115080118179321</text:p>
              </table:table-cell>
              <table:table-cell office:value-type="float" office:value="133.883039496162">
                <text:p>133.883039496162</text:p>
              </table:table-cell>
              <table:table-cell office:value-type="float" office:value="848.164236461961">
                <text:p>848.164236461961</text:p>
              </table:table-cell>
              <table:table-cell office:value-type="float" office:value="9.04418675930469">
                <text:p>9.04418675930469</text:p>
              </table:table-cell>
              <table:table-cell office:value-type="float" office:value="73.8770476223587">
                <text:p>73.87704762235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118929862976074">
                <text:p>0.118929862976074</text:p>
              </table:table-cell>
              <table:table-cell office:value-type="float" office:value="138.222516791026">
                <text:p>138.222516791026</text:p>
              </table:table-cell>
              <table:table-cell office:value-type="float" office:value="846.895484987895">
                <text:p>846.895484987895</text:p>
              </table:table-cell>
              <table:table-cell office:value-type="float" office:value="9.96897029876709">
                <text:p>9.96897029876709</text:p>
              </table:table-cell>
              <table:table-cell office:value-type="float" office:value="82.5009155718486">
                <text:p>82.500915571848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122550010681152">
                <text:p>0.122550010681152</text:p>
              </table:table-cell>
              <table:table-cell office:value-type="float" office:value="130.555985050069">
                <text:p>130.555985050069</text:p>
              </table:table-cell>
              <table:table-cell office:value-type="float" office:value="850.561057027843">
                <text:p>850.561057027843</text:p>
              </table:table-cell>
              <table:table-cell office:value-type="float" office:value="10.0400751597352">
                <text:p>10.0400751597352</text:p>
              </table:table-cell>
              <table:table-cell office:value-type="float" office:value="82.6524339351389">
                <text:p>82.652433935138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127099990844727">
                <text:p>0.127099990844727</text:p>
              </table:table-cell>
              <table:table-cell office:value-type="float" office:value="138.935353711673">
                <text:p>138.935353711673</text:p>
              </table:table-cell>
              <table:table-cell office:value-type="float" office:value="848.39967720168">
                <text:p>848.39967720168</text:p>
              </table:table-cell>
              <table:table-cell office:value-type="float" office:value="10.589896600587">
                <text:p>10.589896600587</text:p>
              </table:table-cell>
              <table:table-cell office:value-type="float" office:value="83.7940437827792">
                <text:p>83.794043782779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134090185165405">
                <text:p>0.134090185165405</text:p>
              </table:table-cell>
              <table:table-cell office:value-type="float" office:value="138.072259124588">
                <text:p>138.072259124588</text:p>
              </table:table-cell>
              <table:table-cell office:value-type="float" office:value="874.970378416426">
                <text:p>874.970378416426</text:p>
              </table:table-cell>
              <table:table-cell office:value-type="float" office:value="10.6303222810521">
                <text:p>10.6303222810521</text:p>
              </table:table-cell>
              <table:table-cell office:value-type="float" office:value="89.8785174769514">
                <text:p>89.878517476951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136963129043579">
                <text:p>0.136963129043579</text:p>
              </table:table-cell>
              <table:table-cell office:value-type="float" office:value="131.299437497601">
                <text:p>131.299437497601</text:p>
              </table:table-cell>
              <table:table-cell office:value-type="float" office:value="854.293634681991">
                <text:p>854.293634681991</text:p>
              </table:table-cell>
              <table:table-cell office:value-type="float" office:value="11.3879500013409">
                <text:p>11.3879500013409</text:p>
              </table:table-cell>
              <table:table-cell office:value-type="float" office:value="88.589594353329">
                <text:p>88.58959435332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134606838226318">
                <text:p>0.134606838226318</text:p>
              </table:table-cell>
              <table:table-cell office:value-type="float" office:value="124.401470977813">
                <text:p>124.401470977813</text:p>
              </table:table-cell>
              <table:table-cell office:value-type="float" office:value="815.566854506731">
                <text:p>815.566854506731</text:p>
              </table:table-cell>
              <table:table-cell office:value-type="float" office:value="12.0075812451541">
                <text:p>12.0075812451541</text:p>
              </table:table-cell>
              <table:table-cell office:value-type="float" office:value="91.1433283425868">
                <text:p>91.143328342586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20867395401001">
                <text:p>0.20867395401001</text:p>
              </table:table-cell>
              <table:table-cell office:value-type="float" office:value="122.721854565636">
                <text:p>122.721854565636</text:p>
              </table:table-cell>
              <table:table-cell office:value-type="float" office:value="840.360397516735">
                <text:p>840.360397516735</text:p>
              </table:table-cell>
              <table:table-cell office:value-type="float" office:value="12.338381839177">
                <text:p>12.338381839177</text:p>
              </table:table-cell>
              <table:table-cell office:value-type="float" office:value="93.193945744681">
                <text:p>93.19394574468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41156911849976">
                <text:p>0.141156911849976</text:p>
              </table:table-cell>
              <table:table-cell office:value-type="float" office:value="128.987937348788">
                <text:p>128.987937348788</text:p>
              </table:table-cell>
              <table:table-cell office:value-type="float" office:value="846.87576599981">
                <text:p>846.87576599981</text:p>
              </table:table-cell>
              <table:table-cell office:value-type="float" office:value="14.1096491383725">
                <text:p>14.1096491383725</text:p>
              </table:table-cell>
              <table:table-cell office:value-type="float" office:value="91.5713473617053">
                <text:p>91.571347361705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44751787185669">
                <text:p>0.144751787185669</text:p>
              </table:table-cell>
              <table:table-cell office:value-type="float" office:value="167.643965518475">
                <text:p>167.643965518475</text:p>
              </table:table-cell>
              <table:table-cell office:value-type="float" office:value="862.051000511646">
                <text:p>862.051000511646</text:p>
              </table:table-cell>
              <table:table-cell office:value-type="float" office:value="13.9884434739749">
                <text:p>13.9884434739749</text:p>
              </table:table-cell>
              <table:table-cell office:value-type="float" office:value="96.7219773133596">
                <text:p>96.72197731335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144284009933472">
                <text:p>0.144284009933472</text:p>
              </table:table-cell>
              <table:table-cell office:value-type="float" office:value="117.435415272055">
                <text:p>117.435415272055</text:p>
              </table:table-cell>
              <table:table-cell office:value-type="float" office:value="852.508184539861">
                <text:p>852.508184539861</text:p>
              </table:table-cell>
              <table:table-cell office:value-type="float" office:value="16.4127073534604">
                <text:p>16.4127073534604</text:p>
              </table:table-cell>
              <table:table-cell office:value-type="float" office:value="97.7094540801542">
                <text:p>97.709454080154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49883985519409">
                <text:p>0.149883985519409</text:p>
              </table:table-cell>
              <table:table-cell office:value-type="float" office:value="147.041907569818">
                <text:p>147.041907569818</text:p>
              </table:table-cell>
              <table:table-cell office:value-type="float" office:value="865.565841256526">
                <text:p>865.565841256526</text:p>
              </table:table-cell>
              <table:table-cell office:value-type="float" office:value="16.3316935112602">
                <text:p>16.3316935112602</text:p>
              </table:table-cell>
              <table:table-cell office:value-type="float" office:value="99.1778121412846">
                <text:p>99.177812141284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150870084762573">
                <text:p>0.150870084762573</text:p>
              </table:table-cell>
              <table:table-cell office:value-type="float" office:value="128.833469854702">
                <text:p>128.833469854702</text:p>
              </table:table-cell>
              <table:table-cell office:value-type="float" office:value="863.157464469563">
                <text:p>863.157464469563</text:p>
              </table:table-cell>
              <table:table-cell office:value-type="float" office:value="16.2210506482558">
                <text:p>16.2210506482558</text:p>
              </table:table-cell>
              <table:table-cell office:value-type="float" office:value="93.323203312267">
                <text:p>93.32320331226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159290790557861">
                <text:p>0.159290790557861</text:p>
              </table:table-cell>
              <table:table-cell office:value-type="float" office:value="121.987282757406">
                <text:p>121.987282757406</text:p>
              </table:table-cell>
              <table:table-cell office:value-type="float" office:value="867.715338035866">
                <text:p>867.715338035866</text:p>
              </table:table-cell>
              <table:table-cell office:value-type="float" office:value="16.4925788640976">
                <text:p>16.4925788640976</text:p>
              </table:table-cell>
              <table:table-cell office:value-type="float" office:value="94.9648114884341">
                <text:p>94.964811488434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15709114074707">
                <text:p>0.15709114074707</text:p>
              </table:table-cell>
              <table:table-cell office:value-type="float" office:value="129.504522166162">
                <text:p>129.504522166162</text:p>
              </table:table-cell>
              <table:table-cell office:value-type="float" office:value="866.276459446493">
                <text:p>866.276459446493</text:p>
              </table:table-cell>
              <table:table-cell office:value-type="float" office:value="15.3395662262755">
                <text:p>15.3395662262755</text:p>
              </table:table-cell>
              <table:table-cell office:value-type="float" office:value="95.5482991596438">
                <text:p>95.548299159643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163026094436646">
                <text:p>0.163026094436646</text:p>
              </table:table-cell>
              <table:table-cell office:value-type="float" office:value="129.994530416452">
                <text:p>129.994530416452</text:p>
              </table:table-cell>
              <table:table-cell office:value-type="float" office:value="872.270061323276">
                <text:p>872.270061323276</text:p>
              </table:table-cell>
              <table:table-cell office:value-type="float" office:value="15.2414658619807">
                <text:p>15.2414658619807</text:p>
              </table:table-cell>
              <table:table-cell office:value-type="float" office:value="96.9783617395621">
                <text:p>96.9783617395621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168721914291382">
                <text:p>0.168721914291382</text:p>
              </table:table-cell>
              <table:table-cell office:value-type="float" office:value="133.357062297709">
                <text:p>133.357062297709</text:p>
              </table:table-cell>
              <table:table-cell office:value-type="float" office:value="872.924537121081">
                <text:p>872.924537121081</text:p>
              </table:table-cell>
              <table:table-cell office:value-type="float" office:value="15.6092658931134">
                <text:p>15.6092658931134</text:p>
              </table:table-cell>
              <table:table-cell office:value-type="float" office:value="102.483318805695">
                <text:p>102.48331880569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184172868728638">
                <text:p>0.184172868728638</text:p>
              </table:table-cell>
              <table:table-cell office:value-type="float" office:value="143.977023177147">
                <text:p>143.977023177147</text:p>
              </table:table-cell>
              <table:table-cell office:value-type="float" office:value="891.719094309807">
                <text:p>891.719094309807</text:p>
              </table:table-cell>
              <table:table-cell office:value-type="float" office:value="15.9595291471481">
                <text:p>15.9595291471481</text:p>
              </table:table-cell>
              <table:table-cell office:value-type="float" office:value="106.531617007256">
                <text:p>106.531617007256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186852931976318">
                <text:p>0.186852931976318</text:p>
              </table:table-cell>
              <table:table-cell office:value-type="float" office:value="132.484611615539">
                <text:p>132.484611615539</text:p>
              </table:table-cell>
              <table:table-cell office:value-type="float" office:value="881.923252562682">
                <text:p>881.923252562682</text:p>
              </table:table-cell>
              <table:table-cell office:value-type="float" office:value="15.3031825224559">
                <text:p>15.3031825224559</text:p>
              </table:table-cell>
              <table:table-cell office:value-type="float" office:value="99.8908436397712">
                <text:p>99.890843639771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406243801116943">
                <text:p>0.406243801116943</text:p>
              </table:table-cell>
              <table:table-cell office:value-type="float" office:value="120.643743440509">
                <text:p>120.643743440509</text:p>
              </table:table-cell>
              <table:table-cell office:value-type="float" office:value="897.44118959705">
                <text:p>897.44118959705</text:p>
              </table:table-cell>
              <table:table-cell office:value-type="float" office:value="15.2426901807388">
                <text:p>15.2426901807388</text:p>
              </table:table-cell>
              <table:table-cell office:value-type="float" office:value="104.245699480176">
                <text:p>104.24569948017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199629068374634">
                <text:p>0.199629068374634</text:p>
              </table:table-cell>
              <table:table-cell office:value-type="float" office:value="116.361623231401">
                <text:p>116.361623231401</text:p>
              </table:table-cell>
              <table:table-cell office:value-type="float" office:value="900.895220837695">
                <text:p>900.895220837695</text:p>
              </table:table-cell>
              <table:table-cell office:value-type="float" office:value="16.8747741161509">
                <text:p>16.8747741161509</text:p>
              </table:table-cell>
              <table:table-cell office:value-type="float" office:value="101.062094262306">
                <text:p>101.06209426230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201373100280762">
                <text:p>0.201373100280762</text:p>
              </table:table-cell>
              <table:table-cell office:value-type="float" office:value="126.724189960438">
                <text:p>126.724189960438</text:p>
              </table:table-cell>
              <table:table-cell office:value-type="float" office:value="904.40959218274">
                <text:p>904.40959218274</text:p>
              </table:table-cell>
              <table:table-cell office:value-type="float" office:value="16.8707353446795">
                <text:p>16.8707353446795</text:p>
              </table:table-cell>
              <table:table-cell office:value-type="float" office:value="106.86562106402">
                <text:p>106.865621064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